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Georgia" svg:font-family="Georgia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16.51cm" fo:margin-left="0.176cm" table:align="left" style:writing-mode="lr-tb"/>
    </style:style>
    <style:style style:name="Tabelle1.A" style:family="table-column">
      <style:table-column-properties style:column-width="2.752cm"/>
    </style:style>
    <style:style style:name="Tabelle1.A1" style:family="table-cell">
      <style:table-cell-properties style:vertical-align="top" fo:padding="0.176cm" fo:border="1pt solid #000000"/>
    </style:style>
    <style:style style:name="Tabelle2" style:family="table">
      <style:table-properties style:width="16.51cm" fo:margin-left="0.176cm" table:align="left" style:writing-mode="lr-tb"/>
    </style:style>
    <style:style style:name="Tabelle2.A" style:family="table-column">
      <style:table-column-properties style:column-width="6.747cm"/>
    </style:style>
    <style:style style:name="Tabelle2.B" style:family="table-column">
      <style:table-column-properties style:column-width="5.212cm"/>
    </style:style>
    <style:style style:name="Tabelle2.C" style:family="table-column">
      <style:table-column-properties style:column-width="4.551cm"/>
    </style:style>
    <style:style style:name="Tabelle2.A1" style:family="table-cell">
      <style:table-cell-properties style:vertical-align="top" fo:padding="0.176cm" fo:border="1pt solid #000000"/>
    </style:style>
    <style:style style:name="Tabelle3" style:family="table">
      <style:table-properties style:width="16.51cm" fo:margin-left="0.176cm" table:align="left" style:writing-mode="lr-tb"/>
    </style:style>
    <style:style style:name="Tabelle3.A" style:family="table-column">
      <style:table-column-properties style:column-width="8.255cm"/>
    </style:style>
    <style:style style:name="Tabelle3.A1" style:family="table-cell">
      <style:table-cell-properties style:vertical-align="top" fo:padding="0.176cm" fo:border="1pt solid #000000"/>
    </style:style>
    <style:style style:name="Tabelle4" style:family="table">
      <style:table-properties style:width="16.51cm" fo:margin-left="0.176cm" table:align="left" style:writing-mode="lr-tb"/>
    </style:style>
    <style:style style:name="Tabelle4.A" style:family="table-column">
      <style:table-column-properties style:column-width="8.255cm"/>
    </style:style>
    <style:style style:name="Tabelle4.A1" style:family="table-cell">
      <style:table-cell-properties style:vertical-align="top" fo:padding="0.176cm" fo:border="1pt solid #000000"/>
    </style:style>
    <style:style style:name="Tabelle5" style:family="table">
      <style:table-properties style:width="16.51cm" fo:margin-left="0.176cm" table:align="left" style:writing-mode="lr-tb"/>
    </style:style>
    <style:style style:name="Tabelle5.A" style:family="table-column">
      <style:table-column-properties style:column-width="8.255cm"/>
    </style:style>
    <style:style style:name="Tabelle5.A1" style:family="table-cell">
      <style:table-cell-properties style:vertical-align="top" fo:padding="0.176cm" fo:border="1pt solid #000000"/>
    </style:style>
    <style:style style:name="Tabelle6" style:family="table">
      <style:table-properties style:width="16.51cm" fo:margin-left="0.176cm" table:align="left" style:writing-mode="lr-tb"/>
    </style:style>
    <style:style style:name="Tabelle6.A" style:family="table-column">
      <style:table-column-properties style:column-width="8.255cm"/>
    </style:style>
    <style:style style:name="Tabelle6.A1" style:family="table-cell">
      <style:table-cell-properties style:vertical-align="top" fo:padding="0.176cm" fo:border="1pt solid #000000"/>
    </style:style>
    <style:style style:name="Tabelle7" style:family="table">
      <style:table-properties style:width="16.51cm" fo:margin-left="0.176cm" table:align="left" style:writing-mode="lr-tb"/>
    </style:style>
    <style:style style:name="Tabelle7.A" style:family="table-column">
      <style:table-column-properties style:column-width="8.255cm"/>
    </style:style>
    <style:style style:name="Tabelle7.A1" style:family="table-cell">
      <style:table-cell-properties style:vertical-align="top" fo:padding="0.176cm" fo:border="1pt solid #000000"/>
    </style:style>
    <style:style style:name="Tabelle8" style:family="table">
      <style:table-properties style:width="16.51cm" fo:margin-left="0.176cm" table:align="left" style:writing-mode="lr-tb"/>
    </style:style>
    <style:style style:name="Tabelle8.A" style:family="table-column">
      <style:table-column-properties style:column-width="8.255cm"/>
    </style:style>
    <style:style style:name="Tabelle8.A1" style:family="table-cell">
      <style:table-cell-properties style:vertical-align="top" fo:padding="0.176cm" fo:border="1pt solid #000000"/>
    </style:style>
    <style:style style:name="Tabelle9" style:family="table">
      <style:table-properties style:width="16.51cm" fo:margin-left="0.176cm" table:align="left" style:writing-mode="lr-tb"/>
    </style:style>
    <style:style style:name="Tabelle9.A" style:family="table-column">
      <style:table-column-properties style:column-width="8.255cm"/>
    </style:style>
    <style:style style:name="Tabelle9.A1" style:family="table-cell">
      <style:table-cell-properties style:vertical-align="top" fo:padding="0.176cm" fo:border="1pt solid #000000"/>
    </style:style>
    <style:style style:name="Tabelle10" style:family="table">
      <style:table-properties style:width="16.51cm" fo:margin-left="0.176cm" table:align="left" style:writing-mode="lr-tb"/>
    </style:style>
    <style:style style:name="Tabelle10.A" style:family="table-column">
      <style:table-column-properties style:column-width="8.255cm"/>
    </style:style>
    <style:style style:name="Tabelle10.A1" style:family="table-cell">
      <style:table-cell-properties style:vertical-align="top" fo:padding="0.176cm" fo:border="1pt solid #000000"/>
    </style:style>
    <style:style style:name="Tabelle11" style:family="table">
      <style:table-properties style:width="16.51cm" fo:margin-left="0.176cm" table:align="left" style:writing-mode="lr-tb"/>
    </style:style>
    <style:style style:name="Tabelle11.A" style:family="table-column">
      <style:table-column-properties style:column-width="2.752cm"/>
    </style:style>
    <style:style style:name="Tabelle11.A1" style:family="table-cell">
      <style:table-cell-properties style:vertical-align="top" fo:padding="0.176cm" fo:border="1pt solid #000000"/>
    </style:style>
    <style:style style:name="Tabelle12" style:family="table">
      <style:table-properties style:width="16.51cm" fo:margin-left="0.176cm" table:align="left" style:writing-mode="lr-tb"/>
    </style:style>
    <style:style style:name="Tabelle12.A" style:family="table-column">
      <style:table-column-properties style:column-width="5.503cm"/>
    </style:style>
    <style:style style:name="Tabelle12.A1" style:family="table-cell">
      <style:table-cell-properties style:vertical-align="top" fo:padding="0.176cm" fo:border="1pt solid #000000"/>
    </style:style>
    <style:style style:name="Tabelle13" style:family="table">
      <style:table-properties style:width="16.51cm" fo:margin-left="0.176cm" table:align="left" style:writing-mode="lr-tb"/>
    </style:style>
    <style:style style:name="Tabelle13.A" style:family="table-column">
      <style:table-column-properties style:column-width="4.128cm"/>
    </style:style>
    <style:style style:name="Tabelle13.A1" style:family="table-cell">
      <style:table-cell-properties style:vertical-align="top" fo:padding="0.176cm" fo:border="1pt solid #000000"/>
    </style:style>
    <style:style style:name="Tabelle13.C1" style:family="table-cell">
      <style:table-cell-properties style:vertical-align="top" fo:padding="0.176cm" fo:border-left="1pt solid #000000" fo:border-right="none" fo:border-top="1pt solid #000000" fo:border-bottom="1pt solid #000000"/>
    </style:style>
    <style:style style:name="Tabelle14" style:family="table">
      <style:table-properties style:width="16.51cm" fo:margin-left="0.176cm" table:align="left" style:writing-mode="lr-tb"/>
    </style:style>
    <style:style style:name="Tabelle14.A" style:family="table-column">
      <style:table-column-properties style:column-width="8.255cm"/>
    </style:style>
    <style:style style:name="Tabelle14.A1" style:family="table-cell">
      <style:table-cell-properties style:vertical-align="top" fo:padding="0.176cm" fo:border="1pt solid #000000"/>
    </style:style>
    <style:style style:name="Tabelle15" style:family="table">
      <style:table-properties style:width="16.51cm" fo:margin-left="0.176cm" table:align="left" style:writing-mode="lr-tb"/>
    </style:style>
    <style:style style:name="Tabelle15.A" style:family="table-column">
      <style:table-column-properties style:column-width="8.255cm"/>
    </style:style>
    <style:style style:name="Tabelle15.A1" style:family="table-cell">
      <style:table-cell-properties style:vertical-align="top" fo:padding="0.176cm" fo:border="1pt solid #000000"/>
    </style:style>
    <style:style style:name="Tabelle16" style:family="table">
      <style:table-properties style:width="16.51cm" fo:margin-left="0.176cm" table:align="left" style:writing-mode="lr-tb"/>
    </style:style>
    <style:style style:name="Tabelle16.A" style:family="table-column">
      <style:table-column-properties style:column-width="8.255cm"/>
    </style:style>
    <style:style style:name="Tabelle16.A1" style:family="table-cell">
      <style:table-cell-properties style:vertical-align="top" fo:padding="0.176cm" fo:border="1pt solid #000000"/>
    </style:style>
    <style:style style:name="Tabelle17" style:family="table">
      <style:table-properties style:width="16.51cm" fo:margin-left="0.176cm" table:align="left" style:writing-mode="lr-tb"/>
    </style:style>
    <style:style style:name="Tabelle17.A" style:family="table-column">
      <style:table-column-properties style:column-width="8.255cm"/>
    </style:style>
    <style:style style:name="Tabelle17.A1" style:family="table-cell">
      <style:table-cell-properties style:vertical-align="top" fo:padding="0.176cm" fo:border="1pt solid #000000"/>
    </style:style>
    <style:style style:name="Tabelle18" style:family="table">
      <style:table-properties style:width="16.51cm" fo:margin-left="0.176cm" table:align="left" style:writing-mode="lr-tb"/>
    </style:style>
    <style:style style:name="Tabelle18.A" style:family="table-column">
      <style:table-column-properties style:column-width="8.255cm"/>
    </style:style>
    <style:style style:name="Tabelle18.A1" style:family="table-cell">
      <style:table-cell-properties style:vertical-align="top" fo:padding="0.176cm" fo:border="1pt solid #000000"/>
    </style:style>
    <style:style style:name="Tabelle19" style:family="table">
      <style:table-properties style:width="16.536cm" fo:margin-left="0.176cm" table:align="left" style:writing-mode="lr-tb"/>
    </style:style>
    <style:style style:name="Tabelle19.A" style:family="table-column">
      <style:table-column-properties style:column-width="3.096cm"/>
    </style:style>
    <style:style style:name="Tabelle19.B" style:family="table-column">
      <style:table-column-properties style:column-width="3.149cm"/>
    </style:style>
    <style:style style:name="Tabelle19.C" style:family="table-column">
      <style:table-column-properties style:column-width="2.884cm"/>
    </style:style>
    <style:style style:name="Tabelle19.D" style:family="table-column">
      <style:table-column-properties style:column-width="5.715cm"/>
    </style:style>
    <style:style style:name="Tabelle19.E" style:family="table-column">
      <style:table-column-properties style:column-width="1.693cm"/>
    </style:style>
    <style:style style:name="Tabelle19.A1" style:family="table-cell">
      <style:table-cell-properties style:vertical-align="top" fo:padding="0.176cm" fo:border="1pt solid #000000"/>
    </style:style>
    <style:style style:name="Tabelle20" style:family="table">
      <style:table-properties style:width="16.51cm" fo:margin-left="0.176cm" table:align="left" style:writing-mode="lr-tb"/>
    </style:style>
    <style:style style:name="Tabelle20.A" style:family="table-column">
      <style:table-column-properties style:column-width="3.096cm"/>
    </style:style>
    <style:style style:name="Tabelle20.B" style:family="table-column">
      <style:table-column-properties style:column-width="3.149cm"/>
    </style:style>
    <style:style style:name="Tabelle20.C" style:family="table-column">
      <style:table-column-properties style:column-width="2.884cm"/>
    </style:style>
    <style:style style:name="Tabelle20.D" style:family="table-column">
      <style:table-column-properties style:column-width="5.636cm"/>
    </style:style>
    <style:style style:name="Tabelle20.E" style:family="table-column">
      <style:table-column-properties style:column-width="1.746cm"/>
    </style:style>
    <style:style style:name="Tabelle20.A1" style:family="table-cell">
      <style:table-cell-properties style:vertical-align="top" fo:padding="0.176cm" fo:border="1pt solid #000000"/>
    </style:style>
    <style:style style:name="Tabelle21" style:family="table">
      <style:table-properties style:width="16.536cm" fo:margin-left="0.176cm" table:align="left" style:writing-mode="lr-tb"/>
    </style:style>
    <style:style style:name="Tabelle21.A" style:family="table-column">
      <style:table-column-properties style:column-width="3.096cm"/>
    </style:style>
    <style:style style:name="Tabelle21.B" style:family="table-column">
      <style:table-column-properties style:column-width="3.149cm"/>
    </style:style>
    <style:style style:name="Tabelle21.C" style:family="table-column">
      <style:table-column-properties style:column-width="2.884cm"/>
    </style:style>
    <style:style style:name="Tabelle21.D" style:family="table-column">
      <style:table-column-properties style:column-width="5.715cm"/>
    </style:style>
    <style:style style:name="Tabelle21.E" style:family="table-column">
      <style:table-column-properties style:column-width="1.693cm"/>
    </style:style>
    <style:style style:name="Tabelle21.A1" style:family="table-cell">
      <style:table-cell-properties style:vertical-align="top" fo:padding="0.176cm" fo:border="1pt solid #000000"/>
    </style:style>
    <style:style style:name="Tabelle22" style:family="table">
      <style:table-properties style:width="16.51cm" fo:margin-left="0.176cm" table:align="left" style:writing-mode="lr-tb"/>
    </style:style>
    <style:style style:name="Tabelle22.A" style:family="table-column">
      <style:table-column-properties style:column-width="3.096cm"/>
    </style:style>
    <style:style style:name="Tabelle22.B" style:family="table-column">
      <style:table-column-properties style:column-width="3.149cm"/>
    </style:style>
    <style:style style:name="Tabelle22.C" style:family="table-column">
      <style:table-column-properties style:column-width="2.884cm"/>
    </style:style>
    <style:style style:name="Tabelle22.D" style:family="table-column">
      <style:table-column-properties style:column-width="5.636cm"/>
    </style:style>
    <style:style style:name="Tabelle22.E" style:family="table-column">
      <style:table-column-properties style:column-width="1.746cm"/>
    </style:style>
    <style:style style:name="Tabelle22.A1" style:family="table-cell">
      <style:table-cell-properties style:vertical-align="top" fo:padding="0.176cm" fo:border="1pt solid #000000"/>
    </style:style>
    <style:style style:name="Tabelle23" style:family="table">
      <style:table-properties style:width="16.536cm" fo:margin-left="0.176cm" table:align="left" style:writing-mode="lr-tb"/>
    </style:style>
    <style:style style:name="Tabelle23.A" style:family="table-column">
      <style:table-column-properties style:column-width="3.096cm"/>
    </style:style>
    <style:style style:name="Tabelle23.B" style:family="table-column">
      <style:table-column-properties style:column-width="3.149cm"/>
    </style:style>
    <style:style style:name="Tabelle23.C" style:family="table-column">
      <style:table-column-properties style:column-width="2.884cm"/>
    </style:style>
    <style:style style:name="Tabelle23.D" style:family="table-column">
      <style:table-column-properties style:column-width="5.715cm"/>
    </style:style>
    <style:style style:name="Tabelle23.E" style:family="table-column">
      <style:table-column-properties style:column-width="1.693cm"/>
    </style:style>
    <style:style style:name="Tabelle23.A1" style:family="table-cell">
      <style:table-cell-properties style:vertical-align="top" fo:padding="0.176cm" fo:border="1pt solid #000000"/>
    </style:style>
    <style:style style:name="Tabelle24" style:family="table">
      <style:table-properties style:width="16.51cm" fo:margin-left="0.176cm" table:align="left" style:writing-mode="lr-tb"/>
    </style:style>
    <style:style style:name="Tabelle24.A" style:family="table-column">
      <style:table-column-properties style:column-width="3.096cm"/>
    </style:style>
    <style:style style:name="Tabelle24.B" style:family="table-column">
      <style:table-column-properties style:column-width="3.149cm"/>
    </style:style>
    <style:style style:name="Tabelle24.C" style:family="table-column">
      <style:table-column-properties style:column-width="2.884cm"/>
    </style:style>
    <style:style style:name="Tabelle24.D" style:family="table-column">
      <style:table-column-properties style:column-width="5.636cm"/>
    </style:style>
    <style:style style:name="Tabelle24.E" style:family="table-column">
      <style:table-column-properties style:column-width="1.746cm"/>
    </style:style>
    <style:style style:name="Tabelle24.A1" style:family="table-cell">
      <style:table-cell-properties style:vertical-align="top" fo:padding="0.176cm" fo:border="1pt solid #000000"/>
    </style:style>
    <style:style style:name="Tabelle25" style:family="table">
      <style:table-properties style:width="16.536cm" fo:margin-left="0.176cm" table:align="left" style:writing-mode="lr-tb"/>
    </style:style>
    <style:style style:name="Tabelle25.A" style:family="table-column">
      <style:table-column-properties style:column-width="3.096cm"/>
    </style:style>
    <style:style style:name="Tabelle25.B" style:family="table-column">
      <style:table-column-properties style:column-width="3.149cm"/>
    </style:style>
    <style:style style:name="Tabelle25.C" style:family="table-column">
      <style:table-column-properties style:column-width="2.884cm"/>
    </style:style>
    <style:style style:name="Tabelle25.D" style:family="table-column">
      <style:table-column-properties style:column-width="5.715cm"/>
    </style:style>
    <style:style style:name="Tabelle25.E" style:family="table-column">
      <style:table-column-properties style:column-width="1.693cm"/>
    </style:style>
    <style:style style:name="Tabelle25.A1" style:family="table-cell">
      <style:table-cell-properties style:vertical-align="top" fo:padding="0.176cm" fo:border="1pt solid #000000"/>
    </style:style>
    <style:style style:name="Tabelle26" style:family="table">
      <style:table-properties style:width="16.51cm" fo:margin-left="0.176cm" table:align="left" style:writing-mode="lr-tb"/>
    </style:style>
    <style:style style:name="Tabelle26.A" style:family="table-column">
      <style:table-column-properties style:column-width="3.096cm"/>
    </style:style>
    <style:style style:name="Tabelle26.B" style:family="table-column">
      <style:table-column-properties style:column-width="3.149cm"/>
    </style:style>
    <style:style style:name="Tabelle26.C" style:family="table-column">
      <style:table-column-properties style:column-width="2.884cm"/>
    </style:style>
    <style:style style:name="Tabelle26.D" style:family="table-column">
      <style:table-column-properties style:column-width="5.636cm"/>
    </style:style>
    <style:style style:name="Tabelle26.E" style:family="table-column">
      <style:table-column-properties style:column-width="1.746cm"/>
    </style:style>
    <style:style style:name="Tabelle26.A1" style:family="table-cell">
      <style:table-cell-properties style:vertical-align="top" fo:padding="0.176cm" fo:border="1pt solid #000000"/>
    </style:style>
    <style:style style:name="Tabelle27" style:family="table">
      <style:table-properties style:width="16.536cm" fo:margin-left="0.176cm" table:align="left" style:writing-mode="lr-tb"/>
    </style:style>
    <style:style style:name="Tabelle27.A" style:family="table-column">
      <style:table-column-properties style:column-width="3.096cm"/>
    </style:style>
    <style:style style:name="Tabelle27.B" style:family="table-column">
      <style:table-column-properties style:column-width="3.149cm"/>
    </style:style>
    <style:style style:name="Tabelle27.C" style:family="table-column">
      <style:table-column-properties style:column-width="2.884cm"/>
    </style:style>
    <style:style style:name="Tabelle27.D" style:family="table-column">
      <style:table-column-properties style:column-width="5.715cm"/>
    </style:style>
    <style:style style:name="Tabelle27.E" style:family="table-column">
      <style:table-column-properties style:column-width="1.693cm"/>
    </style:style>
    <style:style style:name="Tabelle27.A1" style:family="table-cell">
      <style:table-cell-properties style:vertical-align="top" fo:padding="0.176cm" fo:border="1pt solid #000000"/>
    </style:style>
    <style:style style:name="Tabelle28" style:family="table">
      <style:table-properties style:width="16.51cm" fo:margin-left="0.176cm" table:align="left" style:writing-mode="lr-tb"/>
    </style:style>
    <style:style style:name="Tabelle28.A" style:family="table-column">
      <style:table-column-properties style:column-width="3.096cm"/>
    </style:style>
    <style:style style:name="Tabelle28.B" style:family="table-column">
      <style:table-column-properties style:column-width="3.149cm"/>
    </style:style>
    <style:style style:name="Tabelle28.C" style:family="table-column">
      <style:table-column-properties style:column-width="2.884cm"/>
    </style:style>
    <style:style style:name="Tabelle28.D" style:family="table-column">
      <style:table-column-properties style:column-width="5.636cm"/>
    </style:style>
    <style:style style:name="Tabelle28.E" style:family="table-column">
      <style:table-column-properties style:column-width="1.746cm"/>
    </style:style>
    <style:style style:name="Tabelle28.A1" style:family="table-cell">
      <style:table-cell-properties style:vertical-align="top" fo:padding="0.176cm" fo:border="1pt solid #000000"/>
    </style:style>
    <style:style style:name="Tabelle29" style:family="table">
      <style:table-properties style:width="16.536cm" fo:margin-left="0.176cm" table:align="left" style:writing-mode="lr-tb"/>
    </style:style>
    <style:style style:name="Tabelle29.A" style:family="table-column">
      <style:table-column-properties style:column-width="3.096cm"/>
    </style:style>
    <style:style style:name="Tabelle29.B" style:family="table-column">
      <style:table-column-properties style:column-width="3.149cm"/>
    </style:style>
    <style:style style:name="Tabelle29.C" style:family="table-column">
      <style:table-column-properties style:column-width="2.884cm"/>
    </style:style>
    <style:style style:name="Tabelle29.D" style:family="table-column">
      <style:table-column-properties style:column-width="5.715cm"/>
    </style:style>
    <style:style style:name="Tabelle29.E" style:family="table-column">
      <style:table-column-properties style:column-width="1.693cm"/>
    </style:style>
    <style:style style:name="Tabelle29.A1" style:family="table-cell">
      <style:table-cell-properties style:vertical-align="top" fo:padding="0.176cm" fo:border="1pt solid #000000"/>
    </style:style>
    <style:style style:name="Tabelle30" style:family="table">
      <style:table-properties style:width="16.51cm" fo:margin-left="0.176cm" table:align="left" style:writing-mode="lr-tb"/>
    </style:style>
    <style:style style:name="Tabelle30.A" style:family="table-column">
      <style:table-column-properties style:column-width="3.096cm"/>
    </style:style>
    <style:style style:name="Tabelle30.B" style:family="table-column">
      <style:table-column-properties style:column-width="3.149cm"/>
    </style:style>
    <style:style style:name="Tabelle30.C" style:family="table-column">
      <style:table-column-properties style:column-width="2.884cm"/>
    </style:style>
    <style:style style:name="Tabelle30.D" style:family="table-column">
      <style:table-column-properties style:column-width="5.636cm"/>
    </style:style>
    <style:style style:name="Tabelle30.E" style:family="table-column">
      <style:table-column-properties style:column-width="1.746cm"/>
    </style:style>
    <style:style style:name="Tabelle30.A1" style:family="table-cell">
      <style:table-cell-properties style:vertical-align="top" fo:padding="0.176cm" fo:border="1pt solid #000000"/>
    </style:style>
    <style:style style:name="Tabelle31" style:family="table">
      <style:table-properties style:width="16.536cm" fo:margin-left="0.176cm" table:align="left" style:writing-mode="lr-tb"/>
    </style:style>
    <style:style style:name="Tabelle31.A" style:family="table-column">
      <style:table-column-properties style:column-width="3.096cm"/>
    </style:style>
    <style:style style:name="Tabelle31.B" style:family="table-column">
      <style:table-column-properties style:column-width="3.149cm"/>
    </style:style>
    <style:style style:name="Tabelle31.C" style:family="table-column">
      <style:table-column-properties style:column-width="2.884cm"/>
    </style:style>
    <style:style style:name="Tabelle31.D" style:family="table-column">
      <style:table-column-properties style:column-width="5.715cm"/>
    </style:style>
    <style:style style:name="Tabelle31.E" style:family="table-column">
      <style:table-column-properties style:column-width="1.693cm"/>
    </style:style>
    <style:style style:name="Tabelle31.A1" style:family="table-cell">
      <style:table-cell-properties style:vertical-align="top" fo:padding="0.176cm" fo:border="1pt solid #000000"/>
    </style:style>
    <style:style style:name="Tabelle32" style:family="table">
      <style:table-properties style:width="16.51cm" fo:margin-left="0.176cm" table:align="left" style:writing-mode="lr-tb"/>
    </style:style>
    <style:style style:name="Tabelle32.A" style:family="table-column">
      <style:table-column-properties style:column-width="3.096cm"/>
    </style:style>
    <style:style style:name="Tabelle32.B" style:family="table-column">
      <style:table-column-properties style:column-width="3.149cm"/>
    </style:style>
    <style:style style:name="Tabelle32.C" style:family="table-column">
      <style:table-column-properties style:column-width="2.884cm"/>
    </style:style>
    <style:style style:name="Tabelle32.D" style:family="table-column">
      <style:table-column-properties style:column-width="5.636cm"/>
    </style:style>
    <style:style style:name="Tabelle32.E" style:family="table-column">
      <style:table-column-properties style:column-width="1.746cm"/>
    </style:style>
    <style:style style:name="Tabelle32.A1" style:family="table-cell">
      <style:table-cell-properties style:vertical-align="top" fo:padding="0.176cm" fo:border="1pt solid #000000"/>
    </style:style>
    <style:style style:name="Tabelle33" style:family="table">
      <style:table-properties style:width="16.536cm" fo:margin-left="0.176cm" table:align="left" style:writing-mode="lr-tb"/>
    </style:style>
    <style:style style:name="Tabelle33.A" style:family="table-column">
      <style:table-column-properties style:column-width="3.096cm"/>
    </style:style>
    <style:style style:name="Tabelle33.B" style:family="table-column">
      <style:table-column-properties style:column-width="3.149cm"/>
    </style:style>
    <style:style style:name="Tabelle33.C" style:family="table-column">
      <style:table-column-properties style:column-width="2.884cm"/>
    </style:style>
    <style:style style:name="Tabelle33.D" style:family="table-column">
      <style:table-column-properties style:column-width="5.715cm"/>
    </style:style>
    <style:style style:name="Tabelle33.E" style:family="table-column">
      <style:table-column-properties style:column-width="1.693cm"/>
    </style:style>
    <style:style style:name="Tabelle33.A1" style:family="table-cell">
      <style:table-cell-properties style:vertical-align="top" fo:padding="0.176cm" fo:border="1pt solid #000000"/>
    </style:style>
    <style:style style:name="Tabelle34" style:family="table">
      <style:table-properties style:width="16.51cm" fo:margin-left="0.176cm" table:align="left" style:writing-mode="lr-tb"/>
    </style:style>
    <style:style style:name="Tabelle34.A" style:family="table-column">
      <style:table-column-properties style:column-width="3.096cm"/>
    </style:style>
    <style:style style:name="Tabelle34.B" style:family="table-column">
      <style:table-column-properties style:column-width="3.149cm"/>
    </style:style>
    <style:style style:name="Tabelle34.C" style:family="table-column">
      <style:table-column-properties style:column-width="2.884cm"/>
    </style:style>
    <style:style style:name="Tabelle34.D" style:family="table-column">
      <style:table-column-properties style:column-width="5.636cm"/>
    </style:style>
    <style:style style:name="Tabelle34.E" style:family="table-column">
      <style:table-column-properties style:column-width="1.746cm"/>
    </style:style>
    <style:style style:name="Tabelle34.A1" style:family="table-cell">
      <style:table-cell-properties style:vertical-align="top" fo:padding="0.176cm" fo:border="1pt solid #000000"/>
    </style:style>
    <style:style style:name="Tabelle35" style:family="table">
      <style:table-properties style:width="16.536cm" fo:margin-left="0.176cm" table:align="left" style:writing-mode="lr-tb"/>
    </style:style>
    <style:style style:name="Tabelle35.A" style:family="table-column">
      <style:table-column-properties style:column-width="3.096cm"/>
    </style:style>
    <style:style style:name="Tabelle35.B" style:family="table-column">
      <style:table-column-properties style:column-width="3.149cm"/>
    </style:style>
    <style:style style:name="Tabelle35.C" style:family="table-column">
      <style:table-column-properties style:column-width="2.884cm"/>
    </style:style>
    <style:style style:name="Tabelle35.D" style:family="table-column">
      <style:table-column-properties style:column-width="5.715cm"/>
    </style:style>
    <style:style style:name="Tabelle35.E" style:family="table-column">
      <style:table-column-properties style:column-width="1.693cm"/>
    </style:style>
    <style:style style:name="Tabelle35.A1" style:family="table-cell">
      <style:table-cell-properties style:vertical-align="top" fo:padding="0.176cm" fo:border="1pt solid #000000"/>
    </style:style>
    <style:style style:name="Tabelle36" style:family="table">
      <style:table-properties style:width="16.51cm" fo:margin-left="0.176cm" table:align="left" style:writing-mode="lr-tb"/>
    </style:style>
    <style:style style:name="Tabelle36.A" style:family="table-column">
      <style:table-column-properties style:column-width="3.096cm"/>
    </style:style>
    <style:style style:name="Tabelle36.B" style:family="table-column">
      <style:table-column-properties style:column-width="3.149cm"/>
    </style:style>
    <style:style style:name="Tabelle36.C" style:family="table-column">
      <style:table-column-properties style:column-width="2.884cm"/>
    </style:style>
    <style:style style:name="Tabelle36.D" style:family="table-column">
      <style:table-column-properties style:column-width="5.636cm"/>
    </style:style>
    <style:style style:name="Tabelle36.E" style:family="table-column">
      <style:table-column-properties style:column-width="1.746cm"/>
    </style:style>
    <style:style style:name="Tabelle36.A1" style:family="table-cell">
      <style:table-cell-properties style:vertical-align="top" fo:padding="0.176cm" fo:border="1pt solid #000000"/>
    </style:style>
    <style:style style:name="Tabelle37" style:family="table">
      <style:table-properties style:width="16.536cm" fo:margin-left="0.176cm" table:align="left" style:writing-mode="lr-tb"/>
    </style:style>
    <style:style style:name="Tabelle37.A" style:family="table-column">
      <style:table-column-properties style:column-width="3.096cm"/>
    </style:style>
    <style:style style:name="Tabelle37.B" style:family="table-column">
      <style:table-column-properties style:column-width="3.149cm"/>
    </style:style>
    <style:style style:name="Tabelle37.C" style:family="table-column">
      <style:table-column-properties style:column-width="2.884cm"/>
    </style:style>
    <style:style style:name="Tabelle37.D" style:family="table-column">
      <style:table-column-properties style:column-width="5.715cm"/>
    </style:style>
    <style:style style:name="Tabelle37.E" style:family="table-column">
      <style:table-column-properties style:column-width="1.693cm"/>
    </style:style>
    <style:style style:name="Tabelle37.A1" style:family="table-cell">
      <style:table-cell-properties style:vertical-align="top" fo:padding="0.176cm" fo:border="1pt solid #000000"/>
    </style:style>
    <style:style style:name="Tabelle38" style:family="table">
      <style:table-properties style:width="16.51cm" fo:margin-left="0.176cm" table:align="left" style:writing-mode="lr-tb"/>
    </style:style>
    <style:style style:name="Tabelle38.A" style:family="table-column">
      <style:table-column-properties style:column-width="3.096cm"/>
    </style:style>
    <style:style style:name="Tabelle38.B" style:family="table-column">
      <style:table-column-properties style:column-width="3.149cm"/>
    </style:style>
    <style:style style:name="Tabelle38.C" style:family="table-column">
      <style:table-column-properties style:column-width="2.884cm"/>
    </style:style>
    <style:style style:name="Tabelle38.D" style:family="table-column">
      <style:table-column-properties style:column-width="5.636cm"/>
    </style:style>
    <style:style style:name="Tabelle38.E" style:family="table-column">
      <style:table-column-properties style:column-width="1.746cm"/>
    </style:style>
    <style:style style:name="Tabelle38.A1" style:family="table-cell">
      <style:table-cell-properties style:vertical-align="top" fo:padding="0.176cm" fo:border="1pt solid #000000"/>
    </style:style>
    <style:style style:name="Tabelle39" style:family="table">
      <style:table-properties style:width="16.51cm" fo:margin-left="0.176cm" table:align="left" style:writing-mode="lr-tb"/>
    </style:style>
    <style:style style:name="Tabelle39.A" style:family="table-column">
      <style:table-column-properties style:column-width="8.255cm"/>
    </style:style>
    <style:style style:name="Tabelle39.A1" style:family="table-cell">
      <style:table-cell-properties style:vertical-align="top" fo:padding="0.176cm" fo:border="1pt solid #000000"/>
    </style:style>
    <style:style style:name="P1" style:family="paragraph" style:parent-style-name="Standard">
      <style:paragraph-properties fo:break-before="auto" fo:break-after="auto" style:writing-mode="lr-tb"/>
    </style:style>
    <style:style style:name="P2" style:family="paragraph" style:parent-style-name="Standard">
      <style:paragraph-properties fo:line-height="100%" fo:break-before="auto" fo:break-after="auto" style:writing-mode="lr-tb"/>
    </style:style>
    <style:style style:name="P3" style:family="paragraph" style:parent-style-name="Standard">
      <style:paragraph-properties fo:break-before="auto" fo:break-after="auto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line-height="100%" fo:break-before="auto" fo:break-after="auto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paragraph-properties fo:margin-left="0.635cm" fo:margin-right="0cm" fo:text-indent="0cm" style:auto-text-indent="false" fo:break-before="auto" fo:break-after="auto" style:writing-mode="lr-tb"/>
    </style:style>
    <style:style style:name="P6" style:family="paragraph" style:parent-style-name="Standard">
      <style:paragraph-properties fo:margin-left="0.635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7" style:family="paragraph" style:parent-style-name="Standard">
      <style:paragraph-properties fo:margin-left="1.27cm" fo:margin-right="0cm" fo:text-indent="0cm" style:auto-text-indent="false" fo:break-before="auto" fo:break-after="auto" style:writing-mode="lr-tb"/>
    </style:style>
    <style:style style:name="P8" style:family="paragraph" style:parent-style-name="Standard">
      <style:paragraph-properties fo:margin-left="1.27cm" fo:margin-right="0cm" fo:line-height="100%" fo:text-indent="0cm" style:auto-text-indent="false" fo:break-before="auto" fo:break-after="auto" style:writing-mode="lr-tb"/>
    </style:style>
    <style:style style:name="P9" style:family="paragraph" style:parent-style-name="Standard">
      <style:paragraph-properties fo:margin-left="1.905cm" fo:margin-right="0cm" fo:text-indent="0cm" style:auto-text-indent="false" fo:break-before="auto" fo:break-after="auto" style:writing-mode="lr-tb"/>
    </style:style>
    <style:style style:name="P10" style:family="paragraph" style:parent-style-name="Standard">
      <style:paragraph-properties fo:margin-left="2.54cm" fo:margin-right="0cm" fo:text-indent="0cm" style:auto-text-indent="false" fo:break-before="auto" fo:break-after="auto" style:writing-mode="lr-tb"/>
    </style:style>
    <style:style style:name="P1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</style:style>
    <style:style style:name="P1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14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1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3c78d8"/>
    </style:style>
    <style:style style:name="P16" style:family="paragraph" style:parent-style-name="Standard">
      <style:paragraph-properties fo:margin-top="0cm" fo:margin-bottom="0cm" fo:break-before="auto" fo:break-after="auto" style:writing-mode="lr-tb"/>
    </style:style>
    <style:style style:name="P17" style:family="paragraph" style:parent-style-name="Standard">
      <style:paragraph-properties fo:margin-top="0cm" fo:margin-bottom="0cm" fo:break-before="auto" fo:break-after="auto" style:writing-mode="lr-tb"/>
      <style:text-properties style:font-name="Courier New" style:font-name-asian="Courier New" style:font-name-complex="Courier New"/>
    </style:style>
    <style:style style:name="P1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0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2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</style:style>
    <style:style style:name="P22" style:family="paragraph" style:parent-style-name="Standard">
      <style:paragraph-properties fo:line-height="100%" fo:break-before="auto" fo:break-after="auto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3" style:family="paragraph" style:parent-style-name="Standard">
      <style:paragraph-properties fo:text-align="center" style:justify-single-word="false"/>
    </style:style>
    <style:style style:name="P24" style:family="paragraph" style:parent-style-name="Standard">
      <style:paragraph-properties fo:margin-left="0.635cm" fo:margin-right="0cm" fo:text-indent="0cm" style:auto-text-indent="false" style:writing-mode="lr-tb"/>
    </style:style>
    <style:style style:name="P25" style:family="paragraph" style:parent-style-name="Standard">
      <style:paragraph-properties fo:margin-left="0.635cm" fo:margin-right="0cm" fo:text-indent="0cm" style:auto-text-indent="false" fo:break-before="auto" fo:break-after="auto" style:writing-mode="lr-tb"/>
    </style:style>
    <style:style style:name="P26" style:family="paragraph" style:parent-style-name="Standard">
      <style:paragraph-properties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7" style:family="paragraph" style:parent-style-name="Heading_20_2">
      <style:paragraph-properties fo:break-before="auto" fo:break-after="auto" style:writing-mode="lr-tb"/>
    </style:style>
    <style:style style:name="P28" style:family="paragraph" style:parent-style-name="Heading_20_2">
      <style:paragraph-properties fo:line-height="100%" fo:break-before="auto" fo:break-after="auto" style:writing-mode="lr-tb"/>
    </style:style>
    <style:style style:name="P29" style:family="paragraph" style:parent-style-name="Heading_20_2">
      <style:paragraph-properties fo:margin-top="0.635cm" fo:margin-bottom="0.141cm" fo:break-before="auto" fo:break-after="auto" style:writing-mode="lr-tb"/>
    </style:style>
    <style:style style:name="P30" style:family="paragraph" style:parent-style-name="Heading_20_1" style:list-style-name="">
      <style:paragraph-properties fo:line-height="100%" fo:text-align="start" style:justify-single-word="false" fo:orphans="2" fo:widows="2" fo:break-before="auto" fo:break-after="auto" style:writing-mode="lr-tb"/>
    </style:style>
    <style:style style:name="P31" style:family="paragraph" style:parent-style-name="Heading_20_1" style:list-style-name="">
      <style:paragraph-properties fo:line-height="115%" fo:text-align="start" style:justify-single-word="false" fo:orphans="2" fo:widows="2" fo:break-before="auto" fo:break-after="auto" style:writing-mode="lr-tb"/>
    </style:style>
    <style:style style:name="P32" style:family="paragraph" style:parent-style-name="Heading_20_1">
      <style:text-properties fo:color="#000000" fo:font-style="normal" style:text-underline-style="none" fo:font-weight="bold" style:font-style-asian="normal" style:font-weight-asian="bold" style:font-style-complex="normal" style:font-weight-complex="bold"/>
    </style:style>
    <style:style style:name="P33" style:family="paragraph" style:parent-style-name="Heading_20_1">
      <style:paragraph-properties fo:break-before="page" style:writing-mode="lr-tb"/>
    </style:style>
    <style:style style:name="P34" style:family="paragraph" style:parent-style-name="Heading_20_1">
      <style:paragraph-properties fo:line-height="100%" fo:break-before="page" style:writing-mode="lr-tb"/>
    </style:style>
    <style:style style:name="P35" style:family="paragraph" style:parent-style-name="Heading_20_3">
      <style:paragraph-properties fo:break-before="auto" fo:break-after="auto" style:writing-mode="lr-tb"/>
    </style:style>
    <style:style style:name="P36" style:family="paragraph" style:parent-style-name="Heading_20_3">
      <style:paragraph-properties fo:line-height="100%" fo:break-before="auto" fo:break-after="auto" style:writing-mode="lr-tb"/>
    </style:style>
    <style:style style:name="P37" style:family="paragraph" style:parent-style-name="Heading_20_3">
      <style:paragraph-properties fo:margin-left="0cm" fo:margin-right="0cm" fo:margin-top="0.494cm" fo:margin-bottom="0.141cm" fo:line-height="100%" fo:text-align="start" style:justify-single-word="false" fo:text-indent="0cm" style:auto-text-indent="false" fo:break-before="auto" fo:break-after="auto" style:writing-mode="lr-tb"/>
    </style:style>
    <style:style style:name="P38" style:family="paragraph" style:parent-style-name="Heading_20_3">
      <style:paragraph-properties fo:margin-top="0.494cm" fo:margin-bottom="0.141cm" fo:line-height="100%" fo:break-before="auto" fo:break-after="auto" style:writing-mode="lr-tb"/>
    </style:style>
    <style:style style:name="P39" style:family="paragraph" style:parent-style-name="Heading_20_4">
      <style:paragraph-properties fo:line-height="100%" fo:break-before="auto" fo:break-after="auto" style:writing-mode="lr-tb"/>
    </style:style>
    <style:style style:name="P40" style:family="paragraph" style:parent-style-name="Title" style:master-page-name="Standard">
      <style:paragraph-properties fo:text-align="center" style:justify-single-word="false" style:page-number="auto" fo:break-before="auto" fo:break-after="auto" style:writing-mode="lr-tb"/>
    </style:style>
    <style:style style:name="T1" style:family="text">
      <style:text-properties fo:color="#1155cc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T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5" style:family="text">
      <style:text-properties style:font-name="Courier New" style:font-name-asian="Courier New" style:font-name-complex="Courier New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uSherpa Binary Protocol</text:p>
      <text:p text:style-name="P23">v0.1, 2012, Alexander Reben, Stefan Wendler</text:p>
      <text:p text:style-name="P23">v0.2, 20.07.2012, Stefan Wendler</text:p>
      <text:p text:style-name="P1"/>
      <text:p text:style-name="P5"><text:span text:style-name="T2"/></text:p>
      <text:p text:style-name="P24"><text:span text:style-name="T2"/></text:p>
      <text:p text:style-name="P32">Toable of Content</text:p>
      <text:p text:style-name="P24"><text:span text:style-name="T2"/></text:p>
      <text:p text:style-name="P24"><text:a xlink:type="simple" xlink:href="#h.r3sccfzdajc7"><text:span text:style-name="T2">Input</text:span></text:a><text:a xlink:type="simple" xlink:href="#h.r3sccfzdajc7"><text:span text:style-name="T2"> </text:span></text:a><text:a xlink:type="simple" xlink:href="#h.r3sccfzdajc7"><text:span text:style-name="T2">Packets</text:span></text:a></text:p>
      <text:p text:style-name="P7"><text:a xlink:type="simple" xlink:href="#h.fn1g9copxkf2"><text:span text:style-name="T2">General</text:span></text:a><text:a xlink:type="simple" xlink:href="#h.fn1g9copxkf2"><text:span text:style-name="T2"> </text:span></text:a><text:a xlink:type="simple" xlink:href="#h.fn1g9copxkf2"><text:span text:style-name="T2">Packet</text:span></text:a><text:a xlink:type="simple" xlink:href="#h.fn1g9copxkf2"><text:span text:style-name="T2"> </text:span></text:a><text:a xlink:type="simple" xlink:href="#h.fn1g9copxkf2"><text:span text:style-name="T2">format</text:span></text:a></text:p>
      <text:p text:style-name="P7"><text:a xlink:type="simple" xlink:href="#h.qryvm09myw5e"><text:span text:style-name="T2">Packet</text:span></text:a><text:a xlink:type="simple" xlink:href="#h.qryvm09myw5e"><text:span text:style-name="T2"> </text:span></text:a><text:a xlink:type="simple" xlink:href="#h.qryvm09myw5e"><text:span text:style-name="T2">type</text:span></text:a></text:p>
      <text:p text:style-name="P9"><text:a xlink:type="simple" xlink:href="#h.98il9pfprwjt"><text:span text:style-name="T2">Pin</text:span></text:a><text:a xlink:type="simple" xlink:href="#h.98il9pfprwjt"><text:span text:style-name="T2"> </text:span></text:a><text:a xlink:type="simple" xlink:href="#h.98il9pfprwjt"><text:span text:style-name="T2">function</text:span></text:a><text:a xlink:type="simple" xlink:href="#h.98il9pfprwjt"><text:span text:style-name="T2"> (</text:span></text:a><text:a xlink:type="simple" xlink:href="#h.98il9pfprwjt"><text:span text:style-name="T2">setup</text:span></text:a><text:a xlink:type="simple" xlink:href="#h.98il9pfprwjt"><text:span text:style-name="T2">)</text:span></text:a></text:p>
      <text:p text:style-name="P9"><text:a xlink:type="simple" xlink:href="#h.lwo642y78sd2"><text:span text:style-name="T2">Pin</text:span></text:a><text:a xlink:type="simple" xlink:href="#h.lwo642y78sd2"><text:span text:style-name="T2"> </text:span></text:a><text:a xlink:type="simple" xlink:href="#h.lwo642y78sd2"><text:span text:style-name="T2">control</text:span></text:a></text:p>
      <text:p text:style-name="P9"><text:a xlink:type="simple" xlink:href="#h.2oaez5rjzh0b"><text:span text:style-name="T2">PWM</text:span></text:a><text:a xlink:type="simple" xlink:href="#h.2oaez5rjzh0b"><text:span text:style-name="T2"> </text:span></text:a><text:a xlink:type="simple" xlink:href="#h.2oaez5rjzh0b"><text:span text:style-name="T2">function</text:span></text:a><text:a xlink:type="simple" xlink:href="#h.2oaez5rjzh0b"><text:span text:style-name="T2"> (</text:span></text:a><text:a xlink:type="simple" xlink:href="#h.2oaez5rjzh0b"><text:span text:style-name="T2">setup</text:span></text:a><text:a xlink:type="simple" xlink:href="#h.2oaez5rjzh0b"><text:span text:style-name="T2">)</text:span></text:a></text:p>
      <text:p text:style-name="P9"><text:a xlink:type="simple" xlink:href="#h.trq9uyp17was"><text:span text:style-name="T2">PWM</text:span></text:a><text:a xlink:type="simple" xlink:href="#h.trq9uyp17was"><text:span text:style-name="T2"> </text:span></text:a><text:a xlink:type="simple" xlink:href="#h.trq9uyp17was"><text:span text:style-name="T2">control</text:span></text:a></text:p>
      <text:p text:style-name="P7"><text:a xlink:type="simple" xlink:href="#h.smq89z137pt6"><text:span text:style-name="T2">CRC</text:span></text:a></text:p>
      <text:p text:style-name="P5"><text:a xlink:type="simple" xlink:href="#h.g1vysxhdage5"><text:span text:style-name="T2">Return</text:span></text:a><text:a xlink:type="simple" xlink:href="#h.g1vysxhdage5"><text:span text:style-name="T2"> </text:span></text:a><text:a xlink:type="simple" xlink:href="#h.g1vysxhdage5"><text:span text:style-name="T2">Packets</text:span></text:a></text:p>
      <text:p text:style-name="P7"><text:a xlink:type="simple" xlink:href="#h.47lp7oq195bi"><text:span text:style-name="T2">General</text:span></text:a><text:a xlink:type="simple" xlink:href="#h.47lp7oq195bi"><text:span text:style-name="T2"> </text:span></text:a><text:a xlink:type="simple" xlink:href="#h.47lp7oq195bi"><text:span text:style-name="T2">Packet</text:span></text:a><text:a xlink:type="simple" xlink:href="#h.47lp7oq195bi"><text:span text:style-name="T2"> </text:span></text:a><text:a xlink:type="simple" xlink:href="#h.47lp7oq195bi"><text:span text:style-name="T2">format</text:span></text:a></text:p>
      <text:p text:style-name="P7"><text:a xlink:type="simple" xlink:href="#h.thgajrhk1wlc"><text:span text:style-name="T2">Packet</text:span></text:a><text:a xlink:type="simple" xlink:href="#h.thgajrhk1wlc"><text:span text:style-name="T2"> </text:span></text:a><text:a xlink:type="simple" xlink:href="#h.thgajrhk1wlc"><text:span text:style-name="T2">type</text:span></text:a></text:p>
      <text:p text:style-name="P9"><text:a xlink:type="simple" xlink:href="#h.sn1yvti1zso8"><text:span text:style-name="T2">System</text:span></text:a><text:a xlink:type="simple" xlink:href="#h.sn1yvti1zso8"><text:span text:style-name="T2"> </text:span></text:a><text:a xlink:type="simple" xlink:href="#h.sn1yvti1zso8"><text:span text:style-name="T2">info</text:span></text:a></text:p>
      <text:p text:style-name="P10"><text:a xlink:type="simple" xlink:href="#h.59jdlksiwea5"><text:span text:style-name="T2">Hardware</text:span></text:a><text:a xlink:type="simple" xlink:href="#h.59jdlksiwea5"><text:span text:style-name="T2"> </text:span></text:a><text:a xlink:type="simple" xlink:href="#h.59jdlksiwea5"><text:span text:style-name="T2">type</text:span></text:a></text:p>
      <text:p text:style-name="P9"><text:a xlink:type="simple" xlink:href="#h.j5y5ilfplcxe"><text:span text:style-name="T2">STATUS</text:span></text:a><text:a xlink:type="simple" xlink:href="#h.j5y5ilfplcxe"><text:span text:style-name="T2"> / </text:span></text:a><text:a xlink:type="simple" xlink:href="#h.j5y5ilfplcxe"><text:span text:style-name="T2">ERROR</text:span></text:a></text:p>
      <text:p text:style-name="P9"><text:a xlink:type="simple" xlink:href="#h.r96gwgws3798"><text:span text:style-name="T2">Digital</text:span></text:a><text:a xlink:type="simple" xlink:href="#h.r96gwgws3798"><text:span text:style-name="T2"> </text:span></text:a><text:a xlink:type="simple" xlink:href="#h.r96gwgws3798"><text:span text:style-name="T2">pin</text:span></text:a><text:a xlink:type="simple" xlink:href="#h.r96gwgws3798"><text:span text:style-name="T2"> </text:span></text:a><text:a xlink:type="simple" xlink:href="#h.r96gwgws3798"><text:span text:style-name="T2">read</text:span></text:a></text:p>
      <text:p text:style-name="P9"><text:a xlink:type="simple" xlink:href="#h.isyfkuot1wa4"><text:span text:style-name="T2">Analog</text:span></text:a><text:a xlink:type="simple" xlink:href="#h.isyfkuot1wa4"><text:span text:style-name="T2"> </text:span></text:a><text:a xlink:type="simple" xlink:href="#h.isyfkuot1wa4"><text:span text:style-name="T2">pin</text:span></text:a><text:a xlink:type="simple" xlink:href="#h.isyfkuot1wa4"><text:span text:style-name="T2"> </text:span></text:a><text:a xlink:type="simple" xlink:href="#h.isyfkuot1wa4"><text:span text:style-name="T2">read</text:span></text:a></text:p>
      <text:p text:style-name="P7"><text:a xlink:type="simple" xlink:href="#h.45hgewy2yekm"><text:span text:style-name="T2">CRC</text:span></text:a></text:p>
      <text:p text:style-name="P6"><text:a xlink:type="simple" xlink:href="#h.5eptsqdze1tf"><text:span text:style-name="T2">Example</text:span></text:a><text:a xlink:type="simple" xlink:href="#h.5eptsqdze1tf"><text:span text:style-name="T2"> </text:span></text:a><text:a xlink:type="simple" xlink:href="#h.5eptsqdze1tf"><text:span text:style-name="T2">Packages</text:span></text:a></text:p>
      <text:p text:style-name="P1"/>
      <text:h text:style-name="P31" text:outline-level="10"/>
      <text:h text:style-name="P33" text:outline-level="10"><text:bookmark text:name="h.r3sccfzdajc7"/>Input Packets</text:h>
      <text:h text:style-name="P27" text:outline-level="10"><text:bookmark text:name="h.fn1g9copxkf2"/>General Packet format</text:h>
      <text:p text:style-name="P1"/>
      <table:table table:name="Tabelle1" table:style-name="Tabelle1">
        <table:table-column table:style-name="Tabelle1.A" table:number-columns-repeated="6"/>
        <table:table-row>
          <table:table-cell table:style-name="Tabelle1.A1" office:value-type="string">
            <text:p text:style-name="P11"><text:span text:style-name="T3">Byte</text:span><text:span text:style-name="T3"> #</text:span></text:p>
          </table:table-cell>
          <table:table-cell table:style-name="Tabelle1.A1" office:value-type="string">
            <text:p text:style-name="P12">1</text:p>
          </table:table-cell>
          <table:table-cell table:style-name="Tabelle1.A1" office:value-type="string">
            <text:p text:style-name="P12">2</text:p>
          </table:table-cell>
          <table:table-cell table:style-name="Tabelle1.A1" office:value-type="string">
            <text:p text:style-name="P12">3</text:p>
          </table:table-cell>
          <table:table-cell table:style-name="Tabelle1.A1" office:value-type="string">
            <text:p text:style-name="P12">n</text:p>
          </table:table-cell>
          <table:table-cell table:style-name="Tabelle1.A1" office:value-type="string">
            <text:p text:style-name="P11"><text:span text:style-name="T3">4+</text:span><text:span text:style-name="T3">n</text:span></text:p>
          </table:table-cell>
        </table:table-row>
        <table:table-row>
          <table:table-cell table:style-name="Tabelle1.A1" office:value-type="string">
            <text:p text:style-name="P12">Description</text:p>
          </table:table-cell>
          <table:table-cell table:style-name="Tabelle1.A1" office:value-type="string">
            <text:p text:style-name="P11"><text:span text:style-name="T3">Start</text:span><text:span text:style-name="T3"> </text:span><text:span text:style-name="T3">of</text:span><text:span text:style-name="T3"> </text:span><text:span text:style-name="T3">packet</text:span></text:p>
            <text:p text:style-name="P12"/>
            <text:p text:style-name="P11"><text:span text:style-name="T3">0</text:span><text:span text:style-name="T3">x</text:span><text:span text:style-name="T3">24</text:span></text:p>
            <text:p text:style-name="P12">$</text:p>
          </table:table-cell>
          <table:table-cell table:style-name="Tabelle1.A1" office:value-type="string">
            <text:p text:style-name="P11"><text:span text:style-name="T3">Packet</text:span><text:span text:style-name="T3"> </text:span><text:span text:style-name="T3">length</text:span><text:span text:style-name="T3"> (</text:span><text:span text:style-name="T3">total</text:span><text:span text:style-name="T3"> </text:span><text:span text:style-name="T3">bytes</text:span><text:span text:style-name="T3"> </text:span><text:span text:style-name="T3">including</text:span><text:span text:style-name="T3"> </text:span><text:span text:style-name="T3">predefined</text:span><text:span text:style-name="T3">)</text:span></text:p>
          </table:table-cell>
          <table:table-cell table:style-name="Tabelle1.A1" office:value-type="string">
            <text:p text:style-name="P11"><text:span text:style-name="T3">Packet</text:span><text:span text:style-name="T3"> </text:span><text:span text:style-name="T3">type</text:span></text:p>
          </table:table-cell>
          <table:table-cell table:style-name="Tabelle1.A1" office:value-type="string">
            <text:p text:style-name="P11"><text:span text:style-name="T3">Data</text:span><text:span text:style-name="T3"> (</text:span><text:span text:style-name="T3">Defined</text:span><text:span text:style-name="T3"> </text:span><text:span text:style-name="T3">by</text:span><text:span text:style-name="T3"> </text:span><text:span text:style-name="T3">packet</text:span><text:span text:style-name="T3"> </text:span><text:span text:style-name="T3">type</text:span><text:span text:style-name="T3">)</text:span></text:p>
          </table:table-cell>
          <table:table-cell table:style-name="Tabelle1.A1" office:value-type="string">
            <text:p text:style-name="P12">CRC</text:p>
          </table:table-cell>
        </table:table-row>
      </table:table>
      <text:h text:style-name="P27" text:outline-level="10"><text:bookmark text:name="h.qryvm09myw5e"/>Packet type</text:h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12">Description</text:p>
          </table:table-cell>
          <table:table-cell table:style-name="Tabelle2.A1" office:value-type="string">
            <text:p text:style-name="P12">Value</text:p>
          </table:table-cell>
          <table:table-cell table:style-name="Tabelle2.A1" office:value-type="string">
            <text:p text:style-name="P11"><text:span text:style-name="T3">Data</text:span><text:span text:style-name="T3"> </text:span><text:span text:style-name="T3">length</text:span><text:span text:style-name="T3"> (</text:span><text:span text:style-name="T3">bytes</text:span><text:span text:style-name="T3">)</text:span></text:p>
          </table:table-cell>
        </table:table-row>
        <table:table-row>
          <table:table-cell table:style-name="Tabelle2.A1" office:value-type="string">
            <text:p text:style-name="P12">NULL</text:p>
          </table:table-cell>
          <table:table-cell table:style-name="Tabelle2.A1" office:value-type="string">
            <text:p text:style-name="P11"><text:span text:style-name="T3">0</text:span><text:span text:style-name="T3">x</text:span><text:span text:style-name="T3">00</text:span></text:p>
          </table:table-cell>
          <table:table-cell table:style-name="Tabelle2.A1" office:value-type="string">
            <text:p text:style-name="P12">0</text:p>
          </table:table-cell>
        </table:table-row>
        <table:table-row>
          <table:table-cell table:style-name="Tabelle2.A1" office:value-type="string">
            <text:p text:style-name="P12">RESERVED</text:p>
          </table:table-cell>
          <table:table-cell table:style-name="Tabelle2.A1" office:value-type="string">
            <text:p text:style-name="P11"><text:span text:style-name="T3">0</text:span><text:span text:style-name="T3">x</text:span><text:span text:style-name="T3">01</text:span></text:p>
          </table:table-cell>
          <table:table-cell table:style-name="Tabelle2.A1" office:value-type="string">
            <text:p text:style-name="P12">n</text:p>
          </table:table-cell>
        </table:table-row>
        <table:table-row>
          <table:table-cell table:style-name="Tabelle2.A1" office:value-type="string">
            <text:p text:style-name="P11"><text:span text:style-name="T3">System</text:span><text:span text:style-name="T3"> </text:span><text:span text:style-name="T3">Info</text:span></text:p>
          </table:table-cell>
          <table:table-cell table:style-name="Tabelle2.A1" office:value-type="string">
            <text:p text:style-name="P11"><text:span text:style-name="T3">0</text:span><text:span text:style-name="T3">x</text:span><text:span text:style-name="T3">02</text:span></text:p>
          </table:table-cell>
          <table:table-cell table:style-name="Tabelle2.A1" office:value-type="string">
            <text:p text:style-name="P12">2</text:p>
          </table:table-cell>
        </table:table-row>
        <table:table-row>
          <table:table-cell table:style-name="Tabelle2.A1" office:value-type="string">
            <text:p text:style-name="P11"><text:span text:style-name="T3">Pin</text:span><text:span text:style-name="T3"> </text:span><text:span text:style-name="T3">function</text:span><text:span text:style-name="T3"> (</text:span><text:span text:style-name="T3">setup</text:span><text:span text:style-name="T3">)</text:span></text:p>
          </table:table-cell>
          <table:table-cell table:style-name="Tabelle2.A1" office:value-type="string">
            <text:p text:style-name="P11"><text:span text:style-name="T3">0</text:span><text:span text:style-name="T3">x</text:span><text:span text:style-name="T3">04</text:span></text:p>
          </table:table-cell>
          <table:table-cell table:style-name="Tabelle2.A1" office:value-type="string">
            <text:p text:style-name="P12">2</text:p>
          </table:table-cell>
        </table:table-row>
        <table:table-row>
          <table:table-cell table:style-name="Tabelle2.A1" office:value-type="string">
            <text:p text:style-name="P11"><text:span text:style-name="T3">Pin</text:span><text:span text:style-name="T3"> </text:span><text:span text:style-name="T3">control</text:span></text:p>
          </table:table-cell>
          <table:table-cell table:style-name="Tabelle2.A1" office:value-type="string">
            <text:p text:style-name="P11"><text:span text:style-name="T3">0</text:span><text:span text:style-name="T3">x</text:span><text:span text:style-name="T3">05</text:span></text:p>
          </table:table-cell>
          <table:table-cell table:style-name="Tabelle2.A1" office:value-type="string">
            <text:p text:style-name="P12">2</text:p>
          </table:table-cell>
        </table:table-row>
        <table:table-row>
          <table:table-cell table:style-name="Tabelle2.A1" office:value-type="string">
            <text:p text:style-name="P11"><text:span text:style-name="T3">PWM</text:span><text:span text:style-name="T3"> </text:span><text:span text:style-name="T3">function</text:span><text:span text:style-name="T3"> (</text:span><text:span text:style-name="T3">setup</text:span><text:span text:style-name="T3">)</text:span></text:p>
          </table:table-cell>
          <table:table-cell table:style-name="Tabelle2.A1" office:value-type="string">
            <text:p text:style-name="P11"><text:span text:style-name="T3">0</text:span><text:span text:style-name="T3">x</text:span><text:span text:style-name="T3">06</text:span></text:p>
          </table:table-cell>
          <table:table-cell table:style-name="Tabelle2.A1" office:value-type="string">
            <text:p text:style-name="P12">3</text:p>
          </table:table-cell>
        </table:table-row>
        <table:table-row>
          <table:table-cell table:style-name="Tabelle2.A1" office:value-type="string">
            <text:p text:style-name="P11"><text:span text:style-name="T3">PWM</text:span><text:span text:style-name="T3"> </text:span><text:span text:style-name="T3">control</text:span></text:p>
          </table:table-cell>
          <table:table-cell table:style-name="Tabelle2.A1" office:value-type="string">
            <text:p text:style-name="P11"><text:span text:style-name="T3">0</text:span><text:span text:style-name="T3">x</text:span><text:span text:style-name="T3">07</text:span></text:p>
          </table:table-cell>
          <table:table-cell table:style-name="Tabelle2.A1" office:value-type="string">
            <text:p text:style-name="P12">3</text:p>
          </table:table-cell>
        </table:table-row>
        <table:table-row>
          <table:table-cell table:style-name="Tabelle2.A1" office:value-type="string">
            <text:p text:style-name="P11"><text:span text:style-name="T3">External</text:span><text:span text:style-name="T3"> </text:span><text:span text:style-name="T3">Interrupt</text:span><text:span text:style-name="T3"> </text:span><text:span text:style-name="T3">function</text:span><text:span text:style-name="T3"> (</text:span><text:span text:style-name="T3">setup</text:span><text:span text:style-name="T3">) </text:span></text:p>
          </table:table-cell>
          <table:table-cell table:style-name="Tabelle2.A1" office:value-type="string">
            <text:p text:style-name="P11"><text:span text:style-name="T3">0</text:span><text:span text:style-name="T3">x</text:span><text:span text:style-name="T3">0</text:span><text:span text:style-name="T3">A</text:span></text:p>
          </table:table-cell>
          <table:table-cell table:style-name="Tabelle2.A1" office:value-type="string">
            <text:p text:style-name="P12">2</text:p>
          </table:table-cell>
        </table:table-row>
        <table:table-row>
          <table:table-cell table:style-name="Tabelle2.A1" office:value-type="string">
            <text:p text:style-name="P12">RESET</text:p>
          </table:table-cell>
          <table:table-cell table:style-name="Tabelle2.A1" office:value-type="string">
            <text:p text:style-name="P11"><text:span text:style-name="T3">0</text:span><text:span text:style-name="T3">xFF</text:span></text:p>
          </table:table-cell>
          <table:table-cell table:style-name="Tabelle2.A1" office:value-type="string">
            <text:p text:style-name="P12">0</text:p>
          </table:table-cell>
        </table:table-row>
      </table:table>
      <text:p text:style-name="P14"/>
      <text:h text:style-name="P35" text:outline-level="10"><text:bookmark text:name="h.98il9pfprwjt"/>Pin function (setup)</text:h>
      <text:p text:style-name="P1"/>
      <table:table table:name="Tabelle3" table:style-name="Tabelle3">
        <table:table-column table:style-name="Tabelle3.A" table:number-columns-repeated="2"/>
        <table:table-row>
          <table:table-cell table:style-name="Tabelle3.A1" office:value-type="string">
            <text:p text:style-name="P12">Byte</text:p>
          </table:table-cell>
          <table:table-cell table:style-name="Tabelle3.A1" office:value-type="string">
            <text:p text:style-name="P12">Description</text:p>
          </table:table-cell>
        </table:table-row>
        <table:table-row>
          <table:table-cell table:style-name="Tabelle3.A1" office:value-type="string">
            <text:p text:style-name="P12">1</text:p>
          </table:table-cell>
          <table:table-cell table:style-name="Tabelle3.A1" office:value-type="string">
            <text:p text:style-name="P11"><text:span text:style-name="T3">Pin</text:span><text:span text:style-name="T3"> </text:span><text:span text:style-name="T3">number</text:span><text:span text:style-name="T3"> </text:span></text:p>
            <text:p text:style-name="P11"><text:span text:style-name="T3">(0</text:span><text:span text:style-name="T3">x</text:span><text:span text:style-name="T3"> </text:span><text:span text:style-name="T3">PORT</text:span><text:span text:style-name="T3"> </text:span><text:span text:style-name="T3">PIN</text:span><text:span text:style-name="T3">, </text:span><text:span text:style-name="T3">i</text:span><text:span text:style-name="T3">.</text:span><text:span text:style-name="T3">e</text:span><text:span text:style-name="T3">. </text:span><text:span text:style-name="T3">P</text:span><text:span text:style-name="T3">2.3 -&gt; 0</text:span><text:span text:style-name="T3">x</text:span><text:span text:style-name="T3">23)</text:span></text:p>
          </table:table-cell>
        </table:table-row>
        <table:table-row>
          <table:table-cell table:style-name="Tabelle3.A1" office:value-type="string">
            <text:p text:style-name="P12">2</text:p>
          </table:table-cell>
          <table:table-cell table:style-name="Tabelle3.A1" office:value-type="string">
            <text:p text:style-name="P11"><text:span text:style-name="T3">Pin</text:span><text:span text:style-name="T3"> </text:span><text:span text:style-name="T3">function</text:span></text:p>
          </table:table-cell>
        </table:table-row>
      </table:table>
      <text:p text:style-name="P1"/>
      <text:p text:style-name="P1"><text:soft-page-break/></text:p>
      <table:table table:name="Tabelle4" table:style-name="Tabelle4">
        <table:table-column table:style-name="Tabelle4.A" table:number-columns-repeated="2"/>
        <table:table-row>
          <table:table-cell table:style-name="Tabelle4.A1" office:value-type="string">
            <text:p text:style-name="P12">Description</text:p>
          </table:table-cell>
          <table:table-cell table:style-name="Tabelle4.A1" office:value-type="string">
            <text:p text:style-name="P11"><text:span text:style-name="T3">Byte</text:span><text:span text:style-name="T3"> 2 </text:span><text:span text:style-name="T3">value</text:span></text:p>
          </table:table-cell>
        </table:table-row>
        <table:table-row>
          <table:table-cell table:style-name="Tabelle4.A1" office:value-type="string">
            <text:p text:style-name="P11"><text:span text:style-name="T3">Set</text:span><text:span text:style-name="T3"> </text:span><text:span text:style-name="T3">pin</text:span><text:span text:style-name="T3"> </text:span><text:span text:style-name="T3">as</text:span><text:span text:style-name="T3"> </text:span><text:span text:style-name="T3">input</text:span><text:span text:style-name="T3"> </text:span><text:span text:style-name="T3">float</text:span></text:p>
          </table:table-cell>
          <table:table-cell table:style-name="Tabelle4.A1" office:value-type="string">
            <text:p text:style-name="P11"><text:span text:style-name="T3">0</text:span><text:span text:style-name="T3">x</text:span><text:span text:style-name="T3">00</text:span></text:p>
          </table:table-cell>
        </table:table-row>
        <table:table-row>
          <table:table-cell table:style-name="Tabelle4.A1" office:value-type="string">
            <text:p text:style-name="P11"><text:span text:style-name="T3">Set</text:span><text:span text:style-name="T3"> </text:span><text:span text:style-name="T3">pin</text:span><text:span text:style-name="T3"> </text:span><text:span text:style-name="T3">as</text:span><text:span text:style-name="T3"> </text:span><text:span text:style-name="T3">input</text:span><text:span text:style-name="T3"> </text:span><text:span text:style-name="T3">pull</text:span><text:span text:style-name="T3">-</text:span><text:span text:style-name="T3">up</text:span></text:p>
          </table:table-cell>
          <table:table-cell table:style-name="Tabelle4.A1" office:value-type="string">
            <text:p text:style-name="P11"><text:span text:style-name="T3">0</text:span><text:span text:style-name="T3">x</text:span><text:span text:style-name="T3">01</text:span></text:p>
          </table:table-cell>
        </table:table-row>
        <table:table-row>
          <table:table-cell table:style-name="Tabelle4.A1" office:value-type="string">
            <text:p text:style-name="P11"><text:span text:style-name="T3">Set</text:span><text:span text:style-name="T3"> </text:span><text:span text:style-name="T3">pin</text:span><text:span text:style-name="T3"> </text:span><text:span text:style-name="T3">as</text:span><text:span text:style-name="T3"> </text:span><text:span text:style-name="T3">input</text:span><text:span text:style-name="T3"> </text:span><text:span text:style-name="T3">pull</text:span><text:span text:style-name="T3">-</text:span><text:span text:style-name="T3">down</text:span></text:p>
          </table:table-cell>
          <table:table-cell table:style-name="Tabelle4.A1" office:value-type="string">
            <text:p text:style-name="P11"><text:span text:style-name="T3">0</text:span><text:span text:style-name="T3">x</text:span><text:span text:style-name="T3">02</text:span></text:p>
          </table:table-cell>
        </table:table-row>
        <table:table-row>
          <table:table-cell table:style-name="Tabelle4.A1" office:value-type="string">
            <text:p text:style-name="P11"><text:span text:style-name="T3">Set</text:span><text:span text:style-name="T3"> </text:span><text:span text:style-name="T3">pin</text:span><text:span text:style-name="T3"> </text:span><text:span text:style-name="T3">as</text:span><text:span text:style-name="T3"> </text:span><text:span text:style-name="T3">output</text:span></text:p>
          </table:table-cell>
          <table:table-cell table:style-name="Tabelle4.A1" office:value-type="string">
            <text:p text:style-name="P11"><text:span text:style-name="T3">0</text:span><text:span text:style-name="T3">x</text:span><text:span text:style-name="T3">03</text:span></text:p>
          </table:table-cell>
        </table:table-row>
        <table:table-row>
          <table:table-cell table:style-name="Tabelle4.A1" office:value-type="string">
            <text:p text:style-name="P11"><text:span text:style-name="T3">Set</text:span><text:span text:style-name="T3"> </text:span><text:span text:style-name="T3">pin</text:span><text:span text:style-name="T3"> </text:span><text:span text:style-name="T3">as</text:span><text:span text:style-name="T3"> </text:span><text:span text:style-name="T3">analog</text:span><text:span text:style-name="T3"> </text:span><text:span text:style-name="T3">in</text:span></text:p>
          </table:table-cell>
          <table:table-cell table:style-name="Tabelle4.A1" office:value-type="string">
            <text:p text:style-name="P11"><text:span text:style-name="T3">0</text:span><text:span text:style-name="T3">x</text:span><text:span text:style-name="T3">04</text:span></text:p>
          </table:table-cell>
        </table:table-row>
        <table:table-row>
          <table:table-cell table:style-name="Tabelle4.A1" office:value-type="string">
            <text:p text:style-name="P11"><text:span text:style-name="T3">Set</text:span><text:span text:style-name="T3"> </text:span><text:span text:style-name="T3">pin</text:span><text:span text:style-name="T3"> </text:span><text:span text:style-name="T3">as</text:span><text:span text:style-name="T3"> </text:span><text:span text:style-name="T3">PWM</text:span></text:p>
          </table:table-cell>
          <table:table-cell table:style-name="Tabelle4.A1" office:value-type="string">
            <text:p text:style-name="P11"><text:span text:style-name="T3">0</text:span><text:span text:style-name="T3">x</text:span><text:span text:style-name="T3">05 </text:span></text:p>
          </table:table-cell>
        </table:table-row>
      </table:table>
      <text:p text:style-name="P1"/>
      <text:p text:style-name="P1"/>
      <text:h text:style-name="P35" text:outline-level="10"><text:bookmark text:name="h.lwo642y78sd2"/>Pin control </text:h>
      <text:p text:style-name="P1"/>
      <table:table table:name="Tabelle5" table:style-name="Tabelle5">
        <table:table-column table:style-name="Tabelle5.A" table:number-columns-repeated="2"/>
        <table:table-row>
          <table:table-cell table:style-name="Tabelle5.A1" office:value-type="string">
            <text:p text:style-name="P12">Byte</text:p>
          </table:table-cell>
          <table:table-cell table:style-name="Tabelle5.A1" office:value-type="string">
            <text:p text:style-name="P12">Description</text:p>
          </table:table-cell>
        </table:table-row>
        <table:table-row>
          <table:table-cell table:style-name="Tabelle5.A1" office:value-type="string">
            <text:p text:style-name="P12">1</text:p>
          </table:table-cell>
          <table:table-cell table:style-name="Tabelle5.A1" office:value-type="string">
            <text:p text:style-name="P11"><text:span text:style-name="T3">Pin</text:span><text:span text:style-name="T3"> </text:span><text:span text:style-name="T3">number</text:span></text:p>
          </table:table-cell>
        </table:table-row>
        <table:table-row>
          <table:table-cell table:style-name="Tabelle5.A1" office:value-type="string">
            <text:p text:style-name="P12">2</text:p>
          </table:table-cell>
          <table:table-cell table:style-name="Tabelle5.A1" office:value-type="string">
            <text:p text:style-name="P11"><text:span text:style-name="T3">Pin</text:span><text:span text:style-name="T3"> </text:span><text:span text:style-name="T3">value</text:span></text:p>
          </table:table-cell>
        </table:table-row>
      </table:table>
      <text:p text:style-name="P1"/>
      <text:p text:style-name="P1"/>
      <table:table table:name="Tabelle6" table:style-name="Tabelle6">
        <table:table-column table:style-name="Tabelle6.A" table:number-columns-repeated="2"/>
        <table:table-row>
          <table:table-cell table:style-name="Tabelle6.A1" office:value-type="string">
            <text:p text:style-name="P12">Description</text:p>
          </table:table-cell>
          <table:table-cell table:style-name="Tabelle6.A1" office:value-type="string">
            <text:p text:style-name="P11"><text:span text:style-name="T3">Byte</text:span><text:span text:style-name="T3"> 2 </text:span><text:span text:style-name="T3">value</text:span></text:p>
          </table:table-cell>
        </table:table-row>
        <table:table-row>
          <table:table-cell table:style-name="Tabelle6.A1" office:value-type="string">
            <text:p text:style-name="P11"><text:span text:style-name="T3">Clear</text:span><text:span text:style-name="T3"> </text:span><text:span text:style-name="T3">pin</text:span></text:p>
          </table:table-cell>
          <table:table-cell table:style-name="Tabelle6.A1" office:value-type="string">
            <text:p text:style-name="P11"><text:span text:style-name="T3">0</text:span><text:span text:style-name="T3">x</text:span><text:span text:style-name="T3">00</text:span></text:p>
          </table:table-cell>
        </table:table-row>
        <table:table-row>
          <table:table-cell table:style-name="Tabelle6.A1" office:value-type="string">
            <text:p text:style-name="P11"><text:span text:style-name="T3">Set</text:span><text:span text:style-name="T3"> </text:span><text:span text:style-name="T3">pin</text:span></text:p>
          </table:table-cell>
          <table:table-cell table:style-name="Tabelle6.A1" office:value-type="string">
            <text:p text:style-name="P11"><text:span text:style-name="T3">0</text:span><text:span text:style-name="T3">x</text:span><text:span text:style-name="T3">01</text:span></text:p>
          </table:table-cell>
        </table:table-row>
        <table:table-row>
          <table:table-cell table:style-name="Tabelle6.A1" office:value-type="string">
            <text:p text:style-name="P11"><text:span text:style-name="T3">Toggle</text:span><text:span text:style-name="T3"> </text:span><text:span text:style-name="T3">pin</text:span></text:p>
          </table:table-cell>
          <table:table-cell table:style-name="Tabelle6.A1" office:value-type="string">
            <text:p text:style-name="P11"><text:span text:style-name="T3">0</text:span><text:span text:style-name="T3">x</text:span><text:span text:style-name="T3">02</text:span></text:p>
          </table:table-cell>
        </table:table-row>
        <table:table-row>
          <table:table-cell table:style-name="Tabelle6.A1" office:value-type="string">
            <text:p text:style-name="P11"><text:span text:style-name="T3">Digital</text:span><text:span text:style-name="T3"> </text:span><text:span text:style-name="T3">pin</text:span><text:span text:style-name="T3"> </text:span><text:span text:style-name="T3">read</text:span></text:p>
          </table:table-cell>
          <table:table-cell table:style-name="Tabelle6.A1" office:value-type="string">
            <text:p text:style-name="P11"><text:span text:style-name="T3">0</text:span><text:span text:style-name="T3">x</text:span><text:span text:style-name="T3">03</text:span></text:p>
          </table:table-cell>
        </table:table-row>
        <table:table-row>
          <table:table-cell table:style-name="Tabelle6.A1" office:value-type="string">
            <text:p text:style-name="P11"><text:span text:style-name="T3">Analog</text:span><text:span text:style-name="T3"> </text:span><text:span text:style-name="T3">pin</text:span><text:span text:style-name="T3"> </text:span><text:span text:style-name="T3">read</text:span></text:p>
          </table:table-cell>
          <table:table-cell table:style-name="Tabelle6.A1" office:value-type="string">
            <text:p text:style-name="P11"><text:span text:style-name="T3">0</text:span><text:span text:style-name="T3">x</text:span><text:span text:style-name="T3">04</text:span></text:p>
          </table:table-cell>
        </table:table-row>
        <table:table-row>
          <table:table-cell table:style-name="Tabelle6.A1" office:value-type="string">
            <text:p text:style-name="P11"><text:span text:style-name="T3">Pulse</text:span><text:span text:style-name="T3"> </text:span><text:span text:style-name="T3">length</text:span><text:span text:style-name="T3"> </text:span><text:span text:style-name="T3">read</text:span><text:span text:style-name="T3"> (</text:span><text:span text:style-name="T3">PWM</text:span><text:span text:style-name="T3"> </text:span><text:span text:style-name="T3">read</text:span><text:span text:style-name="T3">)</text:span></text:p>
          </table:table-cell>
          <table:table-cell table:style-name="Tabelle6.A1" office:value-type="string">
            <text:p text:style-name="P11"><text:span text:style-name="T3">0</text:span><text:span text:style-name="T3">x</text:span><text:span text:style-name="T3">05</text:span></text:p>
          </table:table-cell>
        </table:table-row>
      </table:table>
      <text:p text:style-name="P1"/>
      <text:h text:style-name="P35" text:outline-level="10"><text:bookmark text:name="h.2oaez5rjzh0b"/>PWM function (setup)</text:h>
      <text:p text:style-name="P14"/>
      <table:table table:name="Tabelle7" table:style-name="Tabelle7">
        <table:table-column table:style-name="Tabelle7.A" table:number-columns-repeated="2"/>
        <table:table-row>
          <table:table-cell table:style-name="Tabelle7.A1" office:value-type="string">
            <text:p text:style-name="P12">Byte</text:p>
          </table:table-cell>
          <table:table-cell table:style-name="Tabelle7.A1" office:value-type="string">
            <text:p text:style-name="P12">Description</text:p>
          </table:table-cell>
        </table:table-row>
        <table:table-row>
          <table:table-cell table:style-name="Tabelle7.A1" office:value-type="string">
            <text:p text:style-name="P12">1</text:p>
          </table:table-cell>
          <table:table-cell table:style-name="Tabelle7.A1" office:value-type="string">
            <text:p text:style-name="P11"><text:span text:style-name="T3">Pin</text:span><text:span text:style-name="T3"> </text:span><text:span text:style-name="T3">number</text:span></text:p>
          </table:table-cell>
        </table:table-row>
        <text:soft-page-break/>
        <table:table-row>
          <table:table-cell table:style-name="Tabelle7.A1" office:value-type="string">
            <text:p text:style-name="P12">2</text:p>
          </table:table-cell>
          <table:table-cell table:style-name="Tabelle7.A1" office:value-type="string">
            <text:p text:style-name="P11"><text:span text:style-name="T3">PWM</text:span><text:span text:style-name="T3"> </text:span><text:span text:style-name="T3">period</text:span><text:span text:style-name="T3"> </text:span><text:span text:style-name="T3">LSB</text:span></text:p>
          </table:table-cell>
        </table:table-row>
        <table:table-row>
          <table:table-cell table:style-name="Tabelle7.A1" office:value-type="string">
            <text:p text:style-name="P12">3</text:p>
          </table:table-cell>
          <table:table-cell table:style-name="Tabelle7.A1" office:value-type="string">
            <text:p text:style-name="P11"><text:span text:style-name="T3">PWM</text:span><text:span text:style-name="T3"> </text:span><text:span text:style-name="T3">period</text:span><text:span text:style-name="T3"> </text:span><text:span text:style-name="T3">MSB</text:span></text:p>
          </table:table-cell>
        </table:table-row>
      </table:table>
      <text:p text:style-name="P1"/>
      <text:p text:style-name="P1"/>
      <table:table table:name="Tabelle8" table:style-name="Tabelle8">
        <table:table-column table:style-name="Tabelle8.A" table:number-columns-repeated="2"/>
        <table:table-row>
          <table:table-cell table:style-name="Tabelle8.A1" office:value-type="string">
            <text:p text:style-name="P12">Description</text:p>
          </table:table-cell>
          <table:table-cell table:style-name="Tabelle8.A1" office:value-type="string">
            <text:p text:style-name="P11"><text:span text:style-name="T3">Byte</text:span><text:span text:style-name="T3"> 2+3 </text:span><text:span text:style-name="T3">value</text:span></text:p>
          </table:table-cell>
        </table:table-row>
        <table:table-row>
          <table:table-cell table:style-name="Tabelle8.A1" office:value-type="string">
            <text:p text:style-name="P11"><text:span text:style-name="T3">PWM</text:span><text:span text:style-name="T3"> </text:span><text:span text:style-name="T3">period</text:span><text:span text:style-name="T3"> </text:span><text:span text:style-name="T3">in</text:span><text:span text:style-name="T3"> </text:span><text:span text:style-name="T3">ms</text:span></text:p>
          </table:table-cell>
          <table:table-cell table:style-name="Tabelle8.A1" office:value-type="string">
            <text:p text:style-name="P11"><text:span text:style-name="T3">0</text:span><text:span text:style-name="T3">x</text:span><text:span text:style-name="T3">0000 - 0</text:span><text:span text:style-name="T3">xFFFF</text:span></text:p>
          </table:table-cell>
        </table:table-row>
      </table:table>
      <text:p text:style-name="P2"/>
      <text:h text:style-name="P35" text:outline-level="10"><text:bookmark text:name="h.trq9uyp17was"/>PWM control</text:h>
      <text:p text:style-name="P1"/>
      <table:table table:name="Tabelle9" table:style-name="Tabelle9">
        <table:table-column table:style-name="Tabelle9.A" table:number-columns-repeated="2"/>
        <table:table-row>
          <table:table-cell table:style-name="Tabelle9.A1" office:value-type="string">
            <text:p text:style-name="P12">Byte</text:p>
          </table:table-cell>
          <table:table-cell table:style-name="Tabelle9.A1" office:value-type="string">
            <text:p text:style-name="P12">Description</text:p>
          </table:table-cell>
        </table:table-row>
        <table:table-row>
          <table:table-cell table:style-name="Tabelle9.A1" office:value-type="string">
            <text:p text:style-name="P12">1</text:p>
          </table:table-cell>
          <table:table-cell table:style-name="Tabelle9.A1" office:value-type="string">
            <text:p text:style-name="P11"><text:span text:style-name="T3">Pin</text:span><text:span text:style-name="T3"> </text:span><text:span text:style-name="T3">number</text:span></text:p>
          </table:table-cell>
        </table:table-row>
        <table:table-row>
          <table:table-cell table:style-name="Tabelle9.A1" office:value-type="string">
            <text:p text:style-name="P12">2</text:p>
          </table:table-cell>
          <table:table-cell table:style-name="Tabelle9.A1" office:value-type="string">
            <text:p text:style-name="P11"><text:span text:style-name="T3">PWM</text:span><text:span text:style-name="T3"> </text:span><text:span text:style-name="T3">duty</text:span><text:span text:style-name="T3"> </text:span><text:span text:style-name="T3">cycle</text:span></text:p>
          </table:table-cell>
        </table:table-row>
      </table:table>
      <text:p text:style-name="P1"/>
      <text:p text:style-name="P1"/>
      <table:table table:name="Tabelle10" table:style-name="Tabelle10">
        <table:table-column table:style-name="Tabelle10.A" table:number-columns-repeated="2"/>
        <table:table-row>
          <table:table-cell table:style-name="Tabelle10.A1" office:value-type="string">
            <text:p text:style-name="P12">Description</text:p>
          </table:table-cell>
          <table:table-cell table:style-name="Tabelle10.A1" office:value-type="string">
            <text:p text:style-name="P11"><text:span text:style-name="T3">Byte</text:span><text:span text:style-name="T3"> 2 </text:span><text:span text:style-name="T3">value</text:span></text:p>
          </table:table-cell>
        </table:table-row>
        <table:table-row>
          <table:table-cell table:style-name="Tabelle10.A1" office:value-type="string">
            <text:p text:style-name="P11"><text:span text:style-name="T3">PWM</text:span><text:span text:style-name="T3"> </text:span><text:span text:style-name="T3">duty</text:span><text:span text:style-name="T3"> </text:span><text:span text:style-name="T3">cycle</text:span></text:p>
          </table:table-cell>
          <table:table-cell table:style-name="Tabelle10.A1" office:value-type="string">
            <text:p text:style-name="P11"><text:span text:style-name="T3">0</text:span><text:span text:style-name="T3">x</text:span><text:span text:style-name="T3">00 - 0</text:span><text:span text:style-name="T3">xFF</text:span></text:p>
            <text:p text:style-name="P11"><text:span text:style-name="T3">0</text:span><text:span text:style-name="T3">x</text:span><text:span text:style-name="T3">00 = 0%, 0</text:span><text:span text:style-name="T3">xFF</text:span><text:span text:style-name="T3"> = 100%</text:span></text:p>
          </table:table-cell>
        </table:table-row>
      </table:table>
      <text:p text:style-name="P1"/>
      <text:h text:style-name="P29" text:outline-level="10"><text:bookmark text:name="h.smq89z137pt6"/>CRC</text:h>
      <text:p text:style-name="P16"/>
      <text:p text:style-name="P16">Simple CRC is calculated by adding up bytes 2 to n (all bytes btw. package start and CRC). In C code this would look something like this:</text:p>
      <text:p text:style-name="P16"/>
      <text:p text:style-name="P16"><text:span text:style-name="T5">unsigned</text:span><text:span text:style-name="T5"> </text:span><text:span text:style-name="T5">char</text:span><text:span text:style-name="T5"> *</text:span><text:span text:style-name="T5">pkt</text:span><text:span text:style-name="T5">; <text:tab/><text:tab/>// </text:span><text:span text:style-name="T5">pointer</text:span><text:span text:style-name="T5"> </text:span><text:span text:style-name="T5">to</text:span><text:span text:style-name="T5"> </text:span><text:span text:style-name="T5">whole</text:span><text:span text:style-name="T5"> </text:span><text:span text:style-name="T5">package</text:span></text:p>
      <text:p text:style-name="P16"><text:span text:style-name="T5">unsigned</text:span><text:span text:style-name="T5"> </text:span><text:span text:style-name="T5">char</text:span><text:span text:style-name="T5"> <text:s/></text:span><text:span text:style-name="T5">crc</text:span><text:span text:style-name="T5"> = 0;<text:tab/>// </text:span><text:span text:style-name="T5">resulting</text:span><text:span text:style-name="T5"> 1 </text:span><text:span text:style-name="T5">byte</text:span><text:span text:style-name="T5"> </text:span><text:span text:style-name="T5">CRC</text:span></text:p>
      <text:p text:style-name="P17"/>
      <text:p text:style-name="P16"><text:span text:style-name="T5">for</text:span><text:span text:style-name="T5">(</text:span><text:span text:style-name="T5">int</text:span><text:span text:style-name="T5"> </text:span><text:span text:style-name="T5">i</text:span><text:span text:style-name="T5"> = 1; </text:span><text:span text:style-name="T5">i</text:span><text:span text:style-name="T5"> &lt; </text:span><text:span text:style-name="T5">pkt</text:span><text:span text:style-name="T5">[1] - 1; </text:span><text:span text:style-name="T5">i</text:span><text:span text:style-name="T5">++) </text:span><text:span text:style-name="T5">crc</text:span><text:span text:style-name="T5"> += </text:span><text:span text:style-name="T5">pkt</text:span><text:span text:style-name="T5">[</text:span><text:span text:style-name="T5">i</text:span><text:span text:style-name="T5">];</text:span></text:p>
      <text:h text:style-name="P31" text:outline-level="10"/>
      <text:h text:style-name="P33" text:outline-level="10"><text:bookmark text:name="h.g1vysxhdage5"/>Return Packets</text:h>
      <text:h text:style-name="P27" text:outline-level="10"><text:bookmark text:name="h.47lp7oq195bi"/>General Packet format</text:h>
      <text:p text:style-name="P1"/>
      <table:table table:name="Tabelle11" table:style-name="Tabelle11">
        <table:table-column table:style-name="Tabelle11.A" table:number-columns-repeated="6"/>
        <table:table-row>
          <table:table-cell table:style-name="Tabelle11.A1" office:value-type="string">
            <text:p text:style-name="P11"><text:span text:style-name="T3">Byte</text:span><text:span text:style-name="T3"> #</text:span></text:p>
          </table:table-cell>
          <table:table-cell table:style-name="Tabelle11.A1" office:value-type="string">
            <text:p text:style-name="P12">1</text:p>
          </table:table-cell>
          <table:table-cell table:style-name="Tabelle11.A1" office:value-type="string">
            <text:p text:style-name="P12">2</text:p>
          </table:table-cell>
          <table:table-cell table:style-name="Tabelle11.A1" office:value-type="string">
            <text:p text:style-name="P12">3</text:p>
          </table:table-cell>
          <table:table-cell table:style-name="Tabelle11.A1" office:value-type="string">
            <text:p text:style-name="P12">n</text:p>
          </table:table-cell>
          <table:table-cell table:style-name="Tabelle11.A1" office:value-type="string">
            <text:p text:style-name="P11"><text:span text:style-name="T3">4+</text:span><text:span text:style-name="T3">n</text:span></text:p>
          </table:table-cell>
        </table:table-row>
        <table:table-row>
          <table:table-cell table:style-name="Tabelle11.A1" office:value-type="string">
            <text:p text:style-name="P12">Description</text:p>
          </table:table-cell>
          <table:table-cell table:style-name="Tabelle11.A1" office:value-type="string">
            <text:p text:style-name="P11"><text:span text:style-name="T3">Start</text:span><text:span text:style-name="T3"> </text:span><text:span text:style-name="T3">of</text:span><text:span text:style-name="T3"> </text:span><text:span text:style-name="T3">packet</text:span></text:p>
            <text:p text:style-name="P12"/>
            <text:p text:style-name="P11"><text:span text:style-name="T3">0</text:span><text:span text:style-name="T3">x</text:span><text:span text:style-name="T3">2</text:span><text:span text:style-name="T3">B</text:span></text:p>
            <text:p text:style-name="P12">+</text:p>
          </table:table-cell>
          <table:table-cell table:style-name="Tabelle11.A1" office:value-type="string">
            <text:p text:style-name="P11"><text:span text:style-name="T3">Packet</text:span><text:span text:style-name="T3"> </text:span><text:span text:style-name="T3">length</text:span><text:span text:style-name="T3"> (</text:span><text:span text:style-name="T3">total</text:span><text:span text:style-name="T3"> </text:span><text:span text:style-name="T3">bytes</text:span><text:span text:style-name="T3"> </text:span><text:span text:style-name="T3">including</text:span><text:span text:style-name="T3"> </text:span><text:span text:style-name="T3">predefined</text:span><text:span text:style-name="T3">)</text:span></text:p>
          </table:table-cell>
          <table:table-cell table:style-name="Tabelle11.A1" office:value-type="string">
            <text:p text:style-name="P11"><text:span text:style-name="T3">Packet</text:span><text:span text:style-name="T3"> </text:span><text:span text:style-name="T3">type</text:span></text:p>
          </table:table-cell>
          <table:table-cell table:style-name="Tabelle11.A1" office:value-type="string">
            <text:p text:style-name="P11"><text:span text:style-name="T3">Data</text:span><text:span text:style-name="T3"> (</text:span><text:span text:style-name="T3">Defined</text:span><text:span text:style-name="T3"> </text:span><text:span text:style-name="T3">by</text:span><text:span text:style-name="T3"> </text:span><text:span text:style-name="T3">packet</text:span><text:span text:style-name="T3"> </text:span><text:span text:style-name="T3">type</text:span><text:span text:style-name="T3">)</text:span></text:p>
          </table:table-cell>
          <table:table-cell table:style-name="Tabelle11.A1" office:value-type="string">
            <text:p text:style-name="P12">CRC</text:p>
          </table:table-cell>
        </table:table-row>
      </table:table>
      <text:p text:style-name="P1"/>
      <text:h text:style-name="P27" text:outline-level="10"><text:bookmark text:name="h.thgajrhk1wlc"/>Packet type</text:h>
      <text:p text:style-name="P1"/>
      <table:table table:name="Tabelle12" table:style-name="Tabelle12">
        <table:table-column table:style-name="Tabelle12.A" table:number-columns-repeated="3"/>
        <table:table-row>
          <table:table-cell table:style-name="Tabelle12.A1" office:value-type="string">
            <text:p text:style-name="P12">Description</text:p>
          </table:table-cell>
          <table:table-cell table:style-name="Tabelle12.A1" office:value-type="string">
            <text:p text:style-name="P12">Value</text:p>
          </table:table-cell>
          <table:table-cell table:style-name="Tabelle12.A1" office:value-type="string">
            <text:p text:style-name="P11"><text:span text:style-name="T3">Data</text:span><text:span text:style-name="T3"> </text:span><text:span text:style-name="T3">length</text:span><text:span text:style-name="T3"> (</text:span><text:span text:style-name="T3">bytes</text:span><text:span text:style-name="T3">)</text:span></text:p>
          </table:table-cell>
        </table:table-row>
        <table:table-row>
          <table:table-cell table:style-name="Tabelle12.A1" office:value-type="string">
            <text:p text:style-name="P12">NULL</text:p>
          </table:table-cell>
          <table:table-cell table:style-name="Tabelle12.A1" office:value-type="string">
            <text:p text:style-name="P11"><text:span text:style-name="T3">0</text:span><text:span text:style-name="T3">x</text:span><text:span text:style-name="T3">00</text:span></text:p>
          </table:table-cell>
          <table:table-cell table:style-name="Tabelle12.A1" office:value-type="string">
            <text:p text:style-name="P12">0</text:p>
          </table:table-cell>
        </table:table-row>
        <table:table-row>
          <table:table-cell table:style-name="Tabelle12.A1" office:value-type="string">
            <text:p text:style-name="P11"><text:span text:style-name="T3">STATUS</text:span><text:span text:style-name="T3"> / </text:span><text:span text:style-name="T3">ERROR</text:span></text:p>
          </table:table-cell>
          <table:table-cell table:style-name="Tabelle12.A1" office:value-type="string">
            <text:p text:style-name="P11"><text:span text:style-name="T3">0</text:span><text:span text:style-name="T3">x</text:span><text:span text:style-name="T3">01</text:span></text:p>
          </table:table-cell>
          <table:table-cell table:style-name="Tabelle12.A1" office:value-type="string">
            <text:p text:style-name="P12">1</text:p>
          </table:table-cell>
        </table:table-row>
        <table:table-row>
          <table:table-cell table:style-name="Tabelle12.A1" office:value-type="string">
            <text:p text:style-name="P11"><text:span text:style-name="T3">System</text:span><text:span text:style-name="T3"> </text:span><text:span text:style-name="T3">Info</text:span></text:p>
          </table:table-cell>
          <table:table-cell table:style-name="Tabelle12.A1" office:value-type="string">
            <text:p text:style-name="P11"><text:span text:style-name="T3">0</text:span><text:span text:style-name="T3">x</text:span><text:span text:style-name="T3">02</text:span></text:p>
          </table:table-cell>
          <table:table-cell table:style-name="Tabelle12.A1" office:value-type="string">
            <text:p text:style-name="P12">2</text:p>
          </table:table-cell>
        </table:table-row>
        <table:table-row>
          <table:table-cell table:style-name="Tabelle12.A1" office:value-type="string">
            <text:p text:style-name="P11"><text:span text:style-name="T3">Digital</text:span><text:span text:style-name="T3"> </text:span><text:span text:style-name="T3">pin</text:span><text:span text:style-name="T3"> </text:span><text:span text:style-name="T3">read</text:span></text:p>
          </table:table-cell>
          <table:table-cell table:style-name="Tabelle12.A1" office:value-type="string">
            <text:p text:style-name="P11"><text:span text:style-name="T3">0</text:span><text:span text:style-name="T3">x</text:span><text:span text:style-name="T3">03</text:span></text:p>
          </table:table-cell>
          <table:table-cell table:style-name="Tabelle12.A1" office:value-type="string">
            <text:p text:style-name="P12">2</text:p>
          </table:table-cell>
        </table:table-row>
        <table:table-row>
          <table:table-cell table:style-name="Tabelle12.A1" office:value-type="string">
            <text:p text:style-name="P11"><text:span text:style-name="T3">Analog</text:span><text:span text:style-name="T3"> </text:span><text:span text:style-name="T3">pin</text:span><text:span text:style-name="T3"> </text:span><text:span text:style-name="T3">read</text:span></text:p>
          </table:table-cell>
          <table:table-cell table:style-name="Tabelle12.A1" office:value-type="string">
            <text:p text:style-name="P11"><text:span text:style-name="T3">0</text:span><text:span text:style-name="T3">x</text:span><text:span text:style-name="T3">04</text:span></text:p>
          </table:table-cell>
          <table:table-cell table:style-name="Tabelle12.A1" office:value-type="string">
            <text:p text:style-name="P12">3</text:p>
          </table:table-cell>
        </table:table-row>
        <table:table-row>
          <table:table-cell table:style-name="Tabelle12.A1" office:value-type="string">
            <text:p text:style-name="P11"><text:span text:style-name="T3">Pulse</text:span><text:span text:style-name="T3"> </text:span><text:span text:style-name="T3">length</text:span><text:span text:style-name="T3"> </text:span><text:span text:style-name="T3">read</text:span></text:p>
          </table:table-cell>
          <table:table-cell table:style-name="Tabelle12.A1" office:value-type="string">
            <text:p text:style-name="P11"><text:span text:style-name="T3">0</text:span><text:span text:style-name="T3">x</text:span><text:span text:style-name="T3">05</text:span></text:p>
          </table:table-cell>
          <table:table-cell table:style-name="Tabelle12.A1" office:value-type="string">
            <text:p text:style-name="P12">3</text:p>
          </table:table-cell>
        </table:table-row>
        <table:table-row>
          <table:table-cell table:style-name="Tabelle12.A1" office:value-type="string">
            <text:p text:style-name="P12">RESET</text:p>
          </table:table-cell>
          <table:table-cell table:style-name="Tabelle12.A1" office:value-type="string">
            <text:p text:style-name="P11"><text:span text:style-name="T3">0</text:span><text:span text:style-name="T3">xFF</text:span></text:p>
          </table:table-cell>
          <table:table-cell table:style-name="Tabelle12.A1" office:value-type="string">
            <text:p text:style-name="P12">0</text:p>
          </table:table-cell>
        </table:table-row>
      </table:table>
      <text:p text:style-name="P1"/>
      <text:h text:style-name="P35" text:outline-level="10"><text:bookmark text:name="h.sn1yvti1zso8"/>System info</text:h>
      <text:p text:style-name="P3"/>
      <table:table table:name="Tabelle13" table:style-name="Tabelle13">
        <table:table-column table:style-name="Tabelle13.A" table:number-columns-repeated="4"/>
        <table:table-row>
          <table:table-cell table:style-name="Tabelle13.A1" office:value-type="string">
            <text:p text:style-name="P11"><text:span text:style-name="T3">Byte #</text:span></text:p>
          </table:table-cell>
          <table:table-cell table:style-name="Tabelle13.A1" office:value-type="string">
            <text:p text:style-name="P11"><text:span text:style-name="T3">1</text:span></text:p>
          </table:table-cell>
          <table:table-cell table:style-name="Tabelle13.C1" office:value-type="string">
            <text:p text:style-name="P11"><text:span text:style-name="T3">2</text:span></text:p>
          </table:table-cell>
          <table:table-cell table:style-name="Tabelle13.A1" office:value-type="string">
            <text:p text:style-name="P11">3</text:p>
          </table:table-cell>
        </table:table-row>
        <table:table-row>
          <table:table-cell table:style-name="Tabelle13.A1" office:value-type="string">
            <text:p text:style-name="P11"><text:span text:style-name="T3">Description</text:span></text:p>
          </table:table-cell>
          <table:table-cell table:style-name="Tabelle13.A1" office:value-type="string">
            <text:p text:style-name="P11"><text:span text:style-name="T3">Board-Type</text:span></text:p>
          </table:table-cell>
          <table:table-cell table:style-name="Tabelle13.C1" office:value-type="string">
            <text:p text:style-name="P11"><text:span text:style-name="T3">MCU-Type</text:span></text:p>
          </table:table-cell>
          <table:table-cell table:style-name="Tabelle13.A1" office:value-type="string">
            <text:p text:style-name="P11">Firmware revision</text:p>
          </table:table-cell>
        </table:table-row>
      </table:table>
      <text:p text:style-name="P2"/>
      <text:p text:style-name="P4"/>
      <text:h text:style-name="P39" text:outline-level="10">Board-Type</text:h>
      <text:p text:style-name="P4"/>
      <table:table table:name="Tabelle14" table:style-name="Tabelle14">
        <table:table-column table:style-name="Tabelle14.A" table:number-columns-repeated="2"/>
        <text:soft-page-break/>
        <table:table-row>
          <table:table-cell table:style-name="Tabelle14.A1" office:value-type="string">
            <text:p text:style-name="P12">Description</text:p>
          </table:table-cell>
          <table:table-cell table:style-name="Tabelle14.A1" office:value-type="string">
            <text:p text:style-name="P11"><text:span text:style-name="T3">Byte 1 value</text:span></text:p>
          </table:table-cell>
        </table:table-row>
        <table:table-row>
          <table:table-cell table:style-name="Tabelle14.A1" office:value-type="string">
            <text:p text:style-name="P12">Unknown</text:p>
          </table:table-cell>
          <table:table-cell table:style-name="Tabelle14.A1" office:value-type="string">
            <text:p text:style-name="P11"><text:span text:style-name="T3">0</text:span><text:span text:style-name="T3">x</text:span><text:span text:style-name="T3">00</text:span></text:p>
          </table:table-cell>
        </table:table-row>
        <table:table-row>
          <table:table-cell table:style-name="Tabelle14.A1" office:value-type="string">
            <text:p text:style-name="P12">TI Launchpad</text:p>
          </table:table-cell>
          <table:table-cell table:style-name="Tabelle14.A1" office:value-type="string">
            <text:p text:style-name="P11"><text:span text:style-name="T3">0</text:span><text:span text:style-name="T3">x</text:span><text:span text:style-name="T3">01</text:span></text:p>
          </table:table-cell>
        </table:table-row>
      </table:table>
      <text:p text:style-name="P1"/>
      <text:h text:style-name="P39" text:outline-level="10">MCU-Type</text:h>
      <text:p text:style-name="P4"/>
      <table:table table:name="Tabelle39" table:style-name="Tabelle39">
        <table:table-column table:style-name="Tabelle39.A" table:number-columns-repeated="2"/>
        <table:table-row>
          <table:table-cell table:style-name="Tabelle39.A1" office:value-type="string">
            <text:p text:style-name="P12">Description</text:p>
          </table:table-cell>
          <table:table-cell table:style-name="Tabelle39.A1" office:value-type="string">
            <text:p text:style-name="P11"><text:span text:style-name="T3">Byte 2 value</text:span></text:p>
          </table:table-cell>
        </table:table-row>
        <table:table-row>
          <table:table-cell table:style-name="Tabelle39.A1" office:value-type="string">
            <text:p text:style-name="P12">Unknown</text:p>
          </table:table-cell>
          <table:table-cell table:style-name="Tabelle39.A1" office:value-type="string">
            <text:p text:style-name="P11"><text:span text:style-name="T3">0x00</text:span></text:p>
          </table:table-cell>
        </table:table-row>
        <table:table-row>
          <table:table-cell table:style-name="Tabelle39.A1" office:value-type="string">
            <text:p text:style-name="P12">TI MSP430G2553</text:p>
          </table:table-cell>
          <table:table-cell table:style-name="Tabelle39.A1" office:value-type="string">
            <text:p text:style-name="P11"><text:span text:style-name="T3">0x01</text:span></text:p>
          </table:table-cell>
        </table:table-row>
      </table:table>
      <text:p text:style-name="P26"/>
      <text:p text:style-name="P3"/>
      <text:h text:style-name="P35" text:outline-level="10"><text:bookmark text:name="h.j5y5ilfplcxe"/>STATUS / ERROR</text:h>
      <text:p text:style-name="P3"/>
      <table:table table:name="Tabelle15" table:style-name="Tabelle15">
        <table:table-column table:style-name="Tabelle15.A" table:number-columns-repeated="2"/>
        <table:table-row>
          <table:table-cell table:style-name="Tabelle15.A1" office:value-type="string">
            <text:p text:style-name="P11"><text:span text:style-name="T3">Status</text:span><text:span text:style-name="T3"> </text:span><text:span text:style-name="T3">type</text:span></text:p>
          </table:table-cell>
          <table:table-cell table:style-name="Tabelle15.A1" office:value-type="string">
            <text:p text:style-name="P12">Value</text:p>
          </table:table-cell>
        </table:table-row>
        <table:table-row>
          <table:table-cell table:style-name="Tabelle15.A1" office:value-type="string">
            <text:p text:style-name="P12">Unknown</text:p>
          </table:table-cell>
          <table:table-cell table:style-name="Tabelle15.A1" office:value-type="string">
            <text:p text:style-name="P11"><text:span text:style-name="T3">0</text:span><text:span text:style-name="T3">x</text:span><text:span text:style-name="T3">00</text:span></text:p>
          </table:table-cell>
        </table:table-row>
        <table:table-row>
          <table:table-cell table:style-name="Tabelle15.A1" office:value-type="string">
            <text:p text:style-name="P12">ACK</text:p>
          </table:table-cell>
          <table:table-cell table:style-name="Tabelle15.A1" office:value-type="string">
            <text:p text:style-name="P11"><text:span text:style-name="T3">0</text:span><text:span text:style-name="T3">x</text:span><text:span text:style-name="T3">01</text:span></text:p>
          </table:table-cell>
        </table:table-row>
        <table:table-row>
          <table:table-cell table:style-name="Tabelle15.A1" office:value-type="string">
            <text:p text:style-name="P11"><text:span text:style-name="T3">Bad</text:span><text:span text:style-name="T3"> </text:span><text:span text:style-name="T3">CRC</text:span><text:span text:style-name="T3"> / </text:span><text:span text:style-name="T3">Malformed</text:span><text:span text:style-name="T3"> </text:span><text:span text:style-name="T3">packet</text:span></text:p>
          </table:table-cell>
          <table:table-cell table:style-name="Tabelle15.A1" office:value-type="string">
            <text:p text:style-name="P14"><text:span text:style-name="T3">0</text:span><text:span text:style-name="T3">x</text:span><text:span text:style-name="T3">02</text:span></text:p>
          </table:table-cell>
        </table:table-row>
        <table:table-row>
          <table:table-cell table:style-name="Tabelle15.A1" office:value-type="string">
            <text:p text:style-name="P11"><text:span text:style-name="T3">Invalid</text:span><text:span text:style-name="T3"> </text:span><text:span text:style-name="T3">packet</text:span><text:span text:style-name="T3"> </text:span><text:span text:style-name="T3">type</text:span></text:p>
          </table:table-cell>
          <table:table-cell table:style-name="Tabelle15.A1" office:value-type="string">
            <text:p text:style-name="P11"><text:span text:style-name="T3">0</text:span><text:span text:style-name="T3">x</text:span><text:span text:style-name="T3">03</text:span></text:p>
          </table:table-cell>
        </table:table-row>
        <table:table-row>
          <table:table-cell table:style-name="Tabelle15.A1" office:value-type="string">
            <text:p text:style-name="P11"><text:span text:style-name="T3">Invalid</text:span><text:span text:style-name="T3"> </text:span><text:span text:style-name="T3">data</text:span></text:p>
          </table:table-cell>
          <table:table-cell table:style-name="Tabelle15.A1" office:value-type="string">
            <text:p text:style-name="P11"><text:span text:style-name="T3">0</text:span><text:span text:style-name="T3">x</text:span><text:span text:style-name="T3">04</text:span></text:p>
          </table:table-cell>
        </table:table-row>
        <table:table-row>
          <table:table-cell table:style-name="Tabelle15.A1" office:value-type="string">
            <text:p text:style-name="P11"><text:span text:style-name="T3">Invalid</text:span><text:span text:style-name="T3"> </text:span><text:span text:style-name="T3">pin</text:span><text:span text:style-name="T3"> </text:span><text:span text:style-name="T3">command</text:span></text:p>
          </table:table-cell>
          <table:table-cell table:style-name="Tabelle15.A1" office:value-type="string">
            <text:p text:style-name="P11"><text:span text:style-name="T3">0</text:span><text:span text:style-name="T3">x</text:span><text:span text:style-name="T3">05</text:span></text:p>
          </table:table-cell>
        </table:table-row>
      </table:table>
      <text:h text:style-name="P35" text:outline-level="10"><text:bookmark text:name="h.r96gwgws3798"/>Digital pin read</text:h>
      <text:p text:style-name="P3"/>
      <table:table table:name="Tabelle16" table:style-name="Tabelle16">
        <table:table-column table:style-name="Tabelle16.A" table:number-columns-repeated="2"/>
        <table:table-row>
          <table:table-cell table:style-name="Tabelle16.A1" office:value-type="string">
            <text:p text:style-name="P12">Byte</text:p>
          </table:table-cell>
          <table:table-cell table:style-name="Tabelle16.A1" office:value-type="string">
            <text:p text:style-name="P12">Description</text:p>
          </table:table-cell>
        </table:table-row>
        <table:table-row>
          <table:table-cell table:style-name="Tabelle16.A1" office:value-type="string">
            <text:p text:style-name="P12">1</text:p>
          </table:table-cell>
          <table:table-cell table:style-name="Tabelle16.A1" office:value-type="string">
            <text:p text:style-name="P11"><text:span text:style-name="T3">Pin</text:span><text:span text:style-name="T3"> </text:span><text:span text:style-name="T3">number</text:span></text:p>
          </table:table-cell>
        </table:table-row>
        <table:table-row>
          <table:table-cell table:style-name="Tabelle16.A1" office:value-type="string">
            <text:p text:style-name="P12">2</text:p>
          </table:table-cell>
          <table:table-cell table:style-name="Tabelle16.A1" office:value-type="string">
            <text:p text:style-name="P14"><text:span text:style-name="T3">Pin</text:span><text:span text:style-name="T3"> </text:span><text:span text:style-name="T3">value</text:span></text:p>
          </table:table-cell>
        </table:table-row>
      </table:table>
      <text:p text:style-name="P2"/>
      <table:table table:name="Tabelle17" table:style-name="Tabelle17">
        <table:table-column table:style-name="Tabelle17.A" table:number-columns-repeated="2"/>
        <table:table-row>
          <table:table-cell table:style-name="Tabelle17.A1" office:value-type="string">
            <text:p text:style-name="P12">Description</text:p>
          </table:table-cell>
          <table:table-cell table:style-name="Tabelle17.A1" office:value-type="string">
            <text:p text:style-name="P11"><text:span text:style-name="T3">Byte</text:span><text:span text:style-name="T3"> 2 </text:span><text:span text:style-name="T3">value</text:span></text:p>
          </table:table-cell>
        </table:table-row>
        <table:table-row>
          <table:table-cell table:style-name="Tabelle17.A1" office:value-type="string">
            <text:p text:style-name="P11"><text:span text:style-name="T3">Pin</text:span><text:span text:style-name="T3"> </text:span><text:span text:style-name="T3">low</text:span></text:p>
          </table:table-cell>
          <table:table-cell table:style-name="Tabelle17.A1" office:value-type="string">
            <text:p text:style-name="P11"><text:span text:style-name="T3">0</text:span><text:span text:style-name="T3">x</text:span><text:span text:style-name="T3">00</text:span></text:p>
          </table:table-cell>
        </table:table-row>
        <table:table-row>
          <table:table-cell table:style-name="Tabelle17.A1" office:value-type="string">
            <text:p text:style-name="P11"><text:span text:style-name="T3">Pin</text:span><text:span text:style-name="T3"> </text:span><text:span text:style-name="T3">high</text:span></text:p>
          </table:table-cell>
          <table:table-cell table:style-name="Tabelle17.A1" office:value-type="string">
            <text:p text:style-name="P11"><text:span text:style-name="T3">0</text:span><text:span text:style-name="T3">x</text:span><text:span text:style-name="T3">01</text:span></text:p>
          </table:table-cell>
        </table:table-row>
      </table:table>
      <text:p text:style-name="P2"><text:soft-page-break/></text:p>
      <text:h text:style-name="P35" text:outline-level="10"><text:bookmark text:name="h.isyfkuot1wa4"/>Analog pin read</text:h>
      <text:p text:style-name="P3"/>
      <table:table table:name="Tabelle18" table:style-name="Tabelle18">
        <table:table-column table:style-name="Tabelle18.A" table:number-columns-repeated="2"/>
        <table:table-row>
          <table:table-cell table:style-name="Tabelle18.A1" office:value-type="string">
            <text:p text:style-name="P12">Byte</text:p>
          </table:table-cell>
          <table:table-cell table:style-name="Tabelle18.A1" office:value-type="string">
            <text:p text:style-name="P12">Description</text:p>
          </table:table-cell>
        </table:table-row>
        <table:table-row>
          <table:table-cell table:style-name="Tabelle18.A1" office:value-type="string">
            <text:p text:style-name="P12">1</text:p>
          </table:table-cell>
          <table:table-cell table:style-name="Tabelle18.A1" office:value-type="string">
            <text:p text:style-name="P11"><text:span text:style-name="T3">Pin</text:span><text:span text:style-name="T3"> </text:span><text:span text:style-name="T3">number</text:span></text:p>
          </table:table-cell>
        </table:table-row>
        <table:table-row>
          <table:table-cell table:style-name="Tabelle18.A1" office:value-type="string">
            <text:p text:style-name="P12">2</text:p>
          </table:table-cell>
          <table:table-cell table:style-name="Tabelle18.A1" office:value-type="string">
            <text:p text:style-name="P14"><text:span text:style-name="T3">Analog</text:span><text:span text:style-name="T3"> </text:span><text:span text:style-name="T3">value</text:span><text:span text:style-name="T3"> </text:span><text:span text:style-name="T3">LSB</text:span></text:p>
          </table:table-cell>
        </table:table-row>
        <table:table-row>
          <table:table-cell table:style-name="Tabelle18.A1" office:value-type="string">
            <text:p text:style-name="P12">3</text:p>
          </table:table-cell>
          <table:table-cell table:style-name="Tabelle18.A1" office:value-type="string">
            <text:p text:style-name="P11"><text:span text:style-name="T3">Analog</text:span><text:span text:style-name="T3"> </text:span><text:span text:style-name="T3">value</text:span><text:span text:style-name="T3"> </text:span><text:span text:style-name="T3">MSB</text:span></text:p>
          </table:table-cell>
        </table:table-row>
      </table:table>
      <text:p text:style-name="P2"/>
      <text:h text:style-name="P27" text:outline-level="10"><text:bookmark text:name="h.45hgewy2yekm"/>CRC</text:h>
      <text:p text:style-name="P16"/>
      <text:p text:style-name="P16">see CRC for <text:span text:style-name="T6">Input</text:span><text:span text:style-name="T6"> </text:span><text:span text:style-name="T6">Packages</text:span></text:p>
      <text:h text:style-name="P30" text:outline-level="10"/>
      <text:h text:style-name="P34" text:outline-level="10"><text:bookmark text:name="h.5eptsqdze1tf"/>Example Packages</text:h>
      <text:h text:style-name="P28" text:outline-level="10"><text:bookmark text:name="h.xufydwehh1vx"/>Read System Info<text:tab/></text:h>
      <text:p text:style-name="P15"/>
      <text:p text:style-name="P11">Send system info request packet to MCU</text:p>
      <table:table table:name="Tabelle19" table:style-name="Tabelle19">
        <table:table-column table:style-name="Tabelle19.A"/>
        <table:table-column table:style-name="Tabelle19.B"/>
        <table:table-column table:style-name="Tabelle19.C"/>
        <table:table-column table:style-name="Tabelle19.D"/>
        <table:table-column table:style-name="Tabelle19.E"/>
        <table:table-row>
          <table:table-cell table:style-name="Tabelle19.A1" office:value-type="string">
            <text:p text:style-name="P11"><text:span text:style-name="T3">0</text:span><text:span text:style-name="T3">x</text:span><text:span text:style-name="T3">24</text:span></text:p>
          </table:table-cell>
          <table:table-cell table:style-name="Tabelle19.A1" office:value-type="string">
            <text:p text:style-name="P11"><text:span text:style-name="T3">0</text:span><text:span text:style-name="T3">x</text:span><text:span text:style-name="T3">04</text:span></text:p>
          </table:table-cell>
          <table:table-cell table:style-name="Tabelle19.A1" office:value-type="string">
            <text:p text:style-name="P11"><text:span text:style-name="T3">0</text:span><text:span text:style-name="T3">x</text:span><text:span text:style-name="T3">02</text:span></text:p>
          </table:table-cell>
          <table:table-cell table:style-name="Tabelle19.A1" office:value-type="string">
            <text:p text:style-name="P12"/>
          </table:table-cell>
          <table:table-cell table:style-name="Tabelle19.A1" office:value-type="string">
            <text:p text:style-name="P11"><text:span text:style-name="T3">0</text:span><text:span text:style-name="T3">x</text:span><text:span text:style-name="T3">06</text:span></text:p>
          </table:table-cell>
        </table:table-row>
        <table:table-row>
          <table:table-cell table:style-name="Tabelle19.A1" office:value-type="string">
            <text:p text:style-name="P11"><text:span text:style-name="T3">Start</text:span><text:span text:style-name="T3"> </text:span><text:span text:style-name="T3">of</text:span><text:span text:style-name="T3"> </text:span><text:span text:style-name="T3">packet</text:span></text:p>
            <text:p text:style-name="P12"/>
            <text:p text:style-name="P13">$</text:p>
          </table:table-cell>
          <table:table-cell table:style-name="Tabelle19.A1" office:value-type="string">
            <text:p text:style-name="P11"><text:span text:style-name="T3">Packet</text:span><text:span text:style-name="T3"> </text:span><text:span text:style-name="T3">length</text:span></text:p>
            <text:p text:style-name="P12"/>
            <text:p text:style-name="P11"><text:span text:style-name="T4">4 </text:span><text:span text:style-name="T4">Bytes</text:span></text:p>
          </table:table-cell>
          <table:table-cell table:style-name="Tabelle19.A1" office:value-type="string">
            <text:p text:style-name="P11"><text:span text:style-name="T3">Packet</text:span><text:span text:style-name="T3"> </text:span><text:span text:style-name="T3">type</text:span></text:p>
            <text:p text:style-name="P12"/>
            <text:p text:style-name="P11"><text:span text:style-name="T4">System</text:span><text:span text:style-name="T4"> </text:span><text:span text:style-name="T4">Info</text:span></text:p>
          </table:table-cell>
          <table:table-cell table:style-name="Tabelle19.A1" office:value-type="string">
            <text:p text:style-name="P12">Data</text:p>
            <text:p text:style-name="P12"/>
            <text:p text:style-name="P13">Empty</text:p>
          </table:table-cell>
          <table:table-cell table:style-name="Tabelle19.A1" office:value-type="string">
            <text:p text:style-name="P12">CRC</text:p>
          </table:table-cell>
        </table:table-row>
      </table:table>
      <text:p text:style-name="P11"/>
      <text:p text:style-name="P11">Result packet received from MCU <text:span text:style-name="T7">on</text:span><text:span text:style-name="T7"> </text:span><text:span text:style-name="T7">Success</text:span></text:p>
      <table:table table:name="Tabelle20" table:style-name="Tabelle20">
        <table:table-column table:style-name="Tabelle20.A"/>
        <table:table-column table:style-name="Tabelle20.B"/>
        <table:table-column table:style-name="Tabelle20.C"/>
        <table:table-column table:style-name="Tabelle20.D"/>
        <table:table-column table:style-name="Tabelle20.E"/>
        <table:table-row>
          <table:table-cell table:style-name="Tabelle20.A1" office:value-type="string">
            <text:p text:style-name="P11"><text:span text:style-name="T3">0</text:span><text:span text:style-name="T3">x</text:span><text:span text:style-name="T3">2</text:span><text:span text:style-name="T3">B</text:span></text:p>
          </table:table-cell>
          <table:table-cell table:style-name="Tabelle20.A1" office:value-type="string">
            <text:p text:style-name="P11"><text:span text:style-name="T3">0</text:span><text:span text:style-name="T3">x</text:span><text:span text:style-name="T3">07</text:span></text:p>
          </table:table-cell>
          <table:table-cell table:style-name="Tabelle20.A1" office:value-type="string">
            <text:p text:style-name="P11"><text:span text:style-name="T3">0</text:span><text:span text:style-name="T3">x</text:span><text:span text:style-name="T3">02</text:span></text:p>
          </table:table-cell>
          <table:table-cell table:style-name="Tabelle20.A1" office:value-type="string">
            <text:p text:style-name="P11"><text:span text:style-name="T3">0</text:span><text:span text:style-name="T3">x</text:span><text:span text:style-name="T3">01 0</text:span><text:span text:style-name="T3">x</text:span><text:span text:style-name="T3">01 0</text:span><text:span text:style-name="T3">x</text:span><text:span text:style-name="T3">01</text:span></text:p>
          </table:table-cell>
          <table:table-cell table:style-name="Tabelle20.A1" office:value-type="string">
            <text:p text:style-name="P11"><text:span text:style-name="T3">0</text:span><text:span text:style-name="T3">x</text:span><text:span text:style-name="T3">0</text:span><text:span text:style-name="T3">C</text:span></text:p>
          </table:table-cell>
        </table:table-row>
        <table:table-row>
          <table:table-cell table:style-name="Tabelle20.A1" office:value-type="string">
            <text:p text:style-name="P11"><text:span text:style-name="T3">Start</text:span><text:span text:style-name="T3"> </text:span><text:span text:style-name="T3">of</text:span><text:span text:style-name="T3"> </text:span><text:span text:style-name="T3">packet</text:span></text:p>
            <text:p text:style-name="P12"/>
            <text:p text:style-name="P13">+</text:p>
          </table:table-cell>
          <table:table-cell table:style-name="Tabelle20.A1" office:value-type="string">
            <text:p text:style-name="P11"><text:span text:style-name="T3">Packet</text:span><text:span text:style-name="T3"> </text:span><text:span text:style-name="T3">length</text:span></text:p>
            <text:p text:style-name="P12"/>
            <text:p text:style-name="P11"><text:span text:style-name="T4">7 </text:span><text:span text:style-name="T4">Bytes</text:span></text:p>
          </table:table-cell>
          <table:table-cell table:style-name="Tabelle20.A1" office:value-type="string">
            <text:p text:style-name="P11"><text:span text:style-name="T3">Packet</text:span><text:span text:style-name="T3"> </text:span><text:span text:style-name="T3">type</text:span></text:p>
            <text:p text:style-name="P12"/>
            <text:p text:style-name="P11"><text:span text:style-name="T4">System</text:span><text:span text:style-name="T4"> </text:span><text:span text:style-name="T4">Info</text:span></text:p>
          </table:table-cell>
          <table:table-cell table:style-name="Tabelle20.A1" office:value-type="string">
            <text:p text:style-name="P12">Data</text:p>
            <text:p text:style-name="P12"/>
            <text:p text:style-name="P11"><text:span text:style-name="T4">[0] </text:span><text:span text:style-name="T4">Board</text:span><text:span text:style-name="T4">-</text:span><text:span text:style-name="T4">Type</text:span></text:p>
            <text:p text:style-name="P11"><text:span text:style-name="T4">[1] </text:span><text:span text:style-name="T4">MCU</text:span><text:span text:style-name="T4">-</text:span><text:span text:style-name="T4">Type</text:span></text:p>
            <text:p text:style-name="P11"><text:span text:style-name="T4">[2] </text:span><text:span text:style-name="T4">Firmware</text:span><text:span text:style-name="T4"> </text:span><text:span text:style-name="T4">Rev</text:span><text:span text:style-name="T4">.</text:span></text:p>
          </table:table-cell>
          <table:table-cell table:style-name="Tabelle20.A1" office:value-type="string">
            <text:p text:style-name="P12">CRC</text:p>
          </table:table-cell>
        </table:table-row>
      </table:table>
      <text:h text:style-name="P28" text:outline-level="10"><text:bookmark text:name="h.lnxpozrg8ns"/>Digital output</text:h>
      <text:h text:style-name="P37" text:outline-level="10"><text:bookmark text:name="h.dplwla6q75kj"/>Configure pin as output</text:h>
      <text:p text:style-name="P2">Send pin function output to MCU</text:p>
      <table:table table:name="Tabelle21" table:style-name="Tabelle21">
        <table:table-column table:style-name="Tabelle21.A"/>
        <table:table-column table:style-name="Tabelle21.B"/>
        <table:table-column table:style-name="Tabelle21.C"/>
        <table:table-column table:style-name="Tabelle21.D"/>
        <table:table-column table:style-name="Tabelle21.E"/>
        <table:table-row>
          <table:table-cell table:style-name="Tabelle21.A1" office:value-type="string">
            <text:p text:style-name="P11"><text:span text:style-name="T3">0</text:span><text:span text:style-name="T3">x</text:span><text:span text:style-name="T3">24</text:span></text:p>
          </table:table-cell>
          <table:table-cell table:style-name="Tabelle21.A1" office:value-type="string">
            <text:p text:style-name="P11"><text:span text:style-name="T3">0</text:span><text:span text:style-name="T3">x</text:span><text:span text:style-name="T3">06</text:span></text:p>
          </table:table-cell>
          <table:table-cell table:style-name="Tabelle21.A1" office:value-type="string">
            <text:p text:style-name="P11"><text:span text:style-name="T3">0</text:span><text:span text:style-name="T3">x</text:span><text:span text:style-name="T3">04</text:span></text:p>
          </table:table-cell>
          <table:table-cell table:style-name="Tabelle21.A1" office:value-type="string">
            <text:p text:style-name="P11"><text:span text:style-name="T3">0</text:span><text:span text:style-name="T3">x</text:span><text:span text:style-name="T3">14 0</text:span><text:span text:style-name="T3">x</text:span><text:span text:style-name="T3">03</text:span></text:p>
          </table:table-cell>
          <table:table-cell table:style-name="Tabelle21.A1" office:value-type="string">
            <text:p text:style-name="P11"><text:span text:style-name="T3">0</text:span><text:span text:style-name="T3">x</text:span><text:span text:style-name="T3">21</text:span></text:p>
          </table:table-cell>
        </table:table-row>
        <table:table-row>
          <table:table-cell table:style-name="Tabelle21.A1" office:value-type="string">
            <text:p text:style-name="P11"><text:span text:style-name="T3">Start</text:span><text:span text:style-name="T3"> </text:span><text:span text:style-name="T3">of</text:span><text:span text:style-name="T3"> </text:span><text:span text:style-name="T3">packet</text:span></text:p>
            <text:p text:style-name="P13"/>
            <text:p text:style-name="P13">$</text:p>
          </table:table-cell>
          <table:table-cell table:style-name="Tabelle21.A1" office:value-type="string">
            <text:p text:style-name="P11"><text:span text:style-name="T3">Packet</text:span><text:span text:style-name="T3"> </text:span><text:span text:style-name="T3">length</text:span></text:p>
            <text:p text:style-name="P13"/>
            <text:p text:style-name="P11"><text:span text:style-name="T4">6 </text:span><text:span text:style-name="T4">Bytes</text:span></text:p>
          </table:table-cell>
          <table:table-cell table:style-name="Tabelle21.A1" office:value-type="string">
            <text:p text:style-name="P11"><text:span text:style-name="T3">Packet</text:span><text:span text:style-name="T3"> </text:span><text:span text:style-name="T3">type</text:span></text:p>
            <text:p text:style-name="P12"/>
            <text:p text:style-name="P11"><text:span text:style-name="T4">Pin</text:span><text:span text:style-name="T4"> </text:span><text:span text:style-name="T4">function</text:span><text:span text:style-name="T4"> (</text:span><text:span text:style-name="T4">setup</text:span><text:span text:style-name="T4">)</text:span></text:p>
          </table:table-cell>
          <table:table-cell table:style-name="Tabelle21.A1" office:value-type="string">
            <text:p text:style-name="P12">Data</text:p>
            <text:p text:style-name="P13"/>
            <text:p text:style-name="P11"><text:span text:style-name="T4">[0] </text:span><text:span text:style-name="T4">Pin</text:span><text:span text:style-name="T4"> </text:span><text:span text:style-name="T4">P</text:span><text:span text:style-name="T4">1.4</text:span></text:p>
            <text:p text:style-name="P11"><text:span text:style-name="T4">[1] </text:span><text:span text:style-name="T4">Set</text:span><text:span text:style-name="T4"> </text:span><text:span text:style-name="T4">pin</text:span><text:span text:style-name="T4"> </text:span><text:span text:style-name="T4">as</text:span><text:span text:style-name="T4"> </text:span><text:span text:style-name="T4">output</text:span></text:p>
          </table:table-cell>
          <table:table-cell table:style-name="Tabelle21.A1" office:value-type="string">
            <text:p text:style-name="P12">CRC</text:p>
          </table:table-cell>
        </table:table-row>
      </table:table>
      <text:p text:style-name="P2"/>
      <text:p text:style-name="P2">Result received from MCU <text:span text:style-name="T7">on</text:span><text:span text:style-name="T7"> </text:span><text:span text:style-name="T7">Success</text:span></text:p>
      <table:table table:name="Tabelle22" table:style-name="Tabelle22">
        <table:table-column table:style-name="Tabelle22.A"/>
        <table:table-column table:style-name="Tabelle22.B"/>
        <table:table-column table:style-name="Tabelle22.C"/>
        <table:table-column table:style-name="Tabelle22.D"/>
        <table:table-column table:style-name="Tabelle22.E"/>
        <table:table-row>
          <table:table-cell table:style-name="Tabelle22.A1" office:value-type="string">
            <text:p text:style-name="P11"><text:span text:style-name="T3">0</text:span><text:span text:style-name="T3">x</text:span><text:span text:style-name="T3">2</text:span><text:span text:style-name="T3">B</text:span></text:p>
          </table:table-cell>
          <table:table-cell table:style-name="Tabelle22.A1" office:value-type="string">
            <text:p text:style-name="P11"><text:span text:style-name="T3">0</text:span><text:span text:style-name="T3">x</text:span><text:span text:style-name="T3">05</text:span></text:p>
          </table:table-cell>
          <table:table-cell table:style-name="Tabelle22.A1" office:value-type="string">
            <text:p text:style-name="P11"><text:span text:style-name="T3">0</text:span><text:span text:style-name="T3">x</text:span><text:span text:style-name="T3">01</text:span></text:p>
          </table:table-cell>
          <table:table-cell table:style-name="Tabelle22.A1" office:value-type="string">
            <text:p text:style-name="P11"><text:span text:style-name="T3">0</text:span><text:span text:style-name="T3">x</text:span><text:span text:style-name="T3">01</text:span></text:p>
          </table:table-cell>
          <table:table-cell table:style-name="Tabelle22.A1" office:value-type="string">
            <text:p text:style-name="P11"><text:span text:style-name="T3">0</text:span><text:span text:style-name="T3">x</text:span><text:span text:style-name="T3">07</text:span></text:p>
          </table:table-cell>
        </table:table-row>
        <table:table-row>
          <table:table-cell table:style-name="Tabelle22.A1" office:value-type="string">
            <text:p text:style-name="P11"><text:span text:style-name="T3">Start</text:span><text:span text:style-name="T3"> </text:span><text:span text:style-name="T3">of</text:span><text:span text:style-name="T3"> </text:span><text:span text:style-name="T3">packet</text:span></text:p>
            <text:p text:style-name="P12"/>
            <text:p text:style-name="P13">+</text:p>
          </table:table-cell>
          <table:table-cell table:style-name="Tabelle22.A1" office:value-type="string">
            <text:p text:style-name="P11"><text:span text:style-name="T3">Packet</text:span><text:span text:style-name="T3"> </text:span><text:span text:style-name="T3">length</text:span></text:p>
            <text:p text:style-name="P12"/>
            <text:p text:style-name="P11"><text:span text:style-name="T4">5 </text:span><text:span text:style-name="T4">Bytes</text:span></text:p>
          </table:table-cell>
          <table:table-cell table:style-name="Tabelle22.A1" office:value-type="string">
            <text:p text:style-name="P11"><text:span text:style-name="T3">Packet</text:span><text:span text:style-name="T3"> </text:span><text:span text:style-name="T3">type</text:span></text:p>
            <text:p text:style-name="P12"/>
            <text:p text:style-name="P11"><text:span text:style-name="T4">STATUS</text:span><text:span text:style-name="T4"> / </text:span><text:span text:style-name="T4">ERROR</text:span></text:p>
          </table:table-cell>
          <table:table-cell table:style-name="Tabelle22.A1" office:value-type="string">
            <text:p text:style-name="P12">Data</text:p>
            <text:p text:style-name="P13"/>
            <text:p text:style-name="P11"><text:span text:style-name="T4">[0] </text:span><text:span text:style-name="T4">ACK</text:span></text:p>
          </table:table-cell>
          <table:table-cell table:style-name="Tabelle22.A1" office:value-type="string">
            <text:p text:style-name="P12">CRC</text:p>
          </table:table-cell>
        </table:table-row>
      </table:table>
      <text:h text:style-name="P36" text:outline-level="10"><text:bookmark text:name="h.nvajtdp56wzx"/>Set output pin to HIGH</text:h>
      <text:p text:style-name="P2">Send pin control HIGH to MCU</text:p>
      <table:table table:name="Tabelle23" table:style-name="Tabelle23">
        <table:table-column table:style-name="Tabelle23.A"/>
        <table:table-column table:style-name="Tabelle23.B"/>
        <table:table-column table:style-name="Tabelle23.C"/>
        <table:table-column table:style-name="Tabelle23.D"/>
        <table:table-column table:style-name="Tabelle23.E"/>
        <table:table-row>
          <table:table-cell table:style-name="Tabelle23.A1" office:value-type="string">
            <text:p text:style-name="P11"><text:span text:style-name="T3">0</text:span><text:span text:style-name="T3">x</text:span><text:span text:style-name="T3">24</text:span></text:p>
          </table:table-cell>
          <table:table-cell table:style-name="Tabelle23.A1" office:value-type="string">
            <text:p text:style-name="P11"><text:span text:style-name="T3">0</text:span><text:span text:style-name="T3">x</text:span><text:span text:style-name="T3">06</text:span></text:p>
          </table:table-cell>
          <table:table-cell table:style-name="Tabelle23.A1" office:value-type="string">
            <text:p text:style-name="P11"><text:span text:style-name="T3">0</text:span><text:span text:style-name="T3">x</text:span><text:span text:style-name="T3">05</text:span></text:p>
          </table:table-cell>
          <table:table-cell table:style-name="Tabelle23.A1" office:value-type="string">
            <text:p text:style-name="P11"><text:span text:style-name="T3">0</text:span><text:span text:style-name="T3">x</text:span><text:span text:style-name="T3">14 0</text:span><text:span text:style-name="T3">x</text:span><text:span text:style-name="T3">01</text:span></text:p>
          </table:table-cell>
          <table:table-cell table:style-name="Tabelle23.A1" office:value-type="string">
            <text:p text:style-name="P11"><text:span text:style-name="T3">0</text:span><text:span text:style-name="T3">x</text:span><text:span text:style-name="T3">20</text:span></text:p>
          </table:table-cell>
        </table:table-row>
        <text:soft-page-break/>
        <table:table-row>
          <table:table-cell table:style-name="Tabelle23.A1" office:value-type="string">
            <text:p text:style-name="P11"><text:span text:style-name="T3">Start</text:span><text:span text:style-name="T3"> </text:span><text:span text:style-name="T3">of</text:span><text:span text:style-name="T3"> </text:span><text:span text:style-name="T3">packet</text:span></text:p>
            <text:p text:style-name="P13"/>
            <text:p text:style-name="P13">$</text:p>
          </table:table-cell>
          <table:table-cell table:style-name="Tabelle23.A1" office:value-type="string">
            <text:p text:style-name="P11"><text:span text:style-name="T3">Packet</text:span><text:span text:style-name="T3"> </text:span><text:span text:style-name="T3">length</text:span></text:p>
            <text:p text:style-name="P13"/>
            <text:p text:style-name="P11"><text:span text:style-name="T4">6 </text:span><text:span text:style-name="T4">Bytes</text:span></text:p>
          </table:table-cell>
          <table:table-cell table:style-name="Tabelle23.A1" office:value-type="string">
            <text:p text:style-name="P11"><text:span text:style-name="T3">Packet</text:span><text:span text:style-name="T3"> </text:span><text:span text:style-name="T3">type</text:span></text:p>
            <text:p text:style-name="P12"/>
            <text:p text:style-name="P11"><text:span text:style-name="T4">Pin</text:span><text:span text:style-name="T4"> </text:span><text:span text:style-name="T4">control</text:span></text:p>
          </table:table-cell>
          <table:table-cell table:style-name="Tabelle23.A1" office:value-type="string">
            <text:p text:style-name="P12">Data</text:p>
            <text:p text:style-name="P13"/>
            <text:p text:style-name="P11"><text:span text:style-name="T4">[0] </text:span><text:span text:style-name="T4">Pin</text:span><text:span text:style-name="T4"> </text:span><text:span text:style-name="T4">P</text:span><text:span text:style-name="T4">1.4</text:span></text:p>
            <text:p text:style-name="P11"><text:span text:style-name="T4">[1] </text:span><text:span text:style-name="T4">Set</text:span><text:span text:style-name="T4"> </text:span><text:span text:style-name="T4">to</text:span><text:span text:style-name="T4"> </text:span><text:span text:style-name="T4">HIGH</text:span></text:p>
          </table:table-cell>
          <table:table-cell table:style-name="Tabelle23.A1" office:value-type="string">
            <text:p text:style-name="P12">CRC</text:p>
          </table:table-cell>
        </table:table-row>
      </table:table>
      <text:p text:style-name="P2"/>
      <text:p text:style-name="P2">Result received from MCU <text:span text:style-name="T7">on</text:span><text:span text:style-name="T7"> </text:span><text:span text:style-name="T7">Success</text:span></text:p>
      <table:table table:name="Tabelle24" table:style-name="Tabelle24">
        <table:table-column table:style-name="Tabelle24.A"/>
        <table:table-column table:style-name="Tabelle24.B"/>
        <table:table-column table:style-name="Tabelle24.C"/>
        <table:table-column table:style-name="Tabelle24.D"/>
        <table:table-column table:style-name="Tabelle24.E"/>
        <table:table-row>
          <table:table-cell table:style-name="Tabelle24.A1" office:value-type="string">
            <text:p text:style-name="P11"><text:span text:style-name="T3">0</text:span><text:span text:style-name="T3">x</text:span><text:span text:style-name="T3">2</text:span><text:span text:style-name="T3">B</text:span></text:p>
          </table:table-cell>
          <table:table-cell table:style-name="Tabelle24.A1" office:value-type="string">
            <text:p text:style-name="P11"><text:span text:style-name="T3">0</text:span><text:span text:style-name="T3">x</text:span><text:span text:style-name="T3">05</text:span></text:p>
          </table:table-cell>
          <table:table-cell table:style-name="Tabelle24.A1" office:value-type="string">
            <text:p text:style-name="P11"><text:span text:style-name="T3">0</text:span><text:span text:style-name="T3">x</text:span><text:span text:style-name="T3">01</text:span></text:p>
          </table:table-cell>
          <table:table-cell table:style-name="Tabelle24.A1" office:value-type="string">
            <text:p text:style-name="P11"><text:span text:style-name="T3">0</text:span><text:span text:style-name="T3">x</text:span><text:span text:style-name="T3">01</text:span></text:p>
          </table:table-cell>
          <table:table-cell table:style-name="Tabelle24.A1" office:value-type="string">
            <text:p text:style-name="P11"><text:span text:style-name="T3">0</text:span><text:span text:style-name="T3">x</text:span><text:span text:style-name="T3">07</text:span></text:p>
          </table:table-cell>
        </table:table-row>
        <table:table-row>
          <table:table-cell table:style-name="Tabelle24.A1" office:value-type="string">
            <text:p text:style-name="P11"><text:span text:style-name="T3">Start</text:span><text:span text:style-name="T3"> </text:span><text:span text:style-name="T3">of</text:span><text:span text:style-name="T3"> </text:span><text:span text:style-name="T3">packet</text:span></text:p>
            <text:p text:style-name="P12"/>
            <text:p text:style-name="P13">+</text:p>
          </table:table-cell>
          <table:table-cell table:style-name="Tabelle24.A1" office:value-type="string">
            <text:p text:style-name="P11"><text:span text:style-name="T3">Packet</text:span><text:span text:style-name="T3"> </text:span><text:span text:style-name="T3">length</text:span></text:p>
            <text:p text:style-name="P12"/>
            <text:p text:style-name="P11"><text:span text:style-name="T4">5 </text:span><text:span text:style-name="T4">Bytes</text:span></text:p>
          </table:table-cell>
          <table:table-cell table:style-name="Tabelle24.A1" office:value-type="string">
            <text:p text:style-name="P11"><text:span text:style-name="T3">Packet</text:span><text:span text:style-name="T3"> </text:span><text:span text:style-name="T3">type</text:span></text:p>
            <text:p text:style-name="P12"/>
            <text:p text:style-name="P11"><text:span text:style-name="T4">STATUS</text:span><text:span text:style-name="T4"> / </text:span><text:span text:style-name="T4">ERROR</text:span></text:p>
          </table:table-cell>
          <table:table-cell table:style-name="Tabelle24.A1" office:value-type="string">
            <text:p text:style-name="P12">Data</text:p>
            <text:p text:style-name="P13"/>
            <text:p text:style-name="P11"><text:span text:style-name="T4">[0] </text:span><text:span text:style-name="T4">ACK</text:span></text:p>
          </table:table-cell>
          <table:table-cell table:style-name="Tabelle24.A1" office:value-type="string">
            <text:p text:style-name="P12">CRC</text:p>
          </table:table-cell>
        </table:table-row>
      </table:table>
      <text:h text:style-name="P28" text:outline-level="10"><text:bookmark text:name="h.hs9iw1jco5u6"/>Digital input</text:h>
      <text:h text:style-name="P37" text:outline-level="10"><text:bookmark text:name="h.wf67p0q5p8yr"/>Configure pin as input with pull-down enabled</text:h>
      <text:p text:style-name="P2">Send pin function input pull-down to MCU</text:p>
      <table:table table:name="Tabelle25" table:style-name="Tabelle25">
        <table:table-column table:style-name="Tabelle25.A"/>
        <table:table-column table:style-name="Tabelle25.B"/>
        <table:table-column table:style-name="Tabelle25.C"/>
        <table:table-column table:style-name="Tabelle25.D"/>
        <table:table-column table:style-name="Tabelle25.E"/>
        <table:table-row>
          <table:table-cell table:style-name="Tabelle25.A1" office:value-type="string">
            <text:p text:style-name="P11"><text:span text:style-name="T3">0</text:span><text:span text:style-name="T3">x</text:span><text:span text:style-name="T3">24</text:span></text:p>
          </table:table-cell>
          <table:table-cell table:style-name="Tabelle25.A1" office:value-type="string">
            <text:p text:style-name="P11"><text:span text:style-name="T3">0</text:span><text:span text:style-name="T3">x</text:span><text:span text:style-name="T3">06</text:span></text:p>
          </table:table-cell>
          <table:table-cell table:style-name="Tabelle25.A1" office:value-type="string">
            <text:p text:style-name="P11"><text:span text:style-name="T3">0</text:span><text:span text:style-name="T3">x</text:span><text:span text:style-name="T3">04</text:span></text:p>
          </table:table-cell>
          <table:table-cell table:style-name="Tabelle25.A1" office:value-type="string">
            <text:p text:style-name="P11"><text:span text:style-name="T3">0</text:span><text:span text:style-name="T3">x</text:span><text:span text:style-name="T3">15 0</text:span><text:span text:style-name="T3">x</text:span><text:span text:style-name="T3">02</text:span></text:p>
          </table:table-cell>
          <table:table-cell table:style-name="Tabelle25.A1" office:value-type="string">
            <text:p text:style-name="P11"><text:span text:style-name="T3">0</text:span><text:span text:style-name="T3">x</text:span><text:span text:style-name="T3">21</text:span></text:p>
          </table:table-cell>
        </table:table-row>
        <table:table-row>
          <table:table-cell table:style-name="Tabelle25.A1" office:value-type="string">
            <text:p text:style-name="P11"><text:span text:style-name="T3">Start</text:span><text:span text:style-name="T3"> </text:span><text:span text:style-name="T3">of</text:span><text:span text:style-name="T3"> </text:span><text:span text:style-name="T3">packet</text:span></text:p>
            <text:p text:style-name="P13"/>
            <text:p text:style-name="P13">$</text:p>
          </table:table-cell>
          <table:table-cell table:style-name="Tabelle25.A1" office:value-type="string">
            <text:p text:style-name="P11"><text:span text:style-name="T3">Packet</text:span><text:span text:style-name="T3"> </text:span><text:span text:style-name="T3">length</text:span></text:p>
            <text:p text:style-name="P13"/>
            <text:p text:style-name="P11"><text:span text:style-name="T4">6 </text:span><text:span text:style-name="T4">Bytes</text:span></text:p>
          </table:table-cell>
          <table:table-cell table:style-name="Tabelle25.A1" office:value-type="string">
            <text:p text:style-name="P11"><text:span text:style-name="T3">Packet</text:span><text:span text:style-name="T3"> </text:span><text:span text:style-name="T3">type</text:span></text:p>
            <text:p text:style-name="P12"/>
            <text:p text:style-name="P11"><text:span text:style-name="T4">Pin</text:span><text:span text:style-name="T4"> </text:span><text:span text:style-name="T4">function</text:span><text:span text:style-name="T4"> (</text:span><text:span text:style-name="T4">setup</text:span><text:span text:style-name="T4">)</text:span></text:p>
          </table:table-cell>
          <table:table-cell table:style-name="Tabelle25.A1" office:value-type="string">
            <text:p text:style-name="P12">Data</text:p>
            <text:p text:style-name="P13"/>
            <text:p text:style-name="P11"><text:span text:style-name="T4">[0] </text:span><text:span text:style-name="T4">Pin</text:span><text:span text:style-name="T4"> </text:span><text:span text:style-name="T4">P</text:span><text:span text:style-name="T4">1.5</text:span></text:p>
            <text:p text:style-name="P11"><text:span text:style-name="T4">[1] </text:span><text:span text:style-name="T4">Set</text:span><text:span text:style-name="T4"> </text:span><text:span text:style-name="T4">pin</text:span><text:span text:style-name="T4"> </text:span><text:span text:style-name="T4">input</text:span><text:span text:style-name="T4"> </text:span><text:span text:style-name="T4">with</text:span><text:span text:style-name="T4"> </text:span><text:span text:style-name="T4">pull</text:span><text:span text:style-name="T4">-</text:span><text:span text:style-name="T4">down</text:span><text:span text:style-name="T4"> </text:span><text:span text:style-name="T4">enabled</text:span></text:p>
          </table:table-cell>
          <table:table-cell table:style-name="Tabelle25.A1" office:value-type="string">
            <text:p text:style-name="P12">CRC</text:p>
          </table:table-cell>
        </table:table-row>
      </table:table>
      <text:p text:style-name="P2"/>
      <text:p text:style-name="P2">Result received from MCU <text:span text:style-name="T7">on</text:span><text:span text:style-name="T7"> </text:span><text:span text:style-name="T7">Success</text:span></text:p>
      <table:table table:name="Tabelle26" table:style-name="Tabelle26">
        <table:table-column table:style-name="Tabelle26.A"/>
        <table:table-column table:style-name="Tabelle26.B"/>
        <table:table-column table:style-name="Tabelle26.C"/>
        <table:table-column table:style-name="Tabelle26.D"/>
        <table:table-column table:style-name="Tabelle26.E"/>
        <table:table-row>
          <table:table-cell table:style-name="Tabelle26.A1" office:value-type="string">
            <text:p text:style-name="P11"><text:span text:style-name="T3">0</text:span><text:span text:style-name="T3">x</text:span><text:span text:style-name="T3">2</text:span><text:span text:style-name="T3">B</text:span></text:p>
          </table:table-cell>
          <table:table-cell table:style-name="Tabelle26.A1" office:value-type="string">
            <text:p text:style-name="P11"><text:span text:style-name="T3">0</text:span><text:span text:style-name="T3">x</text:span><text:span text:style-name="T3">05</text:span></text:p>
          </table:table-cell>
          <table:table-cell table:style-name="Tabelle26.A1" office:value-type="string">
            <text:p text:style-name="P11"><text:span text:style-name="T3">0</text:span><text:span text:style-name="T3">x</text:span><text:span text:style-name="T3">01</text:span></text:p>
          </table:table-cell>
          <table:table-cell table:style-name="Tabelle26.A1" office:value-type="string">
            <text:p text:style-name="P11"><text:span text:style-name="T3">0</text:span><text:span text:style-name="T3">x</text:span><text:span text:style-name="T3">01</text:span></text:p>
          </table:table-cell>
          <table:table-cell table:style-name="Tabelle26.A1" office:value-type="string">
            <text:p text:style-name="P11"><text:span text:style-name="T3">0</text:span><text:span text:style-name="T3">x</text:span><text:span text:style-name="T3">07</text:span></text:p>
          </table:table-cell>
        </table:table-row>
        <table:table-row>
          <table:table-cell table:style-name="Tabelle26.A1" office:value-type="string">
            <text:p text:style-name="P11"><text:span text:style-name="T3">Start</text:span><text:span text:style-name="T3"> </text:span><text:span text:style-name="T3">of</text:span><text:span text:style-name="T3"> </text:span><text:span text:style-name="T3">packet</text:span></text:p>
            <text:p text:style-name="P12"/>
            <text:p text:style-name="P13">+</text:p>
          </table:table-cell>
          <table:table-cell table:style-name="Tabelle26.A1" office:value-type="string">
            <text:p text:style-name="P11"><text:span text:style-name="T3">Packet</text:span><text:span text:style-name="T3"> </text:span><text:span text:style-name="T3">length</text:span></text:p>
            <text:p text:style-name="P12"/>
            <text:p text:style-name="P11"><text:span text:style-name="T4">5 </text:span><text:span text:style-name="T4">Bytes</text:span></text:p>
          </table:table-cell>
          <table:table-cell table:style-name="Tabelle26.A1" office:value-type="string">
            <text:p text:style-name="P11"><text:span text:style-name="T3">Packet</text:span><text:span text:style-name="T3"> </text:span><text:span text:style-name="T3">type</text:span></text:p>
            <text:p text:style-name="P12"/>
            <text:p text:style-name="P11"><text:span text:style-name="T4">STATUS</text:span><text:span text:style-name="T4"> / </text:span><text:span text:style-name="T4">ERROR</text:span></text:p>
          </table:table-cell>
          <table:table-cell table:style-name="Tabelle26.A1" office:value-type="string">
            <text:p text:style-name="P12">Data</text:p>
            <text:p text:style-name="P13"/>
            <text:p text:style-name="P11"><text:span text:style-name="T4">[0] </text:span><text:span text:style-name="T4">ACK</text:span></text:p>
          </table:table-cell>
          <table:table-cell table:style-name="Tabelle26.A1" office:value-type="string">
            <text:p text:style-name="P12">CRC</text:p>
          </table:table-cell>
        </table:table-row>
      </table:table>
      <text:h text:style-name="P38" text:outline-level="10"><text:bookmark text:name="h.tq4qq03jv1fv"/>Read input state</text:h>
      <text:p text:style-name="P2">Send pin control read to MCU</text:p>
      <table:table table:name="Tabelle27" table:style-name="Tabelle27">
        <table:table-column table:style-name="Tabelle27.A"/>
        <table:table-column table:style-name="Tabelle27.B"/>
        <table:table-column table:style-name="Tabelle27.C"/>
        <table:table-column table:style-name="Tabelle27.D"/>
        <table:table-column table:style-name="Tabelle27.E"/>
        <table:table-row>
          <table:table-cell table:style-name="Tabelle27.A1" office:value-type="string">
            <text:p text:style-name="P11"><text:span text:style-name="T3">0</text:span><text:span text:style-name="T3">x</text:span><text:span text:style-name="T3">24</text:span></text:p>
          </table:table-cell>
          <table:table-cell table:style-name="Tabelle27.A1" office:value-type="string">
            <text:p text:style-name="P11"><text:span text:style-name="T3">0</text:span><text:span text:style-name="T3">x</text:span><text:span text:style-name="T3">06</text:span></text:p>
          </table:table-cell>
          <table:table-cell table:style-name="Tabelle27.A1" office:value-type="string">
            <text:p text:style-name="P11"><text:span text:style-name="T3">0</text:span><text:span text:style-name="T3">x</text:span><text:span text:style-name="T3">05</text:span></text:p>
          </table:table-cell>
          <table:table-cell table:style-name="Tabelle27.A1" office:value-type="string">
            <text:p text:style-name="P11"><text:span text:style-name="T3">0</text:span><text:span text:style-name="T3">x</text:span><text:span text:style-name="T3">15 0</text:span><text:span text:style-name="T3">x</text:span><text:span text:style-name="T3">03</text:span></text:p>
          </table:table-cell>
          <table:table-cell table:style-name="Tabelle27.A1" office:value-type="string">
            <text:p text:style-name="P11"><text:span text:style-name="T3">0</text:span><text:span text:style-name="T3">x</text:span><text:span text:style-name="T3">23</text:span></text:p>
          </table:table-cell>
        </table:table-row>
        <table:table-row>
          <table:table-cell table:style-name="Tabelle27.A1" office:value-type="string">
            <text:p text:style-name="P11"><text:span text:style-name="T3">Start</text:span><text:span text:style-name="T3"> </text:span><text:span text:style-name="T3">of</text:span><text:span text:style-name="T3"> </text:span><text:span text:style-name="T3">packet</text:span></text:p>
            <text:p text:style-name="P13"/>
            <text:p text:style-name="P13">$</text:p>
          </table:table-cell>
          <table:table-cell table:style-name="Tabelle27.A1" office:value-type="string">
            <text:p text:style-name="P11"><text:span text:style-name="T3">Packet</text:span><text:span text:style-name="T3"> </text:span><text:span text:style-name="T3">length</text:span></text:p>
            <text:p text:style-name="P13"/>
            <text:p text:style-name="P11"><text:span text:style-name="T4">6 </text:span><text:span text:style-name="T4">Bytes</text:span></text:p>
          </table:table-cell>
          <table:table-cell table:style-name="Tabelle27.A1" office:value-type="string">
            <text:p text:style-name="P11"><text:span text:style-name="T3">Packet</text:span><text:span text:style-name="T3"> </text:span><text:span text:style-name="T3">type</text:span></text:p>
            <text:p text:style-name="P12"/>
            <text:p text:style-name="P11"><text:span text:style-name="T4">Pin</text:span><text:span text:style-name="T4"> </text:span><text:span text:style-name="T4">control</text:span></text:p>
          </table:table-cell>
          <table:table-cell table:style-name="Tabelle27.A1" office:value-type="string">
            <text:p text:style-name="P12">Data</text:p>
            <text:p text:style-name="P13"/>
            <text:p text:style-name="P11"><text:span text:style-name="T4">[0] </text:span><text:span text:style-name="T4">Pin</text:span><text:span text:style-name="T4"> </text:span><text:span text:style-name="T4">P</text:span><text:span text:style-name="T4">1.5</text:span></text:p>
            <text:p text:style-name="P11"><text:span text:style-name="T4">[1] </text:span><text:span text:style-name="T4">Digital</text:span><text:span text:style-name="T4"> </text:span><text:span text:style-name="T4">pin</text:span><text:span text:style-name="T4"> </text:span><text:span text:style-name="T4">read</text:span></text:p>
          </table:table-cell>
          <table:table-cell table:style-name="Tabelle27.A1" office:value-type="string">
            <text:p text:style-name="P12">CRC</text:p>
          </table:table-cell>
        </table:table-row>
      </table:table>
      <text:p text:style-name="P2"/>
      <text:p text:style-name="P2">Result received from MCU <text:span text:style-name="T7">on</text:span><text:span text:style-name="T7"> </text:span><text:span text:style-name="T7">Success</text:span></text:p>
      <table:table table:name="Tabelle28" table:style-name="Tabelle28">
        <table:table-column table:style-name="Tabelle28.A"/>
        <table:table-column table:style-name="Tabelle28.B"/>
        <table:table-column table:style-name="Tabelle28.C"/>
        <table:table-column table:style-name="Tabelle28.D"/>
        <table:table-column table:style-name="Tabelle28.E"/>
        <table:table-row>
          <table:table-cell table:style-name="Tabelle28.A1" office:value-type="string">
            <text:p text:style-name="P11"><text:span text:style-name="T3">0</text:span><text:span text:style-name="T3">x</text:span><text:span text:style-name="T3">2</text:span><text:span text:style-name="T3">B</text:span></text:p>
          </table:table-cell>
          <table:table-cell table:style-name="Tabelle28.A1" office:value-type="string">
            <text:p text:style-name="P11"><text:span text:style-name="T3">0</text:span><text:span text:style-name="T3">x</text:span><text:span text:style-name="T3">06</text:span></text:p>
          </table:table-cell>
          <table:table-cell table:style-name="Tabelle28.A1" office:value-type="string">
            <text:p text:style-name="P11"><text:span text:style-name="T3">0</text:span><text:span text:style-name="T3">x</text:span><text:span text:style-name="T3">03</text:span></text:p>
          </table:table-cell>
          <table:table-cell table:style-name="Tabelle28.A1" office:value-type="string">
            <text:p text:style-name="P11"><text:span text:style-name="T3">0</text:span><text:span text:style-name="T3">x</text:span><text:span text:style-name="T3">15 0</text:span><text:span text:style-name="T3">x</text:span><text:span text:style-name="T3">01</text:span></text:p>
          </table:table-cell>
          <table:table-cell table:style-name="Tabelle28.A1" office:value-type="string">
            <text:p text:style-name="P11"><text:span text:style-name="T3">0</text:span><text:span text:style-name="T3">x</text:span><text:span text:style-name="T3">1</text:span><text:span text:style-name="T3">F</text:span></text:p>
          </table:table-cell>
        </table:table-row>
        <text:soft-page-break/>
        <table:table-row>
          <table:table-cell table:style-name="Tabelle28.A1" office:value-type="string">
            <text:p text:style-name="P11"><text:span text:style-name="T3">Start</text:span><text:span text:style-name="T3"> </text:span><text:span text:style-name="T3">of</text:span><text:span text:style-name="T3"> </text:span><text:span text:style-name="T3">packet</text:span></text:p>
            <text:p text:style-name="P12"/>
            <text:p text:style-name="P13">+</text:p>
          </table:table-cell>
          <table:table-cell table:style-name="Tabelle28.A1" office:value-type="string">
            <text:p text:style-name="P11"><text:span text:style-name="T3">Packet</text:span><text:span text:style-name="T3"> </text:span><text:span text:style-name="T3">length</text:span></text:p>
            <text:p text:style-name="P12"/>
            <text:p text:style-name="P11"><text:span text:style-name="T4">6 </text:span><text:span text:style-name="T4">Bytes</text:span></text:p>
          </table:table-cell>
          <table:table-cell table:style-name="Tabelle28.A1" office:value-type="string">
            <text:p text:style-name="P11"><text:span text:style-name="T3">Packet</text:span><text:span text:style-name="T3"> </text:span><text:span text:style-name="T3">type</text:span></text:p>
            <text:p text:style-name="P12"/>
            <text:p text:style-name="P11"><text:span text:style-name="T4">Digital</text:span><text:span text:style-name="T4"> </text:span><text:span text:style-name="T4">pin</text:span><text:span text:style-name="T4"> </text:span><text:span text:style-name="T4">read</text:span></text:p>
          </table:table-cell>
          <table:table-cell table:style-name="Tabelle28.A1" office:value-type="string">
            <text:p text:style-name="P12">Data</text:p>
            <text:p text:style-name="P13"/>
            <text:p text:style-name="P11"><text:span text:style-name="T4">[0] </text:span><text:span text:style-name="T4">Pin</text:span><text:span text:style-name="T4"> </text:span><text:span text:style-name="T4">P</text:span><text:span text:style-name="T4">1.5</text:span></text:p>
            <text:p text:style-name="P11"><text:span text:style-name="T4">[1] </text:span><text:span text:style-name="T4">Pin</text:span><text:span text:style-name="T4"> </text:span><text:span text:style-name="T4">state</text:span><text:span text:style-name="T4"> </text:span><text:span text:style-name="T4">is</text:span><text:span text:style-name="T4"> </text:span><text:span text:style-name="T4">HIGH</text:span></text:p>
          </table:table-cell>
          <table:table-cell table:style-name="Tabelle28.A1" office:value-type="string">
            <text:p text:style-name="P12">CRC</text:p>
          </table:table-cell>
        </table:table-row>
      </table:table>
      <text:h text:style-name="P28" text:outline-level="10"><text:bookmark text:name="h.1yphrtt3ljy2"/>Analog input</text:h>
      <text:h text:style-name="P38" text:outline-level="10"><text:bookmark text:name="h.74zrad4ic4ut"/>Configure pin as analog input</text:h>
      <text:p text:style-name="P2">Send pin function analog input to MCU</text:p>
      <table:table table:name="Tabelle29" table:style-name="Tabelle29">
        <table:table-column table:style-name="Tabelle29.A"/>
        <table:table-column table:style-name="Tabelle29.B"/>
        <table:table-column table:style-name="Tabelle29.C"/>
        <table:table-column table:style-name="Tabelle29.D"/>
        <table:table-column table:style-name="Tabelle29.E"/>
        <table:table-row>
          <table:table-cell table:style-name="Tabelle29.A1" office:value-type="string">
            <text:p text:style-name="P11"><text:span text:style-name="T3">0</text:span><text:span text:style-name="T3">x</text:span><text:span text:style-name="T3">24</text:span></text:p>
          </table:table-cell>
          <table:table-cell table:style-name="Tabelle29.A1" office:value-type="string">
            <text:p text:style-name="P11"><text:span text:style-name="T3">0</text:span><text:span text:style-name="T3">x</text:span><text:span text:style-name="T3">06</text:span></text:p>
          </table:table-cell>
          <table:table-cell table:style-name="Tabelle29.A1" office:value-type="string">
            <text:p text:style-name="P11"><text:span text:style-name="T3">0</text:span><text:span text:style-name="T3">x</text:span><text:span text:style-name="T3">04</text:span></text:p>
          </table:table-cell>
          <table:table-cell table:style-name="Tabelle29.A1" office:value-type="string">
            <text:p text:style-name="P11"><text:span text:style-name="T3">0</text:span><text:span text:style-name="T3">x</text:span><text:span text:style-name="T3">20 0</text:span><text:span text:style-name="T3">x</text:span><text:span text:style-name="T3">04</text:span></text:p>
          </table:table-cell>
          <table:table-cell table:style-name="Tabelle29.A1" office:value-type="string">
            <text:p text:style-name="P11"><text:span text:style-name="T3">0</text:span><text:span text:style-name="T3">x</text:span><text:span text:style-name="T3">2</text:span><text:span text:style-name="T3">E</text:span></text:p>
          </table:table-cell>
        </table:table-row>
        <table:table-row>
          <table:table-cell table:style-name="Tabelle29.A1" office:value-type="string">
            <text:p text:style-name="P11"><text:span text:style-name="T3">Start</text:span><text:span text:style-name="T3"> </text:span><text:span text:style-name="T3">of</text:span><text:span text:style-name="T3"> </text:span><text:span text:style-name="T3">packet</text:span></text:p>
            <text:p text:style-name="P13"/>
            <text:p text:style-name="P13">$</text:p>
          </table:table-cell>
          <table:table-cell table:style-name="Tabelle29.A1" office:value-type="string">
            <text:p text:style-name="P11"><text:span text:style-name="T3">Packet</text:span><text:span text:style-name="T3"> </text:span><text:span text:style-name="T3">length</text:span></text:p>
            <text:p text:style-name="P13"/>
            <text:p text:style-name="P11"><text:span text:style-name="T4">6 </text:span><text:span text:style-name="T4">Bytes</text:span></text:p>
          </table:table-cell>
          <table:table-cell table:style-name="Tabelle29.A1" office:value-type="string">
            <text:p text:style-name="P11"><text:span text:style-name="T3">Packet</text:span><text:span text:style-name="T3"> </text:span><text:span text:style-name="T3">type</text:span></text:p>
            <text:p text:style-name="P12"/>
            <text:p text:style-name="P11"><text:span text:style-name="T4">Pin</text:span><text:span text:style-name="T4"> </text:span><text:span text:style-name="T4">function</text:span><text:span text:style-name="T4"> (</text:span><text:span text:style-name="T4">setup</text:span><text:span text:style-name="T4">)</text:span></text:p>
          </table:table-cell>
          <table:table-cell table:style-name="Tabelle29.A1" office:value-type="string">
            <text:p text:style-name="P12">Data</text:p>
            <text:p text:style-name="P13"/>
            <text:p text:style-name="P11"><text:span text:style-name="T4">[0] </text:span><text:span text:style-name="T4">Pin</text:span><text:span text:style-name="T4"> </text:span><text:span text:style-name="T4">P</text:span><text:span text:style-name="T4">2.0</text:span></text:p>
            <text:p text:style-name="P11"><text:span text:style-name="T4">[1] </text:span><text:span text:style-name="T4">Set</text:span><text:span text:style-name="T4"> </text:span><text:span text:style-name="T4">pin</text:span><text:span text:style-name="T4"> </text:span><text:span text:style-name="T4">analog</text:span><text:span text:style-name="T4"> </text:span><text:span text:style-name="T4">input</text:span></text:p>
          </table:table-cell>
          <table:table-cell table:style-name="Tabelle29.A1" office:value-type="string">
            <text:p text:style-name="P12">CRC</text:p>
          </table:table-cell>
        </table:table-row>
      </table:table>
      <text:p text:style-name="P2"/>
      <text:p text:style-name="P2">Result received from MCU <text:span text:style-name="T7">on</text:span><text:span text:style-name="T7"> </text:span><text:span text:style-name="T7">Success</text:span></text:p>
      <table:table table:name="Tabelle30" table:style-name="Tabelle30">
        <table:table-column table:style-name="Tabelle30.A"/>
        <table:table-column table:style-name="Tabelle30.B"/>
        <table:table-column table:style-name="Tabelle30.C"/>
        <table:table-column table:style-name="Tabelle30.D"/>
        <table:table-column table:style-name="Tabelle30.E"/>
        <table:table-row>
          <table:table-cell table:style-name="Tabelle30.A1" office:value-type="string">
            <text:p text:style-name="P11"><text:span text:style-name="T3">0</text:span><text:span text:style-name="T3">x</text:span><text:span text:style-name="T3">2</text:span><text:span text:style-name="T3">B</text:span></text:p>
          </table:table-cell>
          <table:table-cell table:style-name="Tabelle30.A1" office:value-type="string">
            <text:p text:style-name="P11"><text:span text:style-name="T3">0</text:span><text:span text:style-name="T3">x</text:span><text:span text:style-name="T3">05</text:span></text:p>
          </table:table-cell>
          <table:table-cell table:style-name="Tabelle30.A1" office:value-type="string">
            <text:p text:style-name="P11"><text:span text:style-name="T3">0</text:span><text:span text:style-name="T3">x</text:span><text:span text:style-name="T3">01</text:span></text:p>
          </table:table-cell>
          <table:table-cell table:style-name="Tabelle30.A1" office:value-type="string">
            <text:p text:style-name="P11"><text:span text:style-name="T3">0</text:span><text:span text:style-name="T3">x</text:span><text:span text:style-name="T3">01</text:span></text:p>
          </table:table-cell>
          <table:table-cell table:style-name="Tabelle30.A1" office:value-type="string">
            <text:p text:style-name="P11"><text:span text:style-name="T3">0</text:span><text:span text:style-name="T3">x</text:span><text:span text:style-name="T3">07</text:span></text:p>
          </table:table-cell>
        </table:table-row>
        <table:table-row>
          <table:table-cell table:style-name="Tabelle30.A1" office:value-type="string">
            <text:p text:style-name="P11"><text:span text:style-name="T3">Start</text:span><text:span text:style-name="T3"> </text:span><text:span text:style-name="T3">of</text:span><text:span text:style-name="T3"> </text:span><text:span text:style-name="T3">packet</text:span></text:p>
            <text:p text:style-name="P12"/>
            <text:p text:style-name="P13">+</text:p>
          </table:table-cell>
          <table:table-cell table:style-name="Tabelle30.A1" office:value-type="string">
            <text:p text:style-name="P11"><text:span text:style-name="T3">Packet</text:span><text:span text:style-name="T3"> </text:span><text:span text:style-name="T3">length</text:span></text:p>
            <text:p text:style-name="P12"/>
            <text:p text:style-name="P11"><text:span text:style-name="T4">5 </text:span><text:span text:style-name="T4">Bytes</text:span></text:p>
          </table:table-cell>
          <table:table-cell table:style-name="Tabelle30.A1" office:value-type="string">
            <text:p text:style-name="P11"><text:span text:style-name="T3">Packet</text:span><text:span text:style-name="T3"> </text:span><text:span text:style-name="T3">type</text:span></text:p>
            <text:p text:style-name="P12"/>
            <text:p text:style-name="P11"><text:span text:style-name="T4">STATUS</text:span><text:span text:style-name="T4"> / </text:span><text:span text:style-name="T4">ERROR</text:span></text:p>
          </table:table-cell>
          <table:table-cell table:style-name="Tabelle30.A1" office:value-type="string">
            <text:p text:style-name="P12">Data</text:p>
            <text:p text:style-name="P13"/>
            <text:p text:style-name="P11"><text:span text:style-name="T4">[0] </text:span><text:span text:style-name="T4">ACK</text:span></text:p>
          </table:table-cell>
          <table:table-cell table:style-name="Tabelle30.A1" office:value-type="string">
            <text:p text:style-name="P12">CRC</text:p>
          </table:table-cell>
        </table:table-row>
      </table:table>
      <text:h text:style-name="P38" text:outline-level="10"><text:bookmark text:name="h.h7lppp4ecuf"/>Read input state</text:h>
      <text:p text:style-name="P2">Send pin control read to MCU</text:p>
      <table:table table:name="Tabelle31" table:style-name="Tabelle31">
        <table:table-column table:style-name="Tabelle31.A"/>
        <table:table-column table:style-name="Tabelle31.B"/>
        <table:table-column table:style-name="Tabelle31.C"/>
        <table:table-column table:style-name="Tabelle31.D"/>
        <table:table-column table:style-name="Tabelle31.E"/>
        <table:table-row>
          <table:table-cell table:style-name="Tabelle31.A1" office:value-type="string">
            <text:p text:style-name="P11"><text:span text:style-name="T3">0</text:span><text:span text:style-name="T3">x</text:span><text:span text:style-name="T3">24</text:span></text:p>
          </table:table-cell>
          <table:table-cell table:style-name="Tabelle31.A1" office:value-type="string">
            <text:p text:style-name="P11"><text:span text:style-name="T3">0</text:span><text:span text:style-name="T3">x</text:span><text:span text:style-name="T3">06</text:span></text:p>
          </table:table-cell>
          <table:table-cell table:style-name="Tabelle31.A1" office:value-type="string">
            <text:p text:style-name="P11"><text:span text:style-name="T3">0</text:span><text:span text:style-name="T3">x</text:span><text:span text:style-name="T3">05</text:span></text:p>
          </table:table-cell>
          <table:table-cell table:style-name="Tabelle31.A1" office:value-type="string">
            <text:p text:style-name="P11"><text:span text:style-name="T3">0</text:span><text:span text:style-name="T3">x</text:span><text:span text:style-name="T3">20 0</text:span><text:span text:style-name="T3">x</text:span><text:span text:style-name="T3">04</text:span></text:p>
          </table:table-cell>
          <table:table-cell table:style-name="Tabelle31.A1" office:value-type="string">
            <text:p text:style-name="P11"><text:span text:style-name="T3">0</text:span><text:span text:style-name="T3">x</text:span><text:span text:style-name="T3">2</text:span><text:span text:style-name="T3">F</text:span></text:p>
          </table:table-cell>
        </table:table-row>
        <table:table-row>
          <table:table-cell table:style-name="Tabelle31.A1" office:value-type="string">
            <text:p text:style-name="P11"><text:span text:style-name="T3">Start</text:span><text:span text:style-name="T3"> </text:span><text:span text:style-name="T3">of</text:span><text:span text:style-name="T3"> </text:span><text:span text:style-name="T3">packet</text:span></text:p>
            <text:p text:style-name="P13"/>
            <text:p text:style-name="P13">$</text:p>
          </table:table-cell>
          <table:table-cell table:style-name="Tabelle31.A1" office:value-type="string">
            <text:p text:style-name="P11"><text:span text:style-name="T3">Packet</text:span><text:span text:style-name="T3"> </text:span><text:span text:style-name="T3">length</text:span></text:p>
            <text:p text:style-name="P13"/>
            <text:p text:style-name="P11"><text:span text:style-name="T4">6 </text:span><text:span text:style-name="T4">Bytes</text:span></text:p>
          </table:table-cell>
          <table:table-cell table:style-name="Tabelle31.A1" office:value-type="string">
            <text:p text:style-name="P11"><text:span text:style-name="T3">Packet</text:span><text:span text:style-name="T3"> </text:span><text:span text:style-name="T3">type</text:span></text:p>
            <text:p text:style-name="P12"/>
            <text:p text:style-name="P11"><text:span text:style-name="T4">Pin</text:span><text:span text:style-name="T4"> </text:span><text:span text:style-name="T4">control</text:span></text:p>
          </table:table-cell>
          <table:table-cell table:style-name="Tabelle31.A1" office:value-type="string">
            <text:p text:style-name="P12">Data</text:p>
            <text:p text:style-name="P13"/>
            <text:p text:style-name="P11"><text:span text:style-name="T4">[0] </text:span><text:span text:style-name="T4">Pin</text:span><text:span text:style-name="T4"> </text:span><text:span text:style-name="T4">P</text:span><text:span text:style-name="T4">2.0</text:span></text:p>
            <text:p text:style-name="P11"><text:span text:style-name="T4">[1] </text:span><text:span text:style-name="T4">Analog</text:span><text:span text:style-name="T4"> </text:span><text:span text:style-name="T4">pin</text:span><text:span text:style-name="T4"> </text:span><text:span text:style-name="T4">read</text:span></text:p>
          </table:table-cell>
          <table:table-cell table:style-name="Tabelle31.A1" office:value-type="string">
            <text:p text:style-name="P12">CRC</text:p>
          </table:table-cell>
        </table:table-row>
      </table:table>
      <text:p text:style-name="P2"/>
      <text:p text:style-name="P2">Result received from MCU <text:span text:style-name="T7">on</text:span><text:span text:style-name="T7"> </text:span><text:span text:style-name="T7">Success</text:span></text:p>
      <table:table table:name="Tabelle32" table:style-name="Tabelle32">
        <table:table-column table:style-name="Tabelle32.A"/>
        <table:table-column table:style-name="Tabelle32.B"/>
        <table:table-column table:style-name="Tabelle32.C"/>
        <table:table-column table:style-name="Tabelle32.D"/>
        <table:table-column table:style-name="Tabelle32.E"/>
        <table:table-row>
          <table:table-cell table:style-name="Tabelle32.A1" office:value-type="string">
            <text:p text:style-name="P11"><text:span text:style-name="T3">0</text:span><text:span text:style-name="T3">x</text:span><text:span text:style-name="T3">2</text:span><text:span text:style-name="T3">B</text:span></text:p>
          </table:table-cell>
          <table:table-cell table:style-name="Tabelle32.A1" office:value-type="string">
            <text:p text:style-name="P11"><text:span text:style-name="T3">0</text:span><text:span text:style-name="T3">x</text:span><text:span text:style-name="T3">07</text:span></text:p>
          </table:table-cell>
          <table:table-cell table:style-name="Tabelle32.A1" office:value-type="string">
            <text:p text:style-name="P11"><text:span text:style-name="T3">0</text:span><text:span text:style-name="T3">x</text:span><text:span text:style-name="T3">04</text:span></text:p>
          </table:table-cell>
          <table:table-cell table:style-name="Tabelle32.A1" office:value-type="string">
            <text:p text:style-name="P11"><text:span text:style-name="T3">0</text:span><text:span text:style-name="T3">x</text:span><text:span text:style-name="T3">20 0</text:span><text:span text:style-name="T3">x</text:span><text:span text:style-name="T3">00 0</text:span><text:span text:style-name="T3">xAB</text:span></text:p>
          </table:table-cell>
          <table:table-cell table:style-name="Tabelle32.A1" office:value-type="string">
            <text:p text:style-name="P11"><text:span text:style-name="T3">0</text:span><text:span text:style-name="T3">xD</text:span><text:span text:style-name="T3">6</text:span></text:p>
          </table:table-cell>
        </table:table-row>
        <table:table-row>
          <table:table-cell table:style-name="Tabelle32.A1" office:value-type="string">
            <text:p text:style-name="P11"><text:span text:style-name="T3">Start</text:span><text:span text:style-name="T3"> </text:span><text:span text:style-name="T3">of</text:span><text:span text:style-name="T3"> </text:span><text:span text:style-name="T3">packet</text:span></text:p>
            <text:p text:style-name="P12"/>
            <text:p text:style-name="P13">+</text:p>
          </table:table-cell>
          <table:table-cell table:style-name="Tabelle32.A1" office:value-type="string">
            <text:p text:style-name="P11"><text:span text:style-name="T3">Packet</text:span><text:span text:style-name="T3"> </text:span><text:span text:style-name="T3">length</text:span></text:p>
            <text:p text:style-name="P12"/>
            <text:p text:style-name="P11"><text:span text:style-name="T4">7 </text:span><text:span text:style-name="T4">Bytes</text:span></text:p>
          </table:table-cell>
          <table:table-cell table:style-name="Tabelle32.A1" office:value-type="string">
            <text:p text:style-name="P11"><text:span text:style-name="T3">Packet</text:span><text:span text:style-name="T3"> </text:span><text:span text:style-name="T3">type</text:span></text:p>
            <text:p text:style-name="P12"/>
            <text:p text:style-name="P11"><text:span text:style-name="T4">Analog</text:span><text:span text:style-name="T4"> </text:span><text:span text:style-name="T4">pin</text:span><text:span text:style-name="T4"> </text:span><text:span text:style-name="T4">read</text:span></text:p>
          </table:table-cell>
          <table:table-cell table:style-name="Tabelle32.A1" office:value-type="string">
            <text:p text:style-name="P12">Data</text:p>
            <text:p text:style-name="P13"/>
            <text:p text:style-name="P11"><text:span text:style-name="T4">[0] </text:span><text:span text:style-name="T4">Pin</text:span><text:span text:style-name="T4"> </text:span><text:span text:style-name="T4">P</text:span><text:span text:style-name="T4">2.0</text:span></text:p>
            <text:p text:style-name="P11"><text:span text:style-name="T4">[1] </text:span><text:span text:style-name="T4">LSB</text:span><text:span text:style-name="T4"> </text:span><text:span text:style-name="T4">of</text:span><text:span text:style-name="T4"> </text:span><text:span text:style-name="T4">ADC</text:span><text:span text:style-name="T4"> </text:span><text:span text:style-name="T4">sample</text:span></text:p>
            <text:p text:style-name="P11"><text:span text:style-name="T4">[2] </text:span><text:span text:style-name="T4">MSB</text:span><text:span text:style-name="T4"> </text:span><text:span text:style-name="T4">of</text:span><text:span text:style-name="T4"> </text:span><text:span text:style-name="T4">ADC</text:span><text:span text:style-name="T4"> </text:span><text:span text:style-name="T4">sample</text:span></text:p>
          </table:table-cell>
          <table:table-cell table:style-name="Tabelle32.A1" office:value-type="string">
            <text:p text:style-name="P19">CRC</text:p>
          </table:table-cell>
        </table:table-row>
      </table:table>
      <text:p text:style-name="P2"/>
      <text:h text:style-name="P28" text:outline-level="10"><text:bookmark text:name="h.p3s2m1ofixnl"/>Using PWM</text:h>
      <text:h text:style-name="P38" text:outline-level="10"><text:bookmark text:name="h.sigpphzhyj3o"/><text:soft-page-break/>Configure pin as PWM</text:h>
      <text:p text:style-name="P2">Send pin function PWM to MCU</text:p>
      <table:table table:name="Tabelle33" table:style-name="Tabelle33">
        <table:table-column table:style-name="Tabelle33.A"/>
        <table:table-column table:style-name="Tabelle33.B"/>
        <table:table-column table:style-name="Tabelle33.C"/>
        <table:table-column table:style-name="Tabelle33.D"/>
        <table:table-column table:style-name="Tabelle33.E"/>
        <table:table-row>
          <table:table-cell table:style-name="Tabelle33.A1" office:value-type="string">
            <text:p text:style-name="P11"><text:span text:style-name="T3">0</text:span><text:span text:style-name="T3">x</text:span><text:span text:style-name="T3">24</text:span></text:p>
          </table:table-cell>
          <table:table-cell table:style-name="Tabelle33.A1" office:value-type="string">
            <text:p text:style-name="P11"><text:span text:style-name="T3">0</text:span><text:span text:style-name="T3">x</text:span><text:span text:style-name="T3">06</text:span></text:p>
          </table:table-cell>
          <table:table-cell table:style-name="Tabelle33.A1" office:value-type="string">
            <text:p text:style-name="P11"><text:span text:style-name="T3">0</text:span><text:span text:style-name="T3">x</text:span><text:span text:style-name="T3">04</text:span></text:p>
          </table:table-cell>
          <table:table-cell table:style-name="Tabelle33.A1" office:value-type="string">
            <text:p text:style-name="P11"><text:span text:style-name="T3">0</text:span><text:span text:style-name="T3">x</text:span><text:span text:style-name="T3">21 0</text:span><text:span text:style-name="T3">x</text:span><text:span text:style-name="T3">05</text:span></text:p>
          </table:table-cell>
          <table:table-cell table:style-name="Tabelle33.A1" office:value-type="string">
            <text:p text:style-name="P11"><text:span text:style-name="T3">0</text:span><text:span text:style-name="T3">x</text:span><text:span text:style-name="T3">30</text:span></text:p>
          </table:table-cell>
        </table:table-row>
        <table:table-row>
          <table:table-cell table:style-name="Tabelle33.A1" office:value-type="string">
            <text:p text:style-name="P11"><text:span text:style-name="T3">Start</text:span><text:span text:style-name="T3"> </text:span><text:span text:style-name="T3">of</text:span><text:span text:style-name="T3"> </text:span><text:span text:style-name="T3">packet</text:span></text:p>
            <text:p text:style-name="P13"/>
            <text:p text:style-name="P13">$</text:p>
          </table:table-cell>
          <table:table-cell table:style-name="Tabelle33.A1" office:value-type="string">
            <text:p text:style-name="P11"><text:span text:style-name="T3">Packet</text:span><text:span text:style-name="T3"> </text:span><text:span text:style-name="T3">length</text:span></text:p>
            <text:p text:style-name="P13"/>
            <text:p text:style-name="P11"><text:span text:style-name="T4">6 </text:span><text:span text:style-name="T4">Bytes</text:span></text:p>
          </table:table-cell>
          <table:table-cell table:style-name="Tabelle33.A1" office:value-type="string">
            <text:p text:style-name="P11"><text:span text:style-name="T3">Packet</text:span><text:span text:style-name="T3"> </text:span><text:span text:style-name="T3">type</text:span></text:p>
            <text:p text:style-name="P12"/>
            <text:p text:style-name="P11"><text:span text:style-name="T4">Pin</text:span><text:span text:style-name="T4"> </text:span><text:span text:style-name="T4">function</text:span><text:span text:style-name="T4"> (</text:span><text:span text:style-name="T4">setup</text:span><text:span text:style-name="T4">)</text:span></text:p>
          </table:table-cell>
          <table:table-cell table:style-name="Tabelle33.A1" office:value-type="string">
            <text:p text:style-name="P12">Data</text:p>
            <text:p text:style-name="P13"/>
            <text:p text:style-name="P11"><text:span text:style-name="T4">[0] </text:span><text:span text:style-name="T4">Pin</text:span><text:span text:style-name="T4"> </text:span><text:span text:style-name="T4">P</text:span><text:span text:style-name="T4">2.1</text:span></text:p>
            <text:p text:style-name="P11"><text:span text:style-name="T4">[1] </text:span><text:span text:style-name="T4">Set</text:span><text:span text:style-name="T4"> </text:span><text:span text:style-name="T4">pin</text:span><text:span text:style-name="T4"> </text:span><text:span text:style-name="T4">as</text:span><text:span text:style-name="T4"> </text:span><text:span text:style-name="T4">output</text:span></text:p>
          </table:table-cell>
          <table:table-cell table:style-name="Tabelle33.A1" office:value-type="string">
            <text:p text:style-name="P12">CRC</text:p>
          </table:table-cell>
        </table:table-row>
      </table:table>
      <text:p text:style-name="P2"/>
      <text:p text:style-name="P2">Result received from MCU <text:span text:style-name="T7">on</text:span><text:span text:style-name="T7"> </text:span><text:span text:style-name="T7">Success</text:span></text:p>
      <table:table table:name="Tabelle34" table:style-name="Tabelle34">
        <table:table-column table:style-name="Tabelle34.A"/>
        <table:table-column table:style-name="Tabelle34.B"/>
        <table:table-column table:style-name="Tabelle34.C"/>
        <table:table-column table:style-name="Tabelle34.D"/>
        <table:table-column table:style-name="Tabelle34.E"/>
        <table:table-row>
          <table:table-cell table:style-name="Tabelle34.A1" office:value-type="string">
            <text:p text:style-name="P11"><text:span text:style-name="T3">0</text:span><text:span text:style-name="T3">x</text:span><text:span text:style-name="T3">2</text:span><text:span text:style-name="T3">B</text:span></text:p>
          </table:table-cell>
          <table:table-cell table:style-name="Tabelle34.A1" office:value-type="string">
            <text:p text:style-name="P11"><text:span text:style-name="T3">0</text:span><text:span text:style-name="T3">x</text:span><text:span text:style-name="T3">05</text:span></text:p>
          </table:table-cell>
          <table:table-cell table:style-name="Tabelle34.A1" office:value-type="string">
            <text:p text:style-name="P11"><text:span text:style-name="T3">0</text:span><text:span text:style-name="T3">x</text:span><text:span text:style-name="T3">01</text:span></text:p>
          </table:table-cell>
          <table:table-cell table:style-name="Tabelle34.A1" office:value-type="string">
            <text:p text:style-name="P11"><text:span text:style-name="T3">0</text:span><text:span text:style-name="T3">x</text:span><text:span text:style-name="T3">01</text:span></text:p>
          </table:table-cell>
          <table:table-cell table:style-name="Tabelle34.A1" office:value-type="string">
            <text:p text:style-name="P11"><text:span text:style-name="T3">0</text:span><text:span text:style-name="T3">x</text:span><text:span text:style-name="T3">07</text:span></text:p>
          </table:table-cell>
        </table:table-row>
        <table:table-row>
          <table:table-cell table:style-name="Tabelle34.A1" office:value-type="string">
            <text:p text:style-name="P11"><text:span text:style-name="T3">Start</text:span><text:span text:style-name="T3"> </text:span><text:span text:style-name="T3">of</text:span><text:span text:style-name="T3"> </text:span><text:span text:style-name="T3">packet</text:span></text:p>
            <text:p text:style-name="P12"/>
            <text:p text:style-name="P13">+</text:p>
          </table:table-cell>
          <table:table-cell table:style-name="Tabelle34.A1" office:value-type="string">
            <text:p text:style-name="P11"><text:span text:style-name="T3">Packet</text:span><text:span text:style-name="T3"> </text:span><text:span text:style-name="T3">length</text:span></text:p>
            <text:p text:style-name="P12"/>
            <text:p text:style-name="P11"><text:span text:style-name="T4">5 </text:span><text:span text:style-name="T4">Bytes</text:span></text:p>
          </table:table-cell>
          <table:table-cell table:style-name="Tabelle34.A1" office:value-type="string">
            <text:p text:style-name="P11"><text:span text:style-name="T3">Packet</text:span><text:span text:style-name="T3"> </text:span><text:span text:style-name="T3">type</text:span></text:p>
            <text:p text:style-name="P12"/>
            <text:p text:style-name="P11"><text:span text:style-name="T4">STATUS</text:span><text:span text:style-name="T4"> / </text:span><text:span text:style-name="T4">ERROR</text:span></text:p>
          </table:table-cell>
          <table:table-cell table:style-name="Tabelle34.A1" office:value-type="string">
            <text:p text:style-name="P12">Data</text:p>
            <text:p text:style-name="P13"/>
            <text:p text:style-name="P11"><text:span text:style-name="T4">[0] </text:span><text:span text:style-name="T4">ACK</text:span></text:p>
          </table:table-cell>
          <table:table-cell table:style-name="Tabelle34.A1" office:value-type="string">
            <text:p text:style-name="P12">CRC</text:p>
          </table:table-cell>
        </table:table-row>
      </table:table>
      <text:h text:style-name="P37" text:outline-level="10"><text:bookmark text:name="h.e102buaeftj2"/>Setup PWM</text:h>
      <text:p text:style-name="P2">Send PWM function (setup) to MCU</text:p>
      <table:table table:name="Tabelle35" table:style-name="Tabelle35">
        <table:table-column table:style-name="Tabelle35.A"/>
        <table:table-column table:style-name="Tabelle35.B"/>
        <table:table-column table:style-name="Tabelle35.C"/>
        <table:table-column table:style-name="Tabelle35.D"/>
        <table:table-column table:style-name="Tabelle35.E"/>
        <table:table-row>
          <table:table-cell table:style-name="Tabelle35.A1" office:value-type="string">
            <text:p text:style-name="P11"><text:span text:style-name="T3">0</text:span><text:span text:style-name="T3">x</text:span><text:span text:style-name="T3">24</text:span></text:p>
          </table:table-cell>
          <table:table-cell table:style-name="Tabelle35.A1" office:value-type="string">
            <text:p text:style-name="P11"><text:span text:style-name="T3">0</text:span><text:span text:style-name="T3">x</text:span><text:span text:style-name="T3">07</text:span></text:p>
          </table:table-cell>
          <table:table-cell table:style-name="Tabelle35.A1" office:value-type="string">
            <text:p text:style-name="P11"><text:span text:style-name="T3">0</text:span><text:span text:style-name="T3">x</text:span><text:span text:style-name="T3">06</text:span></text:p>
          </table:table-cell>
          <table:table-cell table:style-name="Tabelle35.A1" office:value-type="string">
            <text:p text:style-name="P11"><text:span text:style-name="T3">0</text:span><text:span text:style-name="T3">x</text:span><text:span text:style-name="T3">21 0</text:span><text:span text:style-name="T3">x</text:span><text:span text:style-name="T3">00 0</text:span><text:span text:style-name="T3">x</text:span><text:span text:style-name="T3">14</text:span></text:p>
          </table:table-cell>
          <table:table-cell table:style-name="Tabelle35.A1" office:value-type="string">
            <text:p text:style-name="P11"><text:span text:style-name="T3">0</text:span><text:span text:style-name="T3">x</text:span><text:span text:style-name="T3">42</text:span></text:p>
          </table:table-cell>
        </table:table-row>
        <table:table-row>
          <table:table-cell table:style-name="Tabelle35.A1" office:value-type="string">
            <text:p text:style-name="P11"><text:span text:style-name="T3">Start</text:span><text:span text:style-name="T3"> </text:span><text:span text:style-name="T3">of</text:span><text:span text:style-name="T3"> </text:span><text:span text:style-name="T3">packet</text:span></text:p>
            <text:p text:style-name="P13"/>
            <text:p text:style-name="P13">$</text:p>
          </table:table-cell>
          <table:table-cell table:style-name="Tabelle35.A1" office:value-type="string">
            <text:p text:style-name="P11"><text:span text:style-name="T3">Packet</text:span><text:span text:style-name="T3"> </text:span><text:span text:style-name="T3">length</text:span></text:p>
            <text:p text:style-name="P13"/>
            <text:p text:style-name="P11"><text:span text:style-name="T4">7 </text:span><text:span text:style-name="T4">Bytes</text:span></text:p>
          </table:table-cell>
          <table:table-cell table:style-name="Tabelle35.A1" office:value-type="string">
            <text:p text:style-name="P11"><text:span text:style-name="T3">Packet</text:span><text:span text:style-name="T3"> </text:span><text:span text:style-name="T3">type</text:span></text:p>
            <text:p text:style-name="P12"/>
            <text:p text:style-name="P11"><text:span text:style-name="T4">PWM</text:span><text:span text:style-name="T4"> </text:span><text:span text:style-name="T4">function</text:span><text:span text:style-name="T4"> (</text:span><text:span text:style-name="T4">setup</text:span><text:span text:style-name="T4">)</text:span></text:p>
          </table:table-cell>
          <table:table-cell table:style-name="Tabelle35.A1" office:value-type="string">
            <text:p text:style-name="P12">Data</text:p>
            <text:p text:style-name="P13"/>
            <text:p text:style-name="P11"><text:span text:style-name="T4">[0] </text:span><text:span text:style-name="T4">Pin</text:span><text:span text:style-name="T4"> </text:span><text:span text:style-name="T4">P</text:span><text:span text:style-name="T4">2.1</text:span></text:p>
            <text:p text:style-name="P11"><text:span text:style-name="T4">[1] </text:span><text:span text:style-name="T4">Period</text:span><text:span text:style-name="T4"> </text:span><text:span text:style-name="T4">in</text:span><text:span text:style-name="T4"> </text:span><text:span text:style-name="T4">ms</text:span><text:span text:style-name="T4"> </text:span><text:span text:style-name="T4">LSB</text:span></text:p>
            <text:p text:style-name="P11"><text:span text:style-name="T4">[2] </text:span><text:span text:style-name="T4">Period</text:span><text:span text:style-name="T4"> </text:span><text:span text:style-name="T4">in</text:span><text:span text:style-name="T4"> </text:span><text:span text:style-name="T4">ms</text:span><text:span text:style-name="T4"> </text:span><text:span text:style-name="T4">MSB</text:span><text:span text:style-name="T4"> (20</text:span><text:span text:style-name="T4">ms</text:span><text:span text:style-name="T4">)</text:span></text:p>
          </table:table-cell>
          <table:table-cell table:style-name="Tabelle35.A1" office:value-type="string">
            <text:p text:style-name="P12">CRC</text:p>
          </table:table-cell>
        </table:table-row>
      </table:table>
      <text:p text:style-name="P2"/>
      <text:p text:style-name="P2">Result received from MCU <text:span text:style-name="T7">on</text:span><text:span text:style-name="T7"> </text:span><text:span text:style-name="T7">Success</text:span></text:p>
      <table:table table:name="Tabelle36" table:style-name="Tabelle36">
        <table:table-column table:style-name="Tabelle36.A"/>
        <table:table-column table:style-name="Tabelle36.B"/>
        <table:table-column table:style-name="Tabelle36.C"/>
        <table:table-column table:style-name="Tabelle36.D"/>
        <table:table-column table:style-name="Tabelle36.E"/>
        <table:table-row>
          <table:table-cell table:style-name="Tabelle36.A1" office:value-type="string">
            <text:p text:style-name="P11"><text:span text:style-name="T3">0</text:span><text:span text:style-name="T3">x</text:span><text:span text:style-name="T3">2</text:span><text:span text:style-name="T3">B</text:span></text:p>
          </table:table-cell>
          <table:table-cell table:style-name="Tabelle36.A1" office:value-type="string">
            <text:p text:style-name="P11"><text:span text:style-name="T3">0</text:span><text:span text:style-name="T3">x</text:span><text:span text:style-name="T3">05</text:span></text:p>
          </table:table-cell>
          <table:table-cell table:style-name="Tabelle36.A1" office:value-type="string">
            <text:p text:style-name="P11"><text:span text:style-name="T3">0</text:span><text:span text:style-name="T3">x</text:span><text:span text:style-name="T3">01</text:span></text:p>
          </table:table-cell>
          <table:table-cell table:style-name="Tabelle36.A1" office:value-type="string">
            <text:p text:style-name="P11"><text:span text:style-name="T3">0</text:span><text:span text:style-name="T3">x</text:span><text:span text:style-name="T3">01</text:span></text:p>
          </table:table-cell>
          <table:table-cell table:style-name="Tabelle36.A1" office:value-type="string">
            <text:p text:style-name="P11"><text:span text:style-name="T3">0</text:span><text:span text:style-name="T3">x</text:span><text:span text:style-name="T3">07</text:span></text:p>
          </table:table-cell>
        </table:table-row>
        <table:table-row>
          <table:table-cell table:style-name="Tabelle36.A1" office:value-type="string">
            <text:p text:style-name="P11"><text:span text:style-name="T3">Start</text:span><text:span text:style-name="T3"> </text:span><text:span text:style-name="T3">of</text:span><text:span text:style-name="T3"> </text:span><text:span text:style-name="T3">packet</text:span></text:p>
            <text:p text:style-name="P12"/>
            <text:p text:style-name="P13">+</text:p>
          </table:table-cell>
          <table:table-cell table:style-name="Tabelle36.A1" office:value-type="string">
            <text:p text:style-name="P11"><text:span text:style-name="T3">Packet</text:span><text:span text:style-name="T3"> </text:span><text:span text:style-name="T3">length</text:span></text:p>
            <text:p text:style-name="P12"/>
            <text:p text:style-name="P11"><text:span text:style-name="T4">5 </text:span><text:span text:style-name="T4">Bytes</text:span></text:p>
          </table:table-cell>
          <table:table-cell table:style-name="Tabelle36.A1" office:value-type="string">
            <text:p text:style-name="P11"><text:span text:style-name="T3">Packet</text:span><text:span text:style-name="T3"> </text:span><text:span text:style-name="T3">type</text:span></text:p>
            <text:p text:style-name="P12"/>
            <text:p text:style-name="P11"><text:span text:style-name="T4">STATUS</text:span><text:span text:style-name="T4"> / </text:span><text:span text:style-name="T4">ERROR</text:span></text:p>
          </table:table-cell>
          <table:table-cell table:style-name="Tabelle36.A1" office:value-type="string">
            <text:p text:style-name="P12">Data</text:p>
            <text:p text:style-name="P13"/>
            <text:p text:style-name="P11"><text:span text:style-name="T4">[0] </text:span><text:span text:style-name="T4">ACK</text:span></text:p>
          </table:table-cell>
          <table:table-cell table:style-name="Tabelle36.A1" office:value-type="string">
            <text:p text:style-name="P12">CRC</text:p>
          </table:table-cell>
        </table:table-row>
      </table:table>
      <text:h text:style-name="P36" text:outline-level="10"><text:bookmark text:name="h.s6r4t2l07bjq"/>Change duty cycle</text:h>
      <text:p text:style-name="P2">Send PWM control to MCU</text:p>
      <table:table table:name="Tabelle37" table:style-name="Tabelle37">
        <table:table-column table:style-name="Tabelle37.A"/>
        <table:table-column table:style-name="Tabelle37.B"/>
        <table:table-column table:style-name="Tabelle37.C"/>
        <table:table-column table:style-name="Tabelle37.D"/>
        <table:table-column table:style-name="Tabelle37.E"/>
        <table:table-row>
          <table:table-cell table:style-name="Tabelle37.A1" office:value-type="string">
            <text:p text:style-name="P11"><text:span text:style-name="T3">0</text:span><text:span text:style-name="T3">x</text:span><text:span text:style-name="T3">24</text:span></text:p>
          </table:table-cell>
          <table:table-cell table:style-name="Tabelle37.A1" office:value-type="string">
            <text:p text:style-name="P11"><text:span text:style-name="T3">0</text:span><text:span text:style-name="T3">x</text:span><text:span text:style-name="T3">06</text:span></text:p>
          </table:table-cell>
          <table:table-cell table:style-name="Tabelle37.A1" office:value-type="string">
            <text:p text:style-name="P11"><text:span text:style-name="T3">0</text:span><text:span text:style-name="T3">x</text:span><text:span text:style-name="T3">07</text:span></text:p>
          </table:table-cell>
          <table:table-cell table:style-name="Tabelle37.A1" office:value-type="string">
            <text:p text:style-name="P11"><text:span text:style-name="T3">0</text:span><text:span text:style-name="T3">x</text:span><text:span text:style-name="T3">21 0</text:span><text:span text:style-name="T3">x</text:span><text:span text:style-name="T3">13</text:span></text:p>
          </table:table-cell>
          <table:table-cell table:style-name="Tabelle37.A1" office:value-type="string">
            <text:p text:style-name="P11"><text:span text:style-name="T3">0</text:span><text:span text:style-name="T3">x</text:span><text:span text:style-name="T3">41</text:span></text:p>
          </table:table-cell>
        </table:table-row>
        <table:table-row>
          <table:table-cell table:style-name="Tabelle37.A1" office:value-type="string">
            <text:p text:style-name="P11"><text:span text:style-name="T3">Start</text:span><text:span text:style-name="T3"> </text:span><text:span text:style-name="T3">of</text:span><text:span text:style-name="T3"> </text:span><text:span text:style-name="T3">packet</text:span></text:p>
            <text:p text:style-name="P13"/>
            <text:p text:style-name="P13">$</text:p>
          </table:table-cell>
          <table:table-cell table:style-name="Tabelle37.A1" office:value-type="string">
            <text:p text:style-name="P11"><text:span text:style-name="T3">Packet</text:span><text:span text:style-name="T3"> </text:span><text:span text:style-name="T3">length</text:span></text:p>
            <text:p text:style-name="P13"/>
            <text:p text:style-name="P11"><text:span text:style-name="T4">6 </text:span><text:span text:style-name="T4">Bytes</text:span></text:p>
          </table:table-cell>
          <table:table-cell table:style-name="Tabelle37.A1" office:value-type="string">
            <text:p text:style-name="P11"><text:span text:style-name="T3">Packet</text:span><text:span text:style-name="T3"> </text:span><text:span text:style-name="T3">type</text:span></text:p>
            <text:p text:style-name="P12"/>
            <text:p text:style-name="P11"><text:span text:style-name="T4">PWM</text:span><text:span text:style-name="T4"> </text:span><text:span text:style-name="T4">control</text:span></text:p>
          </table:table-cell>
          <table:table-cell table:style-name="Tabelle37.A1" office:value-type="string">
            <text:p text:style-name="P12">Data</text:p>
            <text:p text:style-name="P13"/>
            <text:p text:style-name="P11"><text:span text:style-name="T4">[0] </text:span><text:span text:style-name="T4">Pin</text:span><text:span text:style-name="T4"> </text:span><text:span text:style-name="T4">P</text:span><text:span text:style-name="T4">2.1</text:span></text:p>
            <text:p text:style-name="P11"><text:span text:style-name="T4">[1] </text:span><text:span text:style-name="T4">duty</text:span><text:span text:style-name="T4"> </text:span><text:span text:style-name="T4">cycle</text:span><text:span text:style-name="T4"> (7.5% ~ 1.5</text:span><text:span text:style-name="T4">ms</text:span><text:span text:style-name="T4">)*</text:span></text:p>
          </table:table-cell>
          <table:table-cell table:style-name="Tabelle37.A1" office:value-type="string">
            <text:p text:style-name="P12">CRC</text:p>
          </table:table-cell>
        </table:table-row>
      </table:table>
      <text:p text:style-name="P2"/>
      <text:p text:style-name="P11">*)<text:tab/>Period is set to 20ms</text:p>
      <text:p text:style-name="P8">1.5ms is 7.5% of 20ms</text:p>
      <text:p text:style-name="P8"><text:soft-page-break/>100% duty cycle equals 0xFF (255)</text:p>
      <text:p text:style-name="P8">Thus, 1% equals 2.55, and 7.5% equals 19.125 (~0x13)</text:p>
      <text:p text:style-name="P2"/>
      <text:p text:style-name="P2"/>
      <text:p text:style-name="P2">Result received from MCU <text:span text:style-name="T7">on</text:span><text:span text:style-name="T7"> </text:span><text:span text:style-name="T7">Success</text:span></text:p>
      <table:table table:name="Tabelle38" table:style-name="Tabelle38">
        <table:table-column table:style-name="Tabelle38.A"/>
        <table:table-column table:style-name="Tabelle38.B"/>
        <table:table-column table:style-name="Tabelle38.C"/>
        <table:table-column table:style-name="Tabelle38.D"/>
        <table:table-column table:style-name="Tabelle38.E"/>
        <table:table-row>
          <table:table-cell table:style-name="Tabelle38.A1" office:value-type="string">
            <text:p text:style-name="P11"><text:span text:style-name="T3">0</text:span><text:span text:style-name="T3">x</text:span><text:span text:style-name="T3">2</text:span><text:span text:style-name="T3">B</text:span></text:p>
          </table:table-cell>
          <table:table-cell table:style-name="Tabelle38.A1" office:value-type="string">
            <text:p text:style-name="P11"><text:span text:style-name="T3">0</text:span><text:span text:style-name="T3">x</text:span><text:span text:style-name="T3">05</text:span></text:p>
          </table:table-cell>
          <table:table-cell table:style-name="Tabelle38.A1" office:value-type="string">
            <text:p text:style-name="P11"><text:span text:style-name="T3">0</text:span><text:span text:style-name="T3">x</text:span><text:span text:style-name="T3">01</text:span></text:p>
          </table:table-cell>
          <table:table-cell table:style-name="Tabelle38.A1" office:value-type="string">
            <text:p text:style-name="P11"><text:span text:style-name="T3">0</text:span><text:span text:style-name="T3">x</text:span><text:span text:style-name="T3">01</text:span></text:p>
          </table:table-cell>
          <table:table-cell table:style-name="Tabelle38.A1" office:value-type="string">
            <text:p text:style-name="P11"><text:span text:style-name="T3">0</text:span><text:span text:style-name="T3">x</text:span><text:span text:style-name="T3">07</text:span></text:p>
          </table:table-cell>
        </table:table-row>
        <table:table-row>
          <table:table-cell table:style-name="Tabelle38.A1" office:value-type="string">
            <text:p text:style-name="P11"><text:span text:style-name="T3">Start</text:span><text:span text:style-name="T3"> </text:span><text:span text:style-name="T3">of</text:span><text:span text:style-name="T3"> </text:span><text:span text:style-name="T3">packet</text:span></text:p>
            <text:p text:style-name="P12"/>
            <text:p text:style-name="P13">+</text:p>
          </table:table-cell>
          <table:table-cell table:style-name="Tabelle38.A1" office:value-type="string">
            <text:p text:style-name="P11"><text:span text:style-name="T3">Packet</text:span><text:span text:style-name="T3"> </text:span><text:span text:style-name="T3">length</text:span></text:p>
            <text:p text:style-name="P12"/>
            <text:p text:style-name="P11"><text:span text:style-name="T4">5 </text:span><text:span text:style-name="T4">Bytes</text:span></text:p>
          </table:table-cell>
          <table:table-cell table:style-name="Tabelle38.A1" office:value-type="string">
            <text:p text:style-name="P11"><text:span text:style-name="T3">Packet</text:span><text:span text:style-name="T3"> </text:span><text:span text:style-name="T3">type</text:span></text:p>
            <text:p text:style-name="P12"/>
            <text:p text:style-name="P11"><text:span text:style-name="T4">STATUS</text:span><text:span text:style-name="T4"> / </text:span><text:span text:style-name="T4">ERROR</text:span></text:p>
          </table:table-cell>
          <table:table-cell table:style-name="Tabelle38.A1" office:value-type="string">
            <text:p text:style-name="P12">Data</text:p>
            <text:p text:style-name="P13"/>
            <text:p text:style-name="P11"><text:span text:style-name="T4">[0] </text:span><text:span text:style-name="T4">ACK</text:span></text:p>
          </table:table-cell>
          <table:table-cell table:style-name="Tabelle38.A1" office:value-type="string">
            <text:p text:style-name="P12">CRC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/>
    <style:font-face style:name="Georgia" svg:font-family="Georgia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847cm" fo:margin-bottom="0.212cm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.54cm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/>
    <meta:initial-creator/>
    <meta:editing-cycles>2</meta:editing-cycles>
    <dc:date>2012-07-21T00:12:46</dc:date>
    <meta:editing-duration>P0D</meta:editing-duration>
    <meta:document-statistic meta:table-count="39" meta:image-count="0" meta:object-count="0" meta:page-count="12" meta:paragraph-count="578" meta:word-count="1237" meta:character-count="6042" meta:non-whitespace-character-count="5375"/>
  </office:meta>
</office:document-meta>
</file>